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family-generic="modern" style:font-pitch="fixed"/>
    <style:font-face style:name="FreeMono" svg:font-family="FreeMon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FreeSans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FreeMono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FreeMono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FreeMono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FreeMono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FreeMono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Mono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FreeMono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FreeMono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Mono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FreeMono"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FreeMono" fo:font-size="11pt" fo:language="en" fo:country="US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FreeMono" fo:font-size="11pt" fo:language="en" fo:country="US" style:font-size-asian="11pt" style:font-size-complex="11pt"/>
    </style:style>
    <style:style style:name="P21" style:family="paragraph" style:parent-style-name="Standard">
      <style:text-properties style:font-name="FreeMono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FreeMono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FreeMono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FreeMono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FreeMono" fo:font-size="11pt" fo:language="en" fo:country="US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FreeMono" fo:font-size="11pt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FreeMono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FreeMono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break-before="page"/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 fo:break-before="page"/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FreeMono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Table_20_Contents">
      <style:paragraph-properties fo:text-align="center" style:justify-single-word="false"/>
      <style:text-properties style:font-name="FreeMono" fo:font-size="11pt" style:font-size-asian="11pt" style:font-size-complex="11pt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FreeMono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FreeMono" fo:font-size="11pt" fo:font-weight="bol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FreeMono" fo:font-size="11pt" style:text-underline-style="none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FreeMono" fo:font-size="11pt" style:text-underline-style="none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FreeMono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FreeMono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43" style:family="paragraph" style:parent-style-name="List_20_Paragraph" style:list-style-name="WWNum15">
      <style:paragraph-properties fo:text-align="justify" style:justify-single-word="false"/>
      <style:text-properties style:font-name="FreeMono" fo:font-size="11pt" fo:language="en" fo:country="US" style:font-size-asian="11pt" style:font-size-complex="11pt"/>
    </style:style>
    <style:style style:name="P44" style:family="paragraph" style:parent-style-name="List_20_Paragraph" style:list-style-name="WWNum15">
      <style:text-properties style:font-name="FreeMono" fo:font-size="11pt" fo:language="en" fo:country="US" style:font-size-asian="11pt" style:font-size-complex="11pt"/>
    </style:style>
    <style:style style:name="P45" style:family="paragraph" style:parent-style-name="List_20_Paragraph" style:list-style-name="WWNum16">
      <style:paragraph-properties fo:text-align="justify" style:justify-single-word="false"/>
      <style:text-properties style:font-name="FreeMono" fo:font-size="11pt" style:font-size-asian="11pt" style:font-size-complex="11pt"/>
    </style:style>
    <style:style style:name="P46" style:family="paragraph" style:parent-style-name="List_20_Paragraph" style:list-style-name="WWNum16">
      <style:text-properties style:font-name="FreeMono" fo:font-size="11pt" style:font-size-asian="11pt" style:font-size-complex="11pt"/>
    </style:style>
    <style:style style:name="P47" style:family="paragraph" style:parent-style-name="List_20_Paragraph" style:list-style-name="WWNum16">
      <style:paragraph-properties fo:text-align="justify" style:justify-single-word="false"/>
      <style:text-properties style:font-name="FreeMono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осковский авиационный институт</text:p>
      <text:p text:style-name="P1">(национальный исследовательский университет)</text:p>
      <text:p text:style-name="P2"/>
      <text:p text:style-name="P2">Факультет прикладной математики и физики</text:p>
      <text:p text:style-name="P2">Кафедра вычислительной математики и программирования</text:p>
      <text:p text:style-name="P2"/>
      <text:p text:style-name="P2"/>
      <text:p text:style-name="P2">Лабораторные работы по курсу «Объектно-ориентированное</text:p>
      <text:p text:style-name="P2">программирование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Студент: Панарин Р. В.</text:p>
      <text:p text:style-name="P3">Преподаватель: Поповкин А. В.</text:p>
      <text:p text:style-name="P3">Группа: О8-208Б-17</text:p>
      <text:p text:style-name="P3">Вариант: 20</text:p>
      <text:p text:style-name="P7"><text:s text:c="24"/></text:p>
      <text:p text:style-name="P7"/>
      <text:p text:style-name="P7"><text:s text:c="18"/></text:p>
      <text:p text:style-name="P33">Оценки за лабораторные работы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1</text:p>
          </table:table-cell>
          <table:table-cell table:style-name="Table1.B1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2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3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4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5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6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7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8</text:p>
          </table:table-cell>
          <table:table-cell table:style-name="Table1.B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4">9</text:p>
          </table:table-cell>
          <table:table-cell table:style-name="Table1.B2" office:value-type="string">
            <text:p text:style-name="P34"/>
          </table:table-cell>
        </table:table-row>
      </table:table>
      <text:p text:style-name="P7"/>
      <text:p text:style-name="P30">Лабораторная работа №1</text:p>
      <text:p text:style-name="P10"/>
      <text:p text:style-name="P8"><text:span text:style-name="T1">Задача:</text:span> Необходимо спроектировать и запрограммировать на языке С++ классы фигур, согласно варианту задания.</text:p>
      <text:p text:style-name="P8"/>
      <text:p text:style-name="P8">Классы должны удовлетворять следующим правилам:</text:p>
      <text:p text:style-name="P8">• Должны иметь общий родительский класс Figure.</text:p>
      <text:p text:style-name="P8">• Должны иметь общий виртуальный метод Print, печатающий параметры фи-</text:p>
      <text:p text:style-name="P8">гуры и ее тип в стандартный поток вывода cout.</text:p>
      <text:p text:style-name="P8">• Должны иметь общий виртуальный метод расчета площади фигуры — Square.</text:p>
      <text:p text:style-name="P8">• Должны иметь конструктор, считывающий значения основных параметров фи-</text:p>
      <text:p text:style-name="P8">гуры из стандартного потока cin.</text:p>
      <text:p text:style-name="P8">• Должны быть расположены в раздельных файлах: отдельно заголовки (.h),</text:p>
      <text:p text:style-name="P8">отдельно описание методов (.cpp).</text:p>
      <text:p text:style-name="P8"/>
      <text:p text:style-name="P8">Фигуры: трапеция, ромб, 5-угольник.</text:p>
      <text:p text:style-name="P10"/>
      <text:p text:style-name="P10">Исходный код:</text:p>
      <text:p text:style-name="P11">figure.h</text:p>
      <text:p text:style-name="P4">#ifndef _FIGURE_H_</text:p>
      <text:p text:style-name="P4">#define _FIGURE_H_</text:p>
      <text:p text:style-name="P4"/>
      <text:p text:style-name="P4">#include &lt;iostream&gt;</text:p>
      <text:p text:style-name="P4"/>
      <text:p text:style-name="P4">class Figure {</text:p>
      <text:p text:style-name="P4"><text:tab/>public:</text:p>
      <text:p text:style-name="P4"><text:tab/><text:tab/>virtual std::ostream&amp; print(std::ostream &amp;os) const = 0;</text:p>
      <text:p text:style-name="P4"><text:tab/><text:tab/>virtual double square() = 0;</text:p>
      <text:p text:style-name="P4"/>
      <text:p text:style-name="P4"><text:tab/><text:tab/>friend std::ostream&amp; operator&lt;&lt;(std::ostream &amp;os, const Figure&amp; f);</text:p>
      <text:p text:style-name="P4">};</text:p>
      <text:p text:style-name="P4"/>
      <text:p text:style-name="P4">#endif</text:p>
      <text:p text:style-name="P4"/>
      <text:p text:style-name="P11">eight.h</text:p>
      <text:p text:style-name="P14">#ifndef EIGHT_H</text:p>
      <text:p text:style-name="P14">#define EIGHT_H</text:p>
      <text:p text:style-name="P14"/>
      <text:p text:style-name="P14">#include "figure.h"</text:p>
      <text:p text:style-name="P14"/>
      <text:p text:style-name="P14">class Eight : public Figure {</text:p>
      <text:p text:style-name="P14"><text:tab/>public:</text:p>
      <text:p text:style-name="P14"><text:tab/><text:tab/>Eight();</text:p>
      <text:p text:style-name="P14"><text:tab/><text:tab/>Eight(std::istream&amp; is);</text:p>
      <text:p text:style-name="P14"/>
      <text:p text:style-name="P14"><text:tab/><text:tab/>double square();</text:p>
      <text:p text:style-name="P14"><text:tab/><text:tab/>std::ostream&amp; print(std::ostream &amp;os) const;</text:p>
      <text:p text:style-name="P14"/>
      <text:p text:style-name="P14"/>
      <text:p text:style-name="P14"><text:tab/>private:</text:p>
      <text:p text:style-name="P14"><text:tab/><text:tab/>int side;</text:p>
      <text:p text:style-name="P14">};</text:p>
      <text:p text:style-name="P14"/>
      <text:p text:style-name="P14">#endif</text:p>
      <text:p text:style-name="P14"/>
      <text:p text:style-name="P11"><text:soft-page-break/>eight.cpp</text:p>
      <text:p text:style-name="P14">#include &lt;cmath&gt;</text:p>
      <text:p text:style-name="P14">#include "eight.h"</text:p>
      <text:p text:style-name="P14"/>
      <text:p text:style-name="P14">double Eight::square() {</text:p>
      <text:p text:style-name="P14"><text:tab/>double res = 2 * side * side * (1 + sqrt(2.0));</text:p>
      <text:p text:style-name="P14"/>
      <text:p text:style-name="P14"><text:tab/>return res;</text:p>
      <text:p text:style-name="P14">}</text:p>
      <text:p text:style-name="P14"/>
      <text:p text:style-name="P14">Eight::Eight() : Eight(std::cin) {</text:p>
      <text:p text:style-name="P14"/>
      <text:p text:style-name="P14">}</text:p>
      <text:p text:style-name="P14"/>
      <text:p text:style-name="P14">std::ostream&amp; Eight::print(std::ostream &amp;os) const {</text:p>
      <text:p text:style-name="P14"><text:tab/>std::cout &lt;&lt; "Eight: " &lt;&lt; side &lt;&lt; std::endl;</text:p>
      <text:p text:style-name="P14"><text:tab/>return os;</text:p>
      <text:p text:style-name="P14">}</text:p>
      <text:p text:style-name="P14"/>
      <text:p text:style-name="P14">Eight::Eight(std::istream&amp; is) {</text:p>
      <text:p text:style-name="P14"><text:tab/>std::cout &lt;&lt; "Enter eight-angle side: ";</text:p>
      <text:p text:style-name="P14"><text:tab/>std::cin <text:s/>&gt;&gt; side;</text:p>
      <text:p text:style-name="P14">}</text:p>
      <text:p text:style-name="P14"/>
      <text:p text:style-name="P11">square.h</text:p>
      <text:p text:style-name="P14">#ifndef SQUARE_H</text:p>
      <text:p text:style-name="P14">#define SQUARE_H</text:p>
      <text:p text:style-name="P14"/>
      <text:p text:style-name="P14">#include "figure.h"</text:p>
      <text:p text:style-name="P14"/>
      <text:p text:style-name="P14">class Square : public Figure {</text:p>
      <text:p text:style-name="P14"><text:tab/>public:</text:p>
      <text:p text:style-name="P14"><text:tab/><text:tab/>Square();</text:p>
      <text:p text:style-name="P14"><text:tab/><text:tab/>Square(int side);</text:p>
      <text:p text:style-name="P14"><text:tab/><text:tab/>Square(std::istream&amp; is);</text:p>
      <text:p text:style-name="P14"/>
      <text:p text:style-name="P14"><text:tab/><text:tab/>double square();</text:p>
      <text:p text:style-name="P14"><text:tab/><text:tab/>std::ostream&amp; print(std::ostream &amp;os) const;</text:p>
      <text:p text:style-name="P14"><text:tab/>private:</text:p>
      <text:p text:style-name="P14"><text:tab/><text:tab/>double side;</text:p>
      <text:p text:style-name="P14">};</text:p>
      <text:p text:style-name="P14"/>
      <text:p text:style-name="P14">#endif</text:p>
      <text:p text:style-name="P14"/>
      <text:p text:style-name="P11">square.cpp</text:p>
      <text:p text:style-name="P14">#include "square.h"</text:p>
      <text:p text:style-name="P14"/>
      <text:p text:style-name="P14">Square::Square() : Square(std::cin) {</text:p>
      <text:p text:style-name="P14"/>
      <text:p text:style-name="P14">}</text:p>
      <text:p text:style-name="P14"/>
      <text:p text:style-name="P14">Square::Square(int side) {</text:p>
      <text:p text:style-name="P14"><text:tab/>this-&gt;side = side;</text:p>
      <text:p text:style-name="P14">}</text:p>
      <text:p text:style-name="P14"/>
      <text:p text:style-name="P14">Square::Square(std::istream&amp; is) {</text:p>
      <text:p text:style-name="P14"><text:soft-page-break/><text:tab/>std::cout &lt;&lt; "Enter the side: ";</text:p>
      <text:p text:style-name="P14"><text:tab/>is &gt;&gt; side;</text:p>
      <text:p text:style-name="P14">}</text:p>
      <text:p text:style-name="P14"/>
      <text:p text:style-name="P14">double Square::square() {</text:p>
      <text:p text:style-name="P14"><text:tab/>return side * side;</text:p>
      <text:p text:style-name="P14">}</text:p>
      <text:p text:style-name="P14"/>
      <text:p text:style-name="P14">std::ostream&amp; Square::print(std::ostream &amp;os) const {</text:p>
      <text:p text:style-name="P14"><text:tab/>return os &lt;&lt; "Square: " &lt;&lt; side;</text:p>
      <text:p text:style-name="P14">}</text:p>
      <text:p text:style-name="P14"/>
      <text:p text:style-name="P11">trap.h</text:p>
      <text:p text:style-name="P14">#ifndef TRAP_H</text:p>
      <text:p text:style-name="P14">#define TRAP_H</text:p>
      <text:p text:style-name="P14"/>
      <text:p text:style-name="P14">#include "figure.h"</text:p>
      <text:p text:style-name="P14"/>
      <text:p text:style-name="P14">class Trap : public Figure {</text:p>
      <text:p text:style-name="P14"><text:tab/>public:</text:p>
      <text:p text:style-name="P14"><text:tab/><text:tab/>Trap ();</text:p>
      <text:p text:style-name="P14"><text:tab/><text:tab/>Trap (std::istream&amp; is);</text:p>
      <text:p text:style-name="P14"><text:tab/><text:tab/>Trap (int side, int up, int down);</text:p>
      <text:p text:style-name="P14"/>
      <text:p text:style-name="P14"><text:tab/><text:tab/>double square();</text:p>
      <text:p text:style-name="P14"><text:tab/><text:tab/>std::ostream&amp; print(std::ostream &amp;os) const;</text:p>
      <text:p text:style-name="P14"/>
      <text:p text:style-name="P14"><text:tab/><text:tab/>Trap&amp; operator=(Trap&amp; r);</text:p>
      <text:p text:style-name="P14"><text:tab/><text:tab/>bool <text:s/>operator==(Trap&amp; r);</text:p>
      <text:p text:style-name="P14"/>
      <text:p text:style-name="P14"><text:tab/>private:</text:p>
      <text:p text:style-name="P14"><text:tab/><text:tab/>int side, up, down;</text:p>
      <text:p text:style-name="P14">};</text:p>
      <text:p text:style-name="P14"/>
      <text:p text:style-name="P14">#endif</text:p>
      <text:p text:style-name="P14"/>
      <text:p text:style-name="P11">trap.cpp</text:p>
      <text:p text:style-name="P4">#include &lt;cmath&gt;</text:p>
      <text:p text:style-name="P4">#include "trap.h"</text:p>
      <text:p text:style-name="P4"/>
      <text:p text:style-name="P4">Trap::Trap() : Trap(std::cin){</text:p>
      <text:p text:style-name="P4"/>
      <text:p text:style-name="P4">}</text:p>
      <text:p text:style-name="P4"/>
      <text:p text:style-name="P4">Trap::Trap(int side, int up, int down) {</text:p>
      <text:p text:style-name="P4"><text:tab/>this-&gt;side = side;</text:p>
      <text:p text:style-name="P4"><text:tab/>this-&gt;up <text:s text:c="2"/>= up;</text:p>
      <text:p text:style-name="P4"><text:tab/>this-&gt;down = down;</text:p>
      <text:p text:style-name="P4">}</text:p>
      <text:p text:style-name="P4"/>
      <text:p text:style-name="P4">Trap::Trap(std::istream&amp; is) {</text:p>
      <text:p text:style-name="P4"><text:tab/>std::cout &lt;&lt; "Enter side, up &amp; down: ";</text:p>
      <text:p text:style-name="P4"><text:tab/>is &gt;&gt; side &gt;&gt; up &gt;&gt; down;</text:p>
      <text:p text:style-name="P4">}</text:p>
      <text:p text:style-name="P4"/>
      <text:p text:style-name="P4">std::ostream&amp; Trap::print(std::ostream &amp;os) const {</text:p>
      <text:p text:style-name="P4"><text:soft-page-break/><text:tab/>os &lt;&lt; "Trap: " &lt;&lt; side &lt;&lt; " " &lt;&lt; up &lt;&lt; " " &lt;&lt; down;</text:p>
      <text:p text:style-name="P4"/>
      <text:p text:style-name="P4"><text:tab/>return os;</text:p>
      <text:p text:style-name="P4">}</text:p>
      <text:p text:style-name="P4"/>
      <text:p text:style-name="P4">double Trap::square() {</text:p>
      <text:p text:style-name="P4"><text:tab/>return 0;</text:p>
      <text:p text:style-name="P4">}</text:p>
      <text:p text:style-name="P4"/>
      <text:p text:style-name="P4">Trap&amp; Trap::operator=(Trap&amp; r) {</text:p>
      <text:p text:style-name="P4"><text:tab/>this-&gt;side = r.side;</text:p>
      <text:p text:style-name="P4"><text:tab/>this-&gt;up <text:s text:c="2"/>= r.up;</text:p>
      <text:p text:style-name="P4"><text:tab/>this-&gt;down = r.down;</text:p>
      <text:p text:style-name="P4"/>
      <text:p text:style-name="P4"><text:tab/>return r;</text:p>
      <text:p text:style-name="P4">}</text:p>
      <text:p text:style-name="P4">bool Trap::operator==(Trap&amp; r) {</text:p>
      <text:p text:style-name="P4"><text:tab/>return (side == r.side) &amp;&amp; (up == r.up) &amp;&amp; (down == r.down);</text:p>
      <text:p text:style-name="P4">}</text:p>
      <text:p text:style-name="P10"/>
      <text:p text:style-name="P10">Результат работы:</text:p>
      <text:p text:style-name="P10"/>
      <text:p text:style-name="P4"/>
      <text:p text:style-name="P4">Enter three sides: 3 3 4</text:p>
      <text:p text:style-name="P4">Enter side, up &amp; down: 2 2 2.236</text:p>
      <text:p text:style-name="P4">Enter the side: 1</text:p>
      <text:p text:style-name="P4">Triangle: 3 3 3 S = 4.472</text:p>
      <text:p text:style-name="P4">Trap: 2 2 3 S = 6</text:p>
      <text:p text:style-name="P4">Square: 1 S = 1</text:p>
      <text:p text:style-name="P18"/>
      <text:p text:style-name="P4"><text:span text:style-name="T6">Лабораторная работа </text:span><text:span text:style-name="T6">№</text:span><text:span text:style-name="T6">2</text:span></text:p>
      <text:p text:style-name="P17"/>
      <text:p text:style-name="P15"><text:span text:style-name="T1">Задача:</text:span> Необходимо спроектировать и запрограммировать на языке С++ класс-</text:p>
      <text:p text:style-name="P15">контейнер первого уровная, содержащий одну фигуру, согласно варианту задания.</text:p>
      <text:p text:style-name="P15">Классы должны удовлетворять следующим правилам:</text:p>
      <text:p text:style-name="P15">• Требования к классу фигуры аналогичны требованиям из лабораторной работы 1.</text:p>
      <text:p text:style-name="P15">• Классы фигур должны иметь переопределенный оператор вывода в поток std::ostream(«).</text:p>
      <text:p text:style-name="P15"/>
      <text:p text:style-name="P15">Оператор должен распечатывать параметры фигуры.</text:p>
      <text:p text:style-name="P15">• Классы фигур должны иметь переопределенный оператор ввода фигуры из</text:p>
      <text:p text:style-name="P15">потока std::istream(»). Оператор должен вводить параметры фигуры.</text:p>
      <text:p text:style-name="P15">• Классы фигур должны иметь операторы копирования (=).</text:p>
      <text:p text:style-name="P15">• Классы фигур должны иметь операторы сравнения с такими же фигурами (==).</text:p>
      <text:p text:style-name="P15">• Класс-контейнер должен содержать объекты фигур "по значению"(не по ссылке).</text:p>
      <text:p text:style-name="P15">• Класс-контейнер должен иметь метод по добавлению фигуры в контейнер.</text:p>
      <text:p text:style-name="P15">• Класс-контейнер должен иметь методы по получению фигуры из контейнера.</text:p>
      <text:p text:style-name="P15">• Класс-контейнер должен иметь метод по удалению фигуры из контейнера.</text:p>
      <text:p text:style-name="P15">• Класс-контейнер должен иметь перегруженный оператор по выводу контейнера</text:p>
      <text:p text:style-name="P15">в поток std::ostream(«).</text:p>
      <text:p text:style-name="P15">• Класс-контейнер должен иметь деструктор, удаляющий все элементы контей-</text:p>
      <text:p text:style-name="P15"><text:soft-page-break/>нера.</text:p>
      <text:p text:style-name="P15">• Классы должны быть расположены в раздельных файлах: отдельно заголовки</text:p>
      <text:p text:style-name="P15">(.h), отдельно описание методов (.cpp).</text:p>
      <text:p text:style-name="P15"/>
      <text:p text:style-name="P15">Фигура: трапеция.</text:p>
      <text:p text:style-name="P5"><text:span text:style-name="T5">Контейнер: </text:span><text:span text:style-name="T5">N-дерево.</text:span></text:p>
      <text:p text:style-name="P17"/>
      <text:p text:style-name="P37">Исходный код:</text:p>
      <text:p text:style-name="P10"/>
      <text:p text:style-name="P4">#ifndef TREE_CONT</text:p>
      <text:p text:style-name="P4">#define TREE_CONT</text:p>
      <text:p text:style-name="P4"/>
      <text:p text:style-name="P4">#include &lt;iostream&gt;</text:p>
      <text:p text:style-name="P4">#include &lt;memory&gt;</text:p>
      <text:p text:style-name="P4">#include "titerator.h"</text:p>
      <text:p text:style-name="P4">#include "ntree.h"</text:p>
      <text:p text:style-name="P4"/>
      <text:p text:style-name="P4">class TreeCont {</text:p>
      <text:p text:style-name="P4"><text:tab/>public:</text:p>
      <text:p text:style-name="P4"><text:tab/><text:tab/>TreeCont (Square val);</text:p>
      <text:p text:style-name="P4"><text:tab/><text:tab/>~TreeCont();</text:p>
      <text:p text:style-name="P4"><text:tab/><text:tab/>void add(Square val, int *path);</text:p>
      <text:p text:style-name="P4"><text:tab/><text:tab/>void del(int *path);</text:p>
      <text:p text:style-name="P4"><text:tab/><text:tab/>Square get_val(int *path);</text:p>
      <text:p text:style-name="P4"><text:tab/><text:tab/>TIterator&lt;Ntree&lt;T&gt;,T&gt; begin();</text:p>
      <text:p text:style-name="P4"><text:tab/><text:tab/>TIterator&lt;Ntree&lt;T&gt;,T&gt; end <text:s/>();<text:tab/></text:p>
      <text:p text:style-name="P4"><text:tab/><text:tab/>std::ostream&amp; print(std::ostream&amp; os);</text:p>
      <text:p text:style-name="P4"><text:tab/>private:<text:tab/></text:p>
      <text:p text:style-name="P4"><text:tab/><text:tab/>Ntree&lt;T&gt; *head;</text:p>
      <text:p text:style-name="P4">};</text:p>
      <text:p text:style-name="P4"/>
      <text:p text:style-name="P4">#endif</text:p>
      <text:p text:style-name="P4"/>
      <text:p text:style-name="P4">#include "tree_cont.h"</text:p>
      <text:p text:style-name="P4">#include "ntree.h"</text:p>
      <text:p text:style-name="P4">TreeCont::TreeCont(Square val) {</text:p>
      <text:p text:style-name="P4"><text:tab/>head = new Ntree(val);</text:p>
      <text:p text:style-name="P4">}</text:p>
      <text:p text:style-name="P4">TreeCont::TreeCont(Square val) {</text:p>
      <text:p text:style-name="P4"><text:tab/>head = new Ntree(val);</text:p>
      <text:p text:style-name="P4">}</text:p>
      <text:p text:style-name="P4">void TreeCont::add(Square val, int *path) {</text:p>
      <text:p text:style-name="P4"><text:tab/>if (head)</text:p>
      <text:p text:style-name="P4"><text:tab/><text:tab/>head-&gt;add(val, path);</text:p>
      <text:p text:style-name="P4"><text:tab/>else</text:p>
      <text:p text:style-name="P4"><text:tab/><text:tab/>head = new Ntree(val);</text:p>
      <text:p text:style-name="P4">}</text:p>
      <text:p text:style-name="P4">void TreeCont::del(int *path) {</text:p>
      <text:p text:style-name="P4"><text:tab/>if (head)</text:p>
      <text:p text:style-name="P4"><text:tab/><text:tab/>head-&gt;del(path);</text:p>
      <text:p text:style-name="P4">}</text:p>
      <text:p text:style-name="P4">std::shared_ptr TreeCont::get_val(int *path) {</text:p>
      <text:p text:style-name="P4"><text:tab/>return nullptr;</text:p>
      <text:p text:style-name="P4">}</text:p>
      <text:p text:style-name="P4">std::ostream&amp; TreeCont::print(std::ostream&amp; os) {</text:p>
      <text:p text:style-name="P4"><text:tab/>return head-&gt;print(os, 0);</text:p>
      <text:p text:style-name="P4"><text:soft-page-break/>}</text:p>
      <text:p text:style-name="P4"/>
      <text:p text:style-name="P4">#include "ntree.h"</text:p>
      <text:p text:style-name="P4">Ntree::Ntree() {</text:p>
      <text:p text:style-name="P4"><text:tab/>rsz = 0;</text:p>
      <text:p text:style-name="P4"><text:tab/>noc = 0;</text:p>
      <text:p text:style-name="P4"><text:tab/>ch <text:s/>= NULL;</text:p>
      <text:p text:style-name="P4"><text:tab/>par = NULL;</text:p>
      <text:p text:style-name="P4"><text:tab/>crn = 0;</text:p>
      <text:p text:style-name="P4">}</text:p>
      <text:p text:style-name="P4">void Ntree::del(int *path) {</text:p>
      <text:p text:style-name="P4"><text:tab/>Ntree *ptr = this;</text:p>
      <text:p text:style-name="P4"/>
      <text:p text:style-name="P4"><text:tab/>if (path) {</text:p>
      <text:p text:style-name="P4"><text:tab/><text:tab/>while (*path &gt;= 0 &amp;&amp; *(path + 1) &gt;= 0) {</text:p>
      <text:p text:style-name="P4"><text:tab/><text:tab/><text:tab/>ptr = ptr-&gt;ch[*path];</text:p>
      <text:p text:style-name="P4"><text:tab/><text:tab/><text:tab/>path++;</text:p>
      <text:p text:style-name="P4"><text:tab/><text:tab/>}</text:p>
      <text:p text:style-name="P4"><text:tab/>}</text:p>
      <text:p text:style-name="P4"/>
      <text:p text:style-name="P4"><text:tab/>std::cout &lt;&lt; "deleting " &lt;&lt; *(path) &lt;&lt; "\n";</text:p>
      <text:p text:style-name="P4"><text:tab/>delete ptr-&gt;ch[*(path)];</text:p>
      <text:p text:style-name="P4"><text:tab/>ptr-&gt;ch[*(path)] = NULL;</text:p>
      <text:p text:style-name="P4">}</text:p>
      <text:p text:style-name="P4"/>
      <text:p text:style-name="P4">Ntree::Ntree(</text:p>
      <text:p text:style-name="P4"><text:tab/>Square val</text:p>
      <text:p text:style-name="P4">) : Ntree() {</text:p>
      <text:p text:style-name="P4"><text:tab/>this-&gt;val = val;</text:p>
      <text:p text:style-name="P4">}</text:p>
      <text:p text:style-name="P4"/>
      <text:p text:style-name="P4">Ntree::Ntree(</text:p>
      <text:p text:style-name="P4"><text:tab/>std::shared_ptr&amp;&amp; val</text:p>
      <text:p text:style-name="P4">) : Ntree() {</text:p>
      <text:p text:style-name="P4"><text:tab/>this-&gt;val = val;</text:p>
      <text:p text:style-name="P4">}</text:p>
      <text:p text:style-name="P4">Ntree::~Ntree() {</text:p>
      <text:p text:style-name="P4"><text:tab/>for (int i = 0; i &lt; noc; ++i)</text:p>
      <text:p text:style-name="P4"><text:tab/><text:tab/>delete ch[i];</text:p>
      <text:p text:style-name="P4"/>
      <text:p text:style-name="P4"><text:tab/>delete [] ch;</text:p>
      <text:p text:style-name="P4">}</text:p>
      <text:p text:style-name="P4">std::shared_ptr Ntree::get_val(int *path) {</text:p>
      <text:p text:style-name="P4"><text:tab/>std::shared_ptr res = nullptr;</text:p>
      <text:p text:style-name="P4"><text:tab/></text:p>
      <text:p text:style-name="P4"><text:tab/>if (!path)</text:p>
      <text:p text:style-name="P4"><text:tab/><text:tab/>res = val;</text:p>
      <text:p text:style-name="P4"><text:tab/><text:tab/></text:p>
      <text:p text:style-name="P4"><text:tab/>return res;</text:p>
      <text:p text:style-name="P4">}</text:p>
      <text:p text:style-name="P4">std::ostream&amp; Ntree::print(std::ostream&amp; os, int depth) {</text:p>
      <text:p text:style-name="P4"><text:tab/>for (int i = 0; i &lt; depth; ++i)</text:p>
      <text:p text:style-name="P4"><text:tab/><text:tab/>os &lt;&lt; " ";<text:tab/><text:tab/></text:p>
      <text:p text:style-name="P4"><text:tab/>if (val)</text:p>
      <text:p text:style-name="P4"><text:tab/><text:tab/>os &lt;&lt; noc &lt;&lt; " " &lt;&lt; *val &lt;&lt; std::endl;</text:p>
      <text:p text:style-name="P4"><text:tab/>else</text:p>
      <text:p text:style-name="P4"><text:soft-page-break/><text:tab/><text:tab/>os &lt;&lt; "(NULL)\n";</text:p>
      <text:p text:style-name="P4"><text:tab/>for (int i = 0; i &lt; noc; ++i)</text:p>
      <text:p text:style-name="P4"><text:tab/><text:tab/>if (ch &amp;&amp; ch[i]) </text:p>
      <text:p text:style-name="P4"><text:tab/><text:tab/><text:tab/>ch[i]-&gt;print(os, depth + 1);</text:p>
      <text:p text:style-name="P4"><text:tab/>return os;</text:p>
      <text:p text:style-name="P4">}</text:p>
      <text:p text:style-name="P4"/>
      <text:p text:style-name="P4">Ntree *Ntree::getLast() {</text:p>
      <text:p text:style-name="P4"><text:tab/>Ntree *res = this;</text:p>
      <text:p text:style-name="P4"><text:tab/></text:p>
      <text:p text:style-name="P4"><text:tab/>while (res-&gt;noc &gt; 0) </text:p>
      <text:p text:style-name="P4"><text:tab/><text:tab/>res = res-&gt;ch[res-&gt;noc - 1];</text:p>
      <text:p text:style-name="P4"><text:tab/></text:p>
      <text:p text:style-name="P4"><text:tab/>return res;</text:p>
      <text:p text:style-name="P4">}</text:p>
      <text:p text:style-name="P4"/>
      <text:p text:style-name="P4"><text:s/>Ntree *Ntree::getNext() {</text:p>
      <text:p text:style-name="P4"><text:tab/>Ntree *ptr = this;</text:p>
      <text:p text:style-name="P4"><text:tab/></text:p>
      <text:p text:style-name="P4"><text:tab/>if (noc &amp;&amp; ch &amp;&amp; crn &gt;= 0 &amp;&amp; crn &lt; noc) {</text:p>
      <text:p text:style-name="P4"><text:tab/><text:tab/>ptr = ch[crn];</text:p>
      <text:p text:style-name="P4"><text:tab/><text:tab/>crn++;</text:p>
      <text:p text:style-name="P4"><text:tab/>}</text:p>
      <text:p text:style-name="P4"><text:tab/>else if (par)</text:p>
      <text:p text:style-name="P4"><text:tab/><text:tab/>ptr = par-&gt;getNext();</text:p>
      <text:p text:style-name="P4"><text:tab/>else</text:p>
      <text:p text:style-name="P4"><text:tab/><text:tab/>ptr = nullptr;</text:p>
      <text:p text:style-name="P4"><text:tab/><text:tab/></text:p>
      <text:p text:style-name="P4"><text:tab/>return ptr;</text:p>
      <text:p text:style-name="P4">}</text:p>
      <text:p text:style-name="P4"/>
      <text:p text:style-name="P4">void Ntree::add_child(Square val) {</text:p>
      <text:p text:style-name="P4"><text:tab/>if (noc &gt;= rsz - 1) {</text:p>
      <text:p text:style-name="P4"><text:tab/><text:tab/>int <text:s text:c="3"/>drsz = (rsz + 1) * 2;</text:p>
      <text:p text:style-name="P4"><text:tab/><text:tab/>Ntree **nptr = new Ntree *[drsz];</text:p>
      <text:p text:style-name="P4"><text:tab/><text:tab/></text:p>
      <text:p text:style-name="P4"><text:tab/><text:tab/>if (ch) {</text:p>
      <text:p text:style-name="P4"><text:tab/><text:tab/><text:tab/>for (int i = 0; i &lt; noc; ++i)</text:p>
      <text:p text:style-name="P4"><text:tab/><text:tab/><text:tab/><text:tab/>nptr[i] = ch[i];</text:p>
      <text:p text:style-name="P4"/>
      <text:p text:style-name="P4"><text:tab/><text:tab/><text:tab/>delete [] ch;</text:p>
      <text:p text:style-name="P4"><text:tab/><text:tab/>}</text:p>
      <text:p text:style-name="P4"><text:tab/><text:tab/>rsz = drsz;</text:p>
      <text:p text:style-name="P4"><text:tab/><text:tab/>ch <text:s/>= nptr;</text:p>
      <text:p text:style-name="P4"><text:tab/>}</text:p>
      <text:p text:style-name="P4"/>
      <text:p text:style-name="P4"><text:tab/>ch[noc++] = new Ntree(val);</text:p>
      <text:p text:style-name="P4"><text:tab/>ch[noc - 1]-&gt;par = this;</text:p>
      <text:p text:style-name="P4">}</text:p>
      <text:p text:style-name="P4"/>
      <text:p text:style-name="P4">void Ntree::add(Square val, int *path) {</text:p>
      <text:p text:style-name="P4"><text:tab/>Ntree *ptr = this;</text:p>
      <text:p text:style-name="P4"/>
      <text:p text:style-name="P4"><text:tab/>if (path)</text:p>
      <text:p text:style-name="P4"><text:tab/><text:tab/>while (*path &gt;= 0) {</text:p>
      <text:p text:style-name="P4"><text:tab/><text:tab/><text:tab/>ptr = ptr-&gt;ch[*path];</text:p>
      <text:p text:style-name="P4"><text:soft-page-break/><text:tab/><text:tab/><text:tab/>path++;</text:p>
      <text:p text:style-name="P4"><text:tab/><text:tab/>}</text:p>
      <text:p text:style-name="P4"/>
      <text:p text:style-name="P4"><text:tab/>ptr-&gt;add_child(val);</text:p>
      <text:p text:style-name="P4">}</text:p>
      <text:p text:style-name="P4"/>
      <text:p text:style-name="P4">void Ntree::add(Square val, int *path) {</text:p>
      <text:p text:style-name="P4"><text:tab/>Ntree *ptr = this;</text:p>
      <text:p text:style-name="P4"><text:tab/>if (path)</text:p>
      <text:p text:style-name="P4"><text:tab/><text:tab/>while (*path &gt;= 0) {</text:p>
      <text:p text:style-name="P4"><text:tab/><text:tab/><text:tab/>ptr = ptr-&gt;ch[*path];</text:p>
      <text:p text:style-name="P4"><text:tab/><text:tab/><text:tab/>path++;</text:p>
      <text:p text:style-name="P4"><text:tab/><text:tab/>}</text:p>
      <text:p text:style-name="P4"/>
      <text:p text:style-name="P4"><text:tab/>ptr-&gt;add_child(val);</text:p>
      <text:p text:style-name="P4">}</text:p>
      <text:p text:style-name="P18">Результат работы:</text:p>
      <text:p text:style-name="P14">Square created: 1</text:p>
      <text:p text:style-name="P14">Square created: 2</text:p>
      <text:p text:style-name="P14">Square created: 3</text:p>
      <text:p text:style-name="P14">Square: 1</text:p>
      <text:p text:style-name="P14">| <text:s/>Square: 2</text:p>
      <text:p text:style-name="P14">| <text:s/>| <text:s/>Square: 3</text:p>
      <text:p text:style-name="P14">Square: 1</text:p>
      <text:p text:style-name="P14">Square: 2</text:p>
      <text:p text:style-name="P14">Square: 3</text:p>
      <text:p text:style-name="P18"/>
      <text:p text:style-name="P14"><text:span text:style-name="T1">Лабораторная работа </text:span><text:span text:style-name="T1">№</text:span><text:span text:style-name="T1">3</text:span></text:p>
      <text:p text:style-name="P17"/>
      <text:p text:style-name="P17">Задача:<text:span text:style-name="T2"> Необходимо спроектировать и запрограммировать на языке С++ класс-контейнер первого уровня, содержащий все три фигуры, согласно варианту задания</text:span></text:p>
      <text:p text:style-name="P15"/>
      <text:p text:style-name="P15">Классы должны удовлетворять следующим правилам:</text:p>
      <text:p text:style-name="P15">• Требования к классу фигуры аналогичны требованиям из лабораторной работы 1.</text:p>
      <text:p text:style-name="P15">• Класс-контейнер должен содержать объекты, используя std::shared ptr&lt;...&gt;.</text:p>
      <text:p text:style-name="P15">• Класс-контейнер должен иметь метод по добалению фигуры в контейнер.</text:p>
      <text:p text:style-name="P15">• Класс-контейнер должен иметь методы по получению фигуры из контейнера.</text:p>
      <text:p text:style-name="P15">• Класс-контейнер должен иметь метод по удалению фигуры из контейнера.</text:p>
      <text:p text:style-name="P15">• Класс-контейнер должен иметь перегруженный оператор по выводу контейнера</text:p>
      <text:p text:style-name="P15">в поток ostream.</text:p>
      <text:p text:style-name="P15">• Класс-контейнер должен иметь деструктор, удаляющий все элементы контей-</text:p>
      <text:p text:style-name="P15">нера.</text:p>
      <text:p text:style-name="P15">• Классы должны быть расположены в раздельных файлах: отдельно заголовки</text:p>
      <text:p text:style-name="P15">(.h), отдельно описание методов (.cpp).</text:p>
      <text:p text:style-name="P15"/>
      <text:p text:style-name="P18"><text:span text:style-name="T2">Фигуры: </text:span><text:span text:style-name="T2">трапеция, ромб, 5-угольник.</text:span></text:p>
      <text:p text:style-name="P17"><text:span text:style-name="T2">Контейнер: </text:span><text:span text:style-name="T2">N-дерево.</text:span></text:p>
      <text:p text:style-name="P15"/>
      <text:p text:style-name="P17">Исходный код:</text:p>
      <text:p text:style-name="P15">#include "debug.h"</text:p>
      <text:p text:style-name="P15">#include "tree_cont.h"</text:p>
      <text:p text:style-name="P15">#include "ntree.h"</text:p>
      <text:p text:style-name="P15"><text:soft-page-break/></text:p>
      <text:p text:style-name="P15">TreeCont::TreeCont() : head(nullptr) {</text:p>
      <text:p text:style-name="P15"><text:tab/></text:p>
      <text:p text:style-name="P15">}</text:p>
      <text:p text:style-name="P15">TreeCont::TreeCont(std::shared_ptr&amp;&amp; val) {</text:p>
      <text:p text:style-name="P15"><text:tab/>head = new Ntree(val);</text:p>
      <text:p text:style-name="P15">}</text:p>
      <text:p text:style-name="P15">TreeCont::TreeCont(std::shared_ptr&amp; val) {</text:p>
      <text:p text:style-name="P15"><text:tab/>head = new Ntree(val);</text:p>
      <text:p text:style-name="P15">}</text:p>
      <text:p text:style-name="P15">void TreeCont::add(std::shared_ptr&amp;&amp; val, int *path) {</text:p>
      <text:p text:style-name="P15"><text:tab/>if (head)</text:p>
      <text:p text:style-name="P15"><text:tab/><text:tab/>head-&gt;add(val, path);</text:p>
      <text:p text:style-name="P15"><text:tab/>else</text:p>
      <text:p text:style-name="P15"><text:tab/><text:tab/>head = new Ntree(val);</text:p>
      <text:p text:style-name="P15">}</text:p>
      <text:p text:style-name="P15">void TreeCont::del(int *path) {</text:p>
      <text:p text:style-name="P15"><text:tab/>if (head)</text:p>
      <text:p text:style-name="P15"><text:tab/><text:tab/>head-&gt;del(path);</text:p>
      <text:p text:style-name="P15">}</text:p>
      <text:p text:style-name="P15">std::shared_ptr TreeCont::get_val(int *path) {</text:p>
      <text:p text:style-name="P15"><text:tab/>return nullptr;</text:p>
      <text:p text:style-name="P15">}</text:p>
      <text:p text:style-name="P15">std::ostream&amp; TreeCont::print(std::ostream&amp; os) {</text:p>
      <text:p text:style-name="P15"><text:tab/>return head-&gt;print(os, 0);</text:p>
      <text:p text:style-name="P15">}</text:p>
      <text:p text:style-name="P15">TreeCont::~TreeCont() {</text:p>
      <text:p text:style-name="P15"><text:tab/>DEBUG("Destructor called");</text:p>
      <text:p text:style-name="P15"><text:tab/>delete head;</text:p>
      <text:p text:style-name="P15">}</text:p>
      <text:p text:style-name="P15">#include "debug.h"</text:p>
      <text:p text:style-name="P15">#include "ntree.h"</text:p>
      <text:p text:style-name="P15"/>
      <text:p text:style-name="P15">Ntree::Ntree() {</text:p>
      <text:p text:style-name="P15"><text:tab/>rsz = 0;</text:p>
      <text:p text:style-name="P15"><text:tab/>noc = 0;</text:p>
      <text:p text:style-name="P15"><text:tab/>ch <text:s/>= NULL;</text:p>
      <text:p text:style-name="P15"><text:tab/>par = NULL;</text:p>
      <text:p text:style-name="P15"><text:tab/>crn = 0;</text:p>
      <text:p text:style-name="P15">}</text:p>
      <text:p text:style-name="P15"/>
      <text:p text:style-name="P15">void Ntree::del(int *path) {</text:p>
      <text:p text:style-name="P15"><text:tab/>Ntree *ptr = this;</text:p>
      <text:p text:style-name="P15"/>
      <text:p text:style-name="P15"><text:tab/>if (path) {</text:p>
      <text:p text:style-name="P15"><text:tab/><text:tab/>while (*path &gt;= 0 &amp;&amp; *(path + 1) &gt;= 0) {</text:p>
      <text:p text:style-name="P15"><text:tab/><text:tab/><text:tab/>ptr = ptr-&gt;ch[*path];</text:p>
      <text:p text:style-name="P15"><text:tab/><text:tab/><text:tab/>path++;</text:p>
      <text:p text:style-name="P15"><text:tab/><text:tab/>}</text:p>
      <text:p text:style-name="P15"><text:tab/>}</text:p>
      <text:p text:style-name="P15"/>
      <text:p text:style-name="P15"><text:tab/>std::cout &lt;&lt; "deleting " &lt;&lt; *(path) &lt;&lt; "\n";</text:p>
      <text:p text:style-name="P15"/>
      <text:p text:style-name="P15"><text:tab/>delete ptr-&gt;ch[*(path)];</text:p>
      <text:p text:style-name="P15"/>
      <text:p text:style-name="P15"><text:tab/>ptr-&gt;ch[*(path)] = NULL;</text:p>
      <text:p text:style-name="P15"><text:soft-page-break/>}</text:p>
      <text:p text:style-name="P15"/>
      <text:p text:style-name="P15">Ntree::Ntree(</text:p>
      <text:p text:style-name="P15"><text:tab/>std::shared_ptr&amp; val</text:p>
      <text:p text:style-name="P15">) : Ntree() {</text:p>
      <text:p text:style-name="P15"><text:tab/>this-&gt;val = val;</text:p>
      <text:p text:style-name="P15">}</text:p>
      <text:p text:style-name="P15"/>
      <text:p text:style-name="P15">Ntree::Ntree(</text:p>
      <text:p text:style-name="P15"><text:tab/>std::shared_ptr&amp;&amp; val</text:p>
      <text:p text:style-name="P15">) : Ntree() {</text:p>
      <text:p text:style-name="P15"><text:tab/>this-&gt;val = val;</text:p>
      <text:p text:style-name="P15">}</text:p>
      <text:p text:style-name="P15"/>
      <text:p text:style-name="P15">Ntree::~Ntree() {</text:p>
      <text:p text:style-name="P15"><text:tab/>for (int i = 0; i &lt; noc; ++i)</text:p>
      <text:p text:style-name="P15"><text:tab/><text:tab/>delete ch[i];</text:p>
      <text:p text:style-name="P15"/>
      <text:p text:style-name="P15"><text:tab/>delete [] ch;</text:p>
      <text:p text:style-name="P15">}</text:p>
      <text:p text:style-name="P15"/>
      <text:p text:style-name="P15">std::shared_ptr Ntree::get_val(int *path) {</text:p>
      <text:p text:style-name="P15"><text:tab/>std::shared_ptr res = nullptr;</text:p>
      <text:p text:style-name="P15"><text:tab/></text:p>
      <text:p text:style-name="P15"><text:tab/>if (!path)</text:p>
      <text:p text:style-name="P15"><text:tab/><text:tab/>res = val;</text:p>
      <text:p text:style-name="P15"><text:tab/><text:tab/></text:p>
      <text:p text:style-name="P15"><text:tab/>return res;</text:p>
      <text:p text:style-name="P15">}</text:p>
      <text:p text:style-name="P15"/>
      <text:p text:style-name="P15">std::ostream&amp; Ntree::print(std::ostream&amp; os, int depth) {</text:p>
      <text:p text:style-name="P15"><text:tab/>for (int i = 0; i &lt; depth; ++i)</text:p>
      <text:p text:style-name="P15"><text:tab/><text:tab/>os &lt;&lt; " ";</text:p>
      <text:p text:style-name="P15"><text:tab/><text:tab/></text:p>
      <text:p text:style-name="P15"><text:tab/>if (val)</text:p>
      <text:p text:style-name="P15"><text:tab/><text:tab/>os &lt;&lt; noc &lt;&lt; " " &lt;&lt; *val &lt;&lt; std::endl;</text:p>
      <text:p text:style-name="P15"><text:tab/>else</text:p>
      <text:p text:style-name="P15"><text:tab/><text:tab/>os &lt;&lt; "(NULL)\n";</text:p>
      <text:p text:style-name="P15"><text:tab/><text:tab/></text:p>
      <text:p text:style-name="P15"><text:tab/>for (int i = 0; i &lt; noc; ++i)</text:p>
      <text:p text:style-name="P15"><text:tab/><text:tab/>if (ch &amp;&amp; ch[i]) </text:p>
      <text:p text:style-name="P15"><text:tab/><text:tab/><text:tab/>ch[i]-&gt;print(os, depth + 1);</text:p>
      <text:p text:style-name="P15"><text:tab/><text:tab/><text:tab/></text:p>
      <text:p text:style-name="P15"><text:tab/>return os;</text:p>
      <text:p text:style-name="P15">}</text:p>
      <text:p text:style-name="P15"/>
      <text:p text:style-name="P15">Ntree *Ntree::getLast() {</text:p>
      <text:p text:style-name="P15"><text:tab/>Ntree *res = this;</text:p>
      <text:p text:style-name="P15"><text:tab/></text:p>
      <text:p text:style-name="P15"><text:tab/>while (res-&gt;noc &gt; 0) </text:p>
      <text:p text:style-name="P15"><text:tab/><text:tab/>res = res-&gt;ch[res-&gt;noc - 1];</text:p>
      <text:p text:style-name="P15"><text:tab/></text:p>
      <text:p text:style-name="P15"><text:tab/>return res;</text:p>
      <text:p text:style-name="P15">}</text:p>
      <text:p text:style-name="P15"/>
      <text:p text:style-name="P15"><text:s/>Ntree *Ntree::getNext() {</text:p>
      <text:p text:style-name="P15"><text:soft-page-break/><text:tab/>Ntree *ptr = this;</text:p>
      <text:p text:style-name="P15"><text:tab/></text:p>
      <text:p text:style-name="P15"><text:tab/>if (noc &amp;&amp; ch &amp;&amp; crn &gt;= 0 &amp;&amp; crn &lt; noc) {</text:p>
      <text:p text:style-name="P15"><text:tab/><text:tab/>ptr = ch[crn];</text:p>
      <text:p text:style-name="P15"><text:tab/><text:tab/>crn++;</text:p>
      <text:p text:style-name="P15"><text:tab/>}</text:p>
      <text:p text:style-name="P15"><text:tab/>else if (par)</text:p>
      <text:p text:style-name="P15"><text:tab/><text:tab/>ptr = par-&gt;getNext();</text:p>
      <text:p text:style-name="P15"><text:tab/>else</text:p>
      <text:p text:style-name="P15"><text:tab/><text:tab/>ptr = nullptr;</text:p>
      <text:p text:style-name="P15"><text:tab/><text:tab/></text:p>
      <text:p text:style-name="P15"><text:tab/>return ptr;</text:p>
      <text:p text:style-name="P15">}</text:p>
      <text:p text:style-name="P15"/>
      <text:p text:style-name="P15">void Ntree::add_child(std::shared_ptr&amp; val) {</text:p>
      <text:p text:style-name="P15"><text:tab/>if (noc &gt;= rsz - 1) {</text:p>
      <text:p text:style-name="P15"><text:tab/><text:tab/>int <text:s text:c="3"/>drsz = (rsz + 1) * 2;</text:p>
      <text:p text:style-name="P15"><text:tab/><text:tab/>Ntree **nptr = new Ntree *[drsz];</text:p>
      <text:p text:style-name="P15"><text:tab/><text:tab/></text:p>
      <text:p text:style-name="P15"><text:tab/><text:tab/>if (ch) {</text:p>
      <text:p text:style-name="P15"><text:tab/><text:tab/><text:tab/>for (int i = 0; i &lt; noc; ++i)</text:p>
      <text:p text:style-name="P15"><text:tab/><text:tab/><text:tab/><text:tab/>nptr[i] = ch[i];</text:p>
      <text:p text:style-name="P15"/>
      <text:p text:style-name="P15"><text:tab/><text:tab/><text:tab/>delete [] ch;</text:p>
      <text:p text:style-name="P15"><text:tab/><text:tab/>}</text:p>
      <text:p text:style-name="P15"><text:tab/><text:tab/>rsz = drsz;</text:p>
      <text:p text:style-name="P15"><text:tab/><text:tab/>ch <text:s/>= nptr;</text:p>
      <text:p text:style-name="P15"><text:tab/>}</text:p>
      <text:p text:style-name="P15"/>
      <text:p text:style-name="P15"><text:tab/>ch[noc++] = new Ntree(val);</text:p>
      <text:p text:style-name="P15"><text:tab/>ch[noc - 1]-&gt;par = this;</text:p>
      <text:p text:style-name="P15">}</text:p>
      <text:p text:style-name="P15"/>
      <text:p text:style-name="P15">void Ntree::add(std::shared_ptr&amp; val, int *path) {</text:p>
      <text:p text:style-name="P15"><text:tab/>Ntree *ptr = this;</text:p>
      <text:p text:style-name="P15"/>
      <text:p text:style-name="P15"><text:tab/>if (path)</text:p>
      <text:p text:style-name="P15"><text:tab/><text:tab/>while (*path &gt;= 0) {</text:p>
      <text:p text:style-name="P15"><text:tab/><text:tab/><text:tab/>ptr = ptr-&gt;ch[*path];</text:p>
      <text:p text:style-name="P15"><text:tab/><text:tab/><text:tab/>path++;</text:p>
      <text:p text:style-name="P15"><text:tab/><text:tab/>}</text:p>
      <text:p text:style-name="P15"/>
      <text:p text:style-name="P15"><text:tab/>ptr-&gt;add_child(val);</text:p>
      <text:p text:style-name="P15">}</text:p>
      <text:p text:style-name="P15"/>
      <text:p text:style-name="P15">void Ntree::add(std::shared_ptr&amp;&amp; val, int *path) {</text:p>
      <text:p text:style-name="P15"><text:tab/>Ntree *ptr = this;</text:p>
      <text:p text:style-name="P15"/>
      <text:p text:style-name="P15"><text:tab/>if (path)</text:p>
      <text:p text:style-name="P15"><text:tab/><text:tab/>while (*path &gt;= 0) {</text:p>
      <text:p text:style-name="P15"><text:tab/><text:tab/><text:tab/>ptr = ptr-&gt;ch[*path];</text:p>
      <text:p text:style-name="P15"><text:tab/><text:tab/><text:tab/>path++;</text:p>
      <text:p text:style-name="P15"><text:tab/><text:tab/>}</text:p>
      <text:p text:style-name="P15"/>
      <text:p text:style-name="P15"><text:tab/>ptr-&gt;add_child(val);</text:p>
      <text:p text:style-name="P15">}</text:p>
      <text:p text:style-name="P17"><text:soft-page-break/></text:p>
      <text:p text:style-name="P17"/>
      <text:p text:style-name="P17">Результат работы:</text:p>
      <text:p text:style-name="P15">Square created: 1</text:p>
      <text:p text:style-name="P15">Triangle created: 4 4 5</text:p>
      <text:p text:style-name="P15">Trap created: 2 4 4</text:p>
      <text:p text:style-name="P15">Square: 1</text:p>
      <text:p text:style-name="P15">| <text:s/>Triangle: 4 4 5</text:p>
      <text:p text:style-name="P15">| <text:s/>| <text:s/>Trap: 2 4 4</text:p>
      <text:p text:style-name="P15">Square: 1</text:p>
      <text:p text:style-name="P15">Triangle: 4 4 5</text:p>
      <text:p text:style-name="P15">Trap: 2 4 4</text:p>
      <text:p text:style-name="P17"/>
      <text:p text:style-name="P15"><text:span text:style-name="T1">Лабораторная работа </text:span><text:span text:style-name="T1">№4</text:span></text:p>
      <text:p text:style-name="P17"/>
      <text:p text:style-name="P17">Задача:<text:span text:style-name="T2"> Необходимо спроектировать и запрограммировать на языке С++ шаблон класса-контейнера первого уровня, содержащий все три фигуры, согласно варианту задания.</text:span></text:p>
      <text:p text:style-name="P15"/>
      <text:p text:style-name="P15">Классы должны удовлетворять следующим правилам:</text:p>
      <text:p text:style-name="P15">• Требования к классу фигуры аналогичны требованиям из лабораторной работы 1.</text:p>
      <text:p text:style-name="P15">• Шаблон класса-контейнера должен содержать объекты, используя std::shared</text:p>
      <text:p text:style-name="P15">ptr&lt;...&gt;.</text:p>
      <text:p text:style-name="P15">• Шаблон класса-контейнера должен иметь метод по добалению фигуры в контейнер.</text:p>
      <text:p text:style-name="P15">• Шаблон класса-контейнера должен иметь методы по получению фигуры из</text:p>
      <text:p text:style-name="P15">контейнера.</text:p>
      <text:p text:style-name="P15">• Шаблон класса-контейнера должен иметь метод по удалению фигуры из контейнера.</text:p>
      <text:p text:style-name="P15">• Шаблон класса-контейнера должен иметь перегруженный оператор по выводу</text:p>
      <text:p text:style-name="P15">контейнера в поток ostream.</text:p>
      <text:p text:style-name="P15">• Шаблон класса-контейнера должен иметь деструктор, удаляющий все элементы контейнера.</text:p>
      <text:p text:style-name="P15">• Классы должны быть расположены в раздельных файлах: отдельно заголовки</text:p>
      <text:p text:style-name="P15">(.h), отдельно описание методов (.cpp).</text:p>
      <text:p text:style-name="P15"/>
      <text:p text:style-name="P15">Фигуры: трапеция, ромб, 5-угольник.</text:p>
      <text:p text:style-name="P15">Контейнер: N-дерево.</text:p>
      <text:p text:style-name="P17">Исходный код:</text:p>
      <text:p text:style-name="P12">ntree.h</text:p>
      <text:p text:style-name="P15">#ifndef NTREE_H</text:p>
      <text:p text:style-name="P15">#define NTREE_H</text:p>
      <text:p text:style-name="P15"/>
      <text:p text:style-name="P15">#include &lt;memory&gt;</text:p>
      <text:p text:style-name="P15">#include "trap.h"</text:p>
      <text:p text:style-name="P15"/>
      <text:p text:style-name="P15">template&lt;class T&gt; class Ntree {</text:p>
      <text:p text:style-name="P15"><text:tab/>public:</text:p>
      <text:p text:style-name="P15"><text:tab/><text:tab/>Ntree();</text:p>
      <text:p text:style-name="P15"><text:tab/><text:tab/>Ntree(std::shared_ptr&lt;T&gt;&amp; <text:s/>val);</text:p>
      <text:p text:style-name="P15"><text:tab/><text:tab/>Ntree(std::shared_ptr&lt;T&gt;&amp;&amp; val);</text:p>
      <text:p text:style-name="P15"><text:tab/><text:tab/>~Ntree();</text:p>
      <text:p text:style-name="P15"/>
      <text:p text:style-name="P15"><text:tab/><text:tab/>void add(std::shared_ptr&lt;T&gt;&amp; <text:s/>val, int *path);</text:p>
      <text:p text:style-name="P15"><text:soft-page-break/><text:tab/><text:tab/>void add(std::shared_ptr&lt;T&gt;&amp;&amp; val, int *path);</text:p>
      <text:p text:style-name="P15"><text:tab/><text:tab/>void del(int *path);</text:p>
      <text:p text:style-name="P15"><text:tab/><text:tab/>std::shared_ptr&lt;T&gt; get_val(int *path);</text:p>
      <text:p text:style-name="P15"><text:tab/><text:tab/>std::ostream&amp; print(std::ostream&amp; os, int depth);</text:p>
      <text:p text:style-name="P15"><text:tab/><text:tab/></text:p>
      <text:p text:style-name="P15"><text:tab/><text:tab/>Ntree&lt;T&gt; *getNext();</text:p>
      <text:p text:style-name="P15"><text:tab/><text:tab/>Ntree&lt;T&gt; *getLast();</text:p>
      <text:p text:style-name="P15"/>
      <text:p text:style-name="P15"><text:tab/><text:tab/>template&lt;class A&gt; friend std::ostream&amp; operator&lt;&lt;(std::ostream&amp; os, Ntree&lt;A&gt; &amp;t);</text:p>
      <text:p text:style-name="P15"/>
      <text:p text:style-name="P15"><text:tab/>private:</text:p>
      <text:p text:style-name="P15"><text:tab/><text:tab/>void add_child(</text:p>
      <text:p text:style-name="P15"><text:tab/><text:tab/><text:tab/>std::shared_ptr&lt;T&gt;&amp; val</text:p>
      <text:p text:style-name="P15"><text:tab/><text:tab/>);</text:p>
      <text:p text:style-name="P15"/>
      <text:p text:style-name="P15"><text:tab/><text:tab/>Ntree **ch;</text:p>
      <text:p text:style-name="P15"><text:tab/><text:tab/>Ntree <text:s/>*par;</text:p>
      <text:p text:style-name="P15"><text:tab/><text:tab/>int <text:s text:c="4"/>noc;</text:p>
      <text:p text:style-name="P15"><text:tab/><text:tab/>int <text:s text:c="4"/>rsz;</text:p>
      <text:p text:style-name="P15"><text:tab/><text:tab/>int <text:s text:c="4"/>crn;</text:p>
      <text:p text:style-name="P15"><text:tab/><text:tab/>std::shared_ptr&lt;T&gt; val;</text:p>
      <text:p text:style-name="P15">};</text:p>
      <text:p text:style-name="P15"/>
      <text:p text:style-name="P15">#endif</text:p>
      <text:p text:style-name="P15"/>
      <text:p text:style-name="P12">ntree.cpp</text:p>
      <text:p text:style-name="P15">#include "debug.h"</text:p>
      <text:p text:style-name="P15">#include "ntree.h"</text:p>
      <text:p text:style-name="P15"/>
      <text:p text:style-name="P15">template&lt;class T&gt; Ntree&lt;T&gt;::Ntree() {</text:p>
      <text:p text:style-name="P15"><text:tab/>rsz = 0;</text:p>
      <text:p text:style-name="P15"><text:tab/>noc = 0;</text:p>
      <text:p text:style-name="P15"><text:tab/>ch <text:s/>= NULL;</text:p>
      <text:p text:style-name="P15"><text:tab/>par = NULL;</text:p>
      <text:p text:style-name="P15"><text:tab/>crn = 0;</text:p>
      <text:p text:style-name="P15">}</text:p>
      <text:p text:style-name="P15"/>
      <text:p text:style-name="P15">template&lt;class T&gt; void Ntree&lt;T&gt;::del(int *path) {</text:p>
      <text:p text:style-name="P15"><text:tab/>Ntree&lt;T&gt; *ptr = this;</text:p>
      <text:p text:style-name="P15"/>
      <text:p text:style-name="P15"><text:tab/>if (path) {</text:p>
      <text:p text:style-name="P15"><text:tab/><text:tab/>while (*path &gt;= 0 &amp;&amp; *(path + 1) &gt;= 0) {</text:p>
      <text:p text:style-name="P15"><text:tab/><text:tab/><text:tab/>ptr = ptr-&gt;ch[*path];</text:p>
      <text:p text:style-name="P15"><text:tab/><text:tab/><text:tab/>path++;</text:p>
      <text:p text:style-name="P15"><text:tab/><text:tab/>}</text:p>
      <text:p text:style-name="P15"><text:tab/>}</text:p>
      <text:p text:style-name="P15"/>
      <text:p text:style-name="P15"><text:tab/>std::cout &lt;&lt; "deleting " &lt;&lt; *(path) &lt;&lt; "\n";</text:p>
      <text:p text:style-name="P15"/>
      <text:p text:style-name="P15"><text:tab/>delete ptr-&gt;ch[*(path)];</text:p>
      <text:p text:style-name="P15"/>
      <text:p text:style-name="P15"><text:tab/>ptr-&gt;ch[*(path)] = NULL;</text:p>
      <text:p text:style-name="P15">}</text:p>
      <text:p text:style-name="P15"/>
      <text:p text:style-name="P15">template&lt;class T&gt; Ntree&lt;T&gt;::Ntree(</text:p>
      <text:p text:style-name="P15"><text:soft-page-break/><text:tab/>std::shared_ptr&lt;T&gt;&amp; val</text:p>
      <text:p text:style-name="P15">) : Ntree() {</text:p>
      <text:p text:style-name="P15"><text:tab/>this-&gt;val = val;</text:p>
      <text:p text:style-name="P15">}</text:p>
      <text:p text:style-name="P15"/>
      <text:p text:style-name="P15">template&lt;class T&gt; Ntree&lt;T&gt;::Ntree(</text:p>
      <text:p text:style-name="P15"><text:tab/>std::shared_ptr&lt;T&gt;&amp;&amp; val</text:p>
      <text:p text:style-name="P15">) : Ntree() {</text:p>
      <text:p text:style-name="P15"><text:tab/>this-&gt;val = val;</text:p>
      <text:p text:style-name="P15">}</text:p>
      <text:p text:style-name="P15"/>
      <text:p text:style-name="P15">template&lt;class T&gt; Ntree&lt;T&gt;::~Ntree() {</text:p>
      <text:p text:style-name="P15"><text:tab/>for (int i = 0; i &lt; noc; ++i)</text:p>
      <text:p text:style-name="P15"><text:tab/><text:tab/>delete ch[i];</text:p>
      <text:p text:style-name="P15"/>
      <text:p text:style-name="P15"><text:tab/>delete [] ch;</text:p>
      <text:p text:style-name="P15">}</text:p>
      <text:p text:style-name="P15"/>
      <text:p text:style-name="P15">template&lt;class T&gt; std::shared_ptr&lt;T&gt; Ntree&lt;T&gt;::get_val(int *path) {</text:p>
      <text:p text:style-name="P15"><text:tab/>std::shared_ptr&lt;T&gt; res = nullptr;</text:p>
      <text:p text:style-name="P15"><text:tab/></text:p>
      <text:p text:style-name="P15"><text:tab/>if (!path)</text:p>
      <text:p text:style-name="P15"><text:tab/><text:tab/>res = val;</text:p>
      <text:p text:style-name="P15"><text:tab/><text:tab/></text:p>
      <text:p text:style-name="P15"><text:tab/>return res;</text:p>
      <text:p text:style-name="P15">}</text:p>
      <text:p text:style-name="P15"/>
      <text:p text:style-name="P15">template&lt;class T&gt; std::ostream&amp; Ntree&lt;T&gt;::print(std::ostream&amp; os, int depth) {</text:p>
      <text:p text:style-name="P15"><text:tab/>for (int i = 0; i &lt; depth; ++i)</text:p>
      <text:p text:style-name="P15"><text:tab/><text:tab/>os &lt;&lt; " ";</text:p>
      <text:p text:style-name="P15"><text:tab/><text:tab/></text:p>
      <text:p text:style-name="P15"><text:tab/>if (val)</text:p>
      <text:p text:style-name="P15"><text:tab/><text:tab/>os &lt;&lt; noc &lt;&lt; " " &lt;&lt; *val &lt;&lt; std::endl;</text:p>
      <text:p text:style-name="P15"><text:tab/>else</text:p>
      <text:p text:style-name="P15"><text:tab/><text:tab/>os &lt;&lt; "(NULL)\n";</text:p>
      <text:p text:style-name="P15"><text:tab/><text:tab/></text:p>
      <text:p text:style-name="P15"><text:tab/>for (int i = 0; i &lt; noc; ++i)</text:p>
      <text:p text:style-name="P15"><text:tab/><text:tab/>if (ch &amp;&amp; ch[i]) </text:p>
      <text:p text:style-name="P15"><text:tab/><text:tab/><text:tab/>ch[i]-&gt;print(os, depth + 1);</text:p>
      <text:p text:style-name="P15"><text:tab/><text:tab/><text:tab/></text:p>
      <text:p text:style-name="P15"><text:tab/>return os;</text:p>
      <text:p text:style-name="P15">}</text:p>
      <text:p text:style-name="P15"/>
      <text:p text:style-name="P15">template&lt;class T&gt; Ntree&lt;T&gt; *Ntree&lt;T&gt;::getLast() {</text:p>
      <text:p text:style-name="P15"><text:tab/>Ntree&lt;T&gt; *res = this;</text:p>
      <text:p text:style-name="P15"><text:tab/></text:p>
      <text:p text:style-name="P15"><text:tab/>while (res-&gt;noc &gt; 0) </text:p>
      <text:p text:style-name="P15"><text:tab/><text:tab/>res = res-&gt;ch[res-&gt;noc - 1];</text:p>
      <text:p text:style-name="P15"><text:tab/></text:p>
      <text:p text:style-name="P15"><text:tab/>return res;</text:p>
      <text:p text:style-name="P15">}</text:p>
      <text:p text:style-name="P15"/>
      <text:p text:style-name="P15">template &lt;class T&gt; Ntree&lt;T&gt; *Ntree&lt;T&gt;::getNext() {</text:p>
      <text:p text:style-name="P15"><text:tab/>Ntree&lt;T&gt; *ptr = this;</text:p>
      <text:p text:style-name="P15"><text:tab/></text:p>
      <text:p text:style-name="P15"><text:soft-page-break/><text:tab/>if (noc &amp;&amp; ch &amp;&amp; crn &gt;= 0 &amp;&amp; crn &lt; noc) {</text:p>
      <text:p text:style-name="P15"><text:tab/><text:tab/>ptr = ch[crn];</text:p>
      <text:p text:style-name="P15"><text:tab/><text:tab/>crn++;</text:p>
      <text:p text:style-name="P15"><text:tab/>}</text:p>
      <text:p text:style-name="P15"><text:tab/>else if (par)</text:p>
      <text:p text:style-name="P15"><text:tab/><text:tab/>ptr = par-&gt;getNext();</text:p>
      <text:p text:style-name="P15"><text:tab/>else</text:p>
      <text:p text:style-name="P15"><text:tab/><text:tab/>ptr = nullptr;</text:p>
      <text:p text:style-name="P15"><text:tab/><text:tab/></text:p>
      <text:p text:style-name="P15"><text:tab/>return ptr;</text:p>
      <text:p text:style-name="P15">}</text:p>
      <text:p text:style-name="P15"/>
      <text:p text:style-name="P15">template&lt;class T&gt; void Ntree&lt;T&gt;::add_child(std::shared_ptr&lt;T&gt;&amp; val) {</text:p>
      <text:p text:style-name="P15"><text:tab/>if (noc &gt;= rsz - 1) {</text:p>
      <text:p text:style-name="P15"><text:tab/><text:tab/>int <text:s text:c="3"/>drsz = (rsz + 1) * 2;</text:p>
      <text:p text:style-name="P15"><text:tab/><text:tab/>Ntree&lt;T&gt; **nptr = new Ntree&lt;T&gt; *[drsz];</text:p>
      <text:p text:style-name="P15"><text:tab/><text:tab/></text:p>
      <text:p text:style-name="P15"><text:tab/><text:tab/>if (ch) {</text:p>
      <text:p text:style-name="P15"><text:tab/><text:tab/><text:tab/>for (int i = 0; i &lt; noc; ++i)</text:p>
      <text:p text:style-name="P15"><text:tab/><text:tab/><text:tab/><text:tab/>nptr[i] = ch[i];</text:p>
      <text:p text:style-name="P15"/>
      <text:p text:style-name="P15"><text:tab/><text:tab/><text:tab/>delete [] ch;</text:p>
      <text:p text:style-name="P15"><text:tab/><text:tab/>}</text:p>
      <text:p text:style-name="P15"><text:tab/><text:tab/>rsz = drsz;</text:p>
      <text:p text:style-name="P15"><text:tab/><text:tab/>ch <text:s/>= nptr;</text:p>
      <text:p text:style-name="P15"><text:tab/>}</text:p>
      <text:p text:style-name="P15"/>
      <text:p text:style-name="P15"><text:tab/>ch[noc++] = new Ntree&lt;T&gt;(val);</text:p>
      <text:p text:style-name="P15"><text:tab/>ch[noc - 1]-&gt;par = this;</text:p>
      <text:p text:style-name="P15">}</text:p>
      <text:p text:style-name="P15"/>
      <text:p text:style-name="P15">template&lt;class T&gt; void Ntree&lt;T&gt;::add(std::shared_ptr&lt;T&gt;&amp; val, int *path) {</text:p>
      <text:p text:style-name="P15"><text:tab/>Ntree&lt;T&gt; *ptr = this;</text:p>
      <text:p text:style-name="P15"/>
      <text:p text:style-name="P15"><text:tab/>if (path)</text:p>
      <text:p text:style-name="P15"><text:tab/><text:tab/>while (*path &gt;= 0) {</text:p>
      <text:p text:style-name="P15"><text:tab/><text:tab/><text:tab/>ptr = ptr-&gt;ch[*path];</text:p>
      <text:p text:style-name="P15"><text:tab/><text:tab/><text:tab/>path++;</text:p>
      <text:p text:style-name="P15"><text:tab/><text:tab/>}</text:p>
      <text:p text:style-name="P15"/>
      <text:p text:style-name="P15"><text:tab/>ptr-&gt;add_child(val);</text:p>
      <text:p text:style-name="P15">}</text:p>
      <text:p text:style-name="P15"/>
      <text:p text:style-name="P15">template&lt;class T&gt; void Ntree&lt;T&gt;::add(std::shared_ptr&lt;T&gt;&amp;&amp; val, int *path) {</text:p>
      <text:p text:style-name="P15"><text:tab/>Ntree&lt;T&gt; *ptr = this;</text:p>
      <text:p text:style-name="P15"/>
      <text:p text:style-name="P15"><text:tab/>if (path)</text:p>
      <text:p text:style-name="P15"><text:tab/><text:tab/>while (*path &gt;= 0) {</text:p>
      <text:p text:style-name="P15"><text:tab/><text:tab/><text:tab/>ptr = ptr-&gt;ch[*path];</text:p>
      <text:p text:style-name="P15"><text:tab/><text:tab/><text:tab/>path++;</text:p>
      <text:p text:style-name="P15"><text:tab/><text:tab/>}</text:p>
      <text:p text:style-name="P15"/>
      <text:p text:style-name="P15"><text:tab/>ptr-&gt;add_child(val);</text:p>
      <text:p text:style-name="P15">}</text:p>
      <text:p text:style-name="P15"><text:soft-page-break/></text:p>
      <text:p text:style-name="P15">template&lt;class A&gt; std::ostream&amp; operator&lt;&lt;(std::ostream&amp; os, Ntree&lt;A&gt; &amp;t) {</text:p>
      <text:p text:style-name="P15"><text:tab/>return t.print(os, 0);</text:p>
      <text:p text:style-name="P15">}</text:p>
      <text:p text:style-name="P15"/>
      <text:p text:style-name="P15">#include "figure.h" </text:p>
      <text:p text:style-name="P15">template class Ntree&lt;Figure&gt;; </text:p>
      <text:p text:style-name="P15">template&lt;class Figure&gt; std::ostream&amp; operator&lt;&lt;(std::ostream&amp; os, Ntree&lt;Figure&gt;&amp; t);</text:p>
      <text:p text:style-name="P15"/>
      <text:p text:style-name="P12">tree_cont.h</text:p>
      <text:p text:style-name="P15">#ifndef TREE_CONT</text:p>
      <text:p text:style-name="P15">#define TREE_CONT</text:p>
      <text:p text:style-name="P15"/>
      <text:p text:style-name="P15">#include &lt;iostream&gt;</text:p>
      <text:p text:style-name="P15">#include &lt;memory&gt;</text:p>
      <text:p text:style-name="P15">#include "titerator.h"</text:p>
      <text:p text:style-name="P15">#include "ntree.h"</text:p>
      <text:p text:style-name="P15"/>
      <text:p text:style-name="P15">template&lt;class T&gt; class TreeCont {</text:p>
      <text:p text:style-name="P15"><text:tab/>public:</text:p>
      <text:p text:style-name="P15"><text:tab/><text:tab/>TreeCont (void);</text:p>
      <text:p text:style-name="P15"><text:tab/><text:tab/>TreeCont (std::shared_ptr&lt;T&gt;&amp; <text:s/>val);</text:p>
      <text:p text:style-name="P15"><text:tab/><text:tab/>TreeCont (std::shared_ptr&lt;T&gt;&amp;&amp; val);</text:p>
      <text:p text:style-name="P15"><text:tab/><text:tab/>~TreeCont();</text:p>
      <text:p text:style-name="P15"><text:tab/><text:tab/></text:p>
      <text:p text:style-name="P15"><text:tab/><text:tab/>void add(std::shared_ptr&lt;T&gt;&amp;&amp; val, int *path);</text:p>
      <text:p text:style-name="P15"><text:tab/><text:tab/>void del(int *path);</text:p>
      <text:p text:style-name="P15"><text:tab/><text:tab/>std::shared_ptr&lt;T&gt; get_val(int *path);</text:p>
      <text:p text:style-name="P15"/>
      <text:p text:style-name="P15"><text:tab/><text:tab/>template&lt;class A&gt; friend std::ostream&amp; operator&lt;&lt;(std::ostream&amp; os, TreeCont&lt;A&gt; &amp;t);</text:p>
      <text:p text:style-name="P15"><text:tab/><text:tab/></text:p>
      <text:p text:style-name="P15"><text:tab/><text:tab/>TIterator&lt;Ntree&lt;T&gt;,T&gt; begin();</text:p>
      <text:p text:style-name="P15"><text:tab/><text:tab/>TIterator&lt;Ntree&lt;T&gt;,T&gt; end <text:s/>();</text:p>
      <text:p text:style-name="P15"><text:tab/><text:tab/></text:p>
      <text:p text:style-name="P15"><text:tab/><text:tab/>std::ostream&amp; print(std::ostream&amp; os);</text:p>
      <text:p text:style-name="P15"><text:tab/>private:<text:tab/></text:p>
      <text:p text:style-name="P15"><text:tab/><text:tab/>Ntree&lt;T&gt; *head;</text:p>
      <text:p text:style-name="P15">};</text:p>
      <text:p text:style-name="P15"/>
      <text:p text:style-name="P15">#endif</text:p>
      <text:p text:style-name="P15"/>
      <text:p text:style-name="P12">tree_cont.cpp</text:p>
      <text:p text:style-name="P15">#include "debug.h"</text:p>
      <text:p text:style-name="P15">#include "tree_cont.h"</text:p>
      <text:p text:style-name="P15">#include "ntree.h"</text:p>
      <text:p text:style-name="P15"/>
      <text:p text:style-name="P15">template &lt;class T&gt; TreeCont&lt;T&gt;::TreeCont() : head(nullptr) {<text:tab/></text:p>
      <text:p text:style-name="P15">}</text:p>
      <text:p text:style-name="P15">template &lt;class T&gt; TreeCont&lt;T&gt;::TreeCont(std::shared_ptr&lt;T&gt;&amp;&amp; val) {</text:p>
      <text:p text:style-name="P15"><text:tab/>head = new Ntree&lt;T&gt;(val);</text:p>
      <text:p text:style-name="P15">}</text:p>
      <text:p text:style-name="P15"/>
      <text:p text:style-name="P15">template &lt;class T&gt; TreeCont&lt;T&gt;::TreeCont(std::shared_ptr&lt;T&gt;&amp; val) {</text:p>
      <text:p text:style-name="P15"><text:soft-page-break/><text:tab/>head = new Ntree&lt;T&gt;(val);</text:p>
      <text:p text:style-name="P15">}</text:p>
      <text:p text:style-name="P15"/>
      <text:p text:style-name="P15">template &lt;class T&gt; void TreeCont&lt;T&gt;::add(std::shared_ptr&lt;T&gt;&amp;&amp; val, int *path) {</text:p>
      <text:p text:style-name="P15"><text:tab/>if (head)</text:p>
      <text:p text:style-name="P15"><text:tab/><text:tab/>head-&gt;add(val, path);</text:p>
      <text:p text:style-name="P15"><text:tab/>else</text:p>
      <text:p text:style-name="P15"><text:tab/><text:tab/>head = new Ntree&lt;T&gt;(val);</text:p>
      <text:p text:style-name="P15">}</text:p>
      <text:p text:style-name="P15"/>
      <text:p text:style-name="P15">template &lt;class T&gt; void TreeCont&lt;T&gt;::del(int *path) {</text:p>
      <text:p text:style-name="P15"><text:tab/>if (head)</text:p>
      <text:p text:style-name="P15"><text:tab/><text:tab/>head-&gt;del(path);</text:p>
      <text:p text:style-name="P15">}</text:p>
      <text:p text:style-name="P15"/>
      <text:p text:style-name="P15">template&lt;class T&gt; std::shared_ptr&lt;T&gt; TreeCont&lt;T&gt;::get_val(int *path) {</text:p>
      <text:p text:style-name="P15"><text:tab/>return nullptr;</text:p>
      <text:p text:style-name="P15">}</text:p>
      <text:p text:style-name="P15"/>
      <text:p text:style-name="P15">template&lt;class T&gt; std::ostream&amp; TreeCont&lt;T&gt;::print(std::ostream&amp; os) {</text:p>
      <text:p text:style-name="P15"><text:tab/>return head-&gt;print(os, 0);</text:p>
      <text:p text:style-name="P15">}</text:p>
      <text:p text:style-name="P15"/>
      <text:p text:style-name="P15">template&lt;class A&gt; std::ostream&amp; operator&lt;&lt;(std::ostream&amp; os, TreeCont&lt;A&gt; &amp;t) {</text:p>
      <text:p text:style-name="P15"><text:tab/>return t.print(os);</text:p>
      <text:p text:style-name="P15">}</text:p>
      <text:p text:style-name="P15"/>
      <text:p text:style-name="P15">template&lt;class T&gt; TIterator&lt;Ntree&lt;T&gt;,T&gt; TreeCont&lt;T&gt;::begin() {</text:p>
      <text:p text:style-name="P15"><text:tab/>return TIterator&lt;Ntree&lt;T&gt;, T&gt;(head);</text:p>
      <text:p text:style-name="P15">}</text:p>
      <text:p text:style-name="P15"/>
      <text:p text:style-name="P15">template&lt;class T&gt; TIterator&lt;Ntree&lt;T&gt;,T&gt; TreeCont&lt;T&gt;::end() {</text:p>
      <text:p text:style-name="P15"><text:tab/>//return TIterator&lt;Ntree&lt;T&gt;, T&gt;(head-&gt;getLast());</text:p>
      <text:p text:style-name="P15"><text:tab/>return TIterator&lt;Ntree&lt;T&gt;,T&gt;(nullptr);</text:p>
      <text:p text:style-name="P15">}</text:p>
      <text:p text:style-name="P15"/>
      <text:p text:style-name="P15">template&lt;class T&gt; TreeCont&lt;T&gt;::~TreeCont() {</text:p>
      <text:p text:style-name="P15"><text:tab/>DEBUG("Destructor called");</text:p>
      <text:p text:style-name="P15"><text:tab/>delete head;</text:p>
      <text:p text:style-name="P15">}</text:p>
      <text:p text:style-name="P15"/>
      <text:p text:style-name="P15">#include "figure.h"</text:p>
      <text:p text:style-name="P15">template class TreeCont&lt;Figure&gt;;</text:p>
      <text:p text:style-name="P15">template class TIterator&lt;Ntree&lt;Figure&gt;, Figure&gt;;</text:p>
      <text:p text:style-name="P17"/>
      <text:p text:style-name="P17"/>
      <text:p text:style-name="P17"/>
      <text:p text:style-name="P17">Результат работы:</text:p>
      <text:p text:style-name="P15">Square created: 1</text:p>
      <text:p text:style-name="P15">Triangle created: 4 4 5</text:p>
      <text:p text:style-name="P15">Trap created: 2 4 4</text:p>
      <text:p text:style-name="P15">Square: 1</text:p>
      <text:p text:style-name="P15">| <text:s/>Triangle: 4 4 5</text:p>
      <text:p text:style-name="P15">| <text:s/>| <text:s/>Trap: 2 4 4</text:p>
      <text:p text:style-name="P15"><text:soft-page-break/>Square: 1</text:p>
      <text:p text:style-name="P15">Triangle: 4 4 5</text:p>
      <text:p text:style-name="P15">Trap: 2 4 4</text:p>
      <text:p text:style-name="P17"/>
      <text:p text:style-name="P15"><text:span text:style-name="T1">Лабораторная работа №</text:span><text:span text:style-name="T1">5</text:span></text:p>
      <text:p text:style-name="P16"/>
      <text:p text:style-name="P17">Задача:<text:span text:style-name="T2"> Используя структуры данных, разработанные для предыдущей лабораторной работы (ЛР №4) спроектировать и разработать Итератор для динамической</text:span><text:span text:style-name="T2"> </text:span><text:span text:style-name="T2">структуры данных.</text:span></text:p>
      <text:p text:style-name="P17"><text:span text:style-name="T2">Итератор должен быть разработан в виде шаблона и должен уметь работать со всеми</text:span><text:span text:style-name="T2"> </text:span><text:span text:style-name="T2">типами фигур, согласно варианту задания.</text:span></text:p>
      <text:p text:style-name="P17"><text:span text:style-name="T2">Итератор должен позволять использовать структуру данных в операторах типа</text:span><text:span text:style-name="T2"> </text:span><text:span text:style-name="T2">for.</text:span></text:p>
      <text:p text:style-name="P15">Например: for(auto i : stack) std::cout « *i « std::endl;</text:p>
      <text:p text:style-name="P15"/>
      <text:p text:style-name="P20">Нельзя использовать:</text:p>
      <text:list xml:id="list6134010636392080753" text:style-name="WWNum15">
        <text:list-item>
          <text:p text:style-name="P43">Стандартные контейнеры std.</text:p>
        </text:list-item>
      </text:list>
      <text:p text:style-name="P20"/>
      <text:p text:style-name="P9">Программа должна позволять:</text:p>
      <text:list xml:id="list5003979808285435383" text:style-name="WWNum16">
        <text:list-item>
          <text:p text:style-name="P45">Вводить произвольное количество фигур и добавлять их в контейнер.</text:p>
        </text:list-item>
        <text:list-item>
          <text:p text:style-name="P45">Распечатывать содержимое контейнера.</text:p>
        </text:list-item>
        <text:list-item>
          <text:p text:style-name="P47">Удалять фигуры из контейнера.</text:p>
        </text:list-item>
      </text:list>
      <text:p text:style-name="P15"/>
      <text:p text:style-name="P15">Фигуры: трапеция, ромб, 5-угольник.</text:p>
      <text:p text:style-name="P15">Контейнер: N-дерево.</text:p>
      <text:p text:style-name="P17"/>
      <text:p text:style-name="P17">Исходный код:</text:p>
      <text:p text:style-name="P27">titerator.h</text:p>
      <text:p text:style-name="P28">#ifndef TITERATOR_H</text:p>
      <text:p text:style-name="P28">#define TITERATOR_H</text:p>
      <text:p text:style-name="P28"/>
      <text:p text:style-name="P28">#include &lt;memory&gt;</text:p>
      <text:p text:style-name="P28">#include &lt;iostream&gt;</text:p>
      <text:p text:style-name="P28"/>
      <text:p text:style-name="P28">template &lt;class node, class T&gt; class TIterator {</text:p>
      <text:p text:style-name="P28"><text:tab/>public:</text:p>
      <text:p text:style-name="P28"><text:tab/><text:tab/>TIterator(node *n) <text:s text:c="2"/>{</text:p>
      <text:p text:style-name="P28"><text:tab/><text:tab/><text:tab/>node_ptr = n;</text:p>
      <text:p text:style-name="P28"><text:tab/><text:tab/>}</text:p>
      <text:p text:style-name="P28"/>
      <text:p text:style-name="P28"><text:tab/><text:tab/>std::shared_ptr&lt;T&gt; operator * (){</text:p>
      <text:p text:style-name="P28"><text:tab/><text:tab/><text:tab/>std::shared_ptr&lt;T&gt; r(node_ptr-&gt;get_val(nullptr));</text:p>
      <text:p text:style-name="P28"><text:tab/><text:tab/><text:tab/>return r;</text:p>
      <text:p text:style-name="P28"><text:tab/><text:tab/>}</text:p>
      <text:p text:style-name="P28"/>
      <text:p text:style-name="P28"><text:tab/><text:tab/>std::shared_ptr&lt;T&gt; operator -&gt; (){</text:p>
      <text:p text:style-name="P28"><text:tab/><text:tab/><text:tab/>std::shared_ptr&lt;T&gt; r(node_ptr-&gt;get_val(nullptr));</text:p>
      <text:p text:style-name="P28"><text:tab/><text:tab/><text:tab/>return r;</text:p>
      <text:p text:style-name="P28"><text:tab/><text:tab/>}</text:p>
      <text:p text:style-name="P28"/>
      <text:p text:style-name="P28"><text:tab/><text:tab/>void operator ++ (){</text:p>
      <text:p text:style-name="P28"><text:tab/><text:tab/><text:tab/>node_ptr = node_ptr-&gt;getNext();</text:p>
      <text:p text:style-name="P28"><text:tab/><text:tab/>}</text:p>
      <text:p text:style-name="P28"/>
      <text:p text:style-name="P28"><text:tab/><text:tab/>TIterator operator ++ (int){</text:p>
      <text:p text:style-name="P28"><text:soft-page-break/><text:tab/><text:tab/><text:tab/>TIterator iter(*this);</text:p>
      <text:p text:style-name="P28"><text:tab/><text:tab/><text:tab/>++(*this);</text:p>
      <text:p text:style-name="P28"><text:tab/><text:tab/><text:tab/>return iter;</text:p>
      <text:p text:style-name="P28"><text:tab/><text:tab/>}</text:p>
      <text:p text:style-name="P28"/>
      <text:p text:style-name="P28"><text:tab/><text:tab/>bool operator == (TIterator const&amp; i){</text:p>
      <text:p text:style-name="P28"><text:tab/><text:tab/><text:tab/>return node_ptr == i.node_ptr;</text:p>
      <text:p text:style-name="P28"><text:tab/><text:tab/>}</text:p>
      <text:p text:style-name="P28"/>
      <text:p text:style-name="P28"><text:tab/><text:tab/>bool operator != (TIterator const&amp; i){</text:p>
      <text:p text:style-name="P28"><text:tab/><text:tab/><text:tab/>return !(*this == i);</text:p>
      <text:p text:style-name="P28"><text:tab/><text:tab/>}</text:p>
      <text:p text:style-name="P28"/>
      <text:p text:style-name="P28"><text:tab/>private:</text:p>
      <text:p text:style-name="P28"><text:tab/><text:tab/>node *node_ptr;</text:p>
      <text:p text:style-name="P28">};</text:p>
      <text:p text:style-name="P28"/>
      <text:p text:style-name="P28">#endif</text:p>
      <text:p text:style-name="P28"/>
      <text:p text:style-name="P27">main.cpp</text:p>
      <text:p text:style-name="P28">#include "triangle.h"</text:p>
      <text:p text:style-name="P28">#include "square.h"</text:p>
      <text:p text:style-name="P28">#include "trap.h"</text:p>
      <text:p text:style-name="P28">#include "tree_cont.h"</text:p>
      <text:p text:style-name="P28">#include "debug.h"</text:p>
      <text:p text:style-name="P28"/>
      <text:p text:style-name="P28">int main(void) {</text:p>
      <text:p text:style-name="P28"><text:tab/>std::string line;</text:p>
      <text:p text:style-name="P28"/>
      <text:p text:style-name="P28"><text:tab/>/*while (getline(std::cin, line)) {</text:p>
      <text:p text:style-name="P28"><text:tab/><text:tab/>std::string cmd;</text:p>
      <text:p text:style-name="P28"><text:tab/><text:tab/>int path[100];</text:p>
      <text:p text:style-name="P28"/>
      <text:p text:style-name="P28"><text:tab/>}*/</text:p>
      <text:p text:style-name="P28"/>
      <text:p text:style-name="P28"><text:tab/>TreeCont&lt;Figure&gt; nt(std::shared_ptr&lt;Figure&gt;(new Triangle(9, 9, 9)));</text:p>
      <text:p text:style-name="P28"><text:tab/>int pa[] = {-1};</text:p>
      <text:p text:style-name="P28"><text:tab/>int pb[] = {2, -1};</text:p>
      <text:p text:style-name="P28"><text:tab/>int pd[] = {1, -1};</text:p>
      <text:p text:style-name="P28"><text:tab/></text:p>
      <text:p text:style-name="P28"><text:tab/>nt.add(std::shared_ptr&lt;Figure&gt;(new Triangle(0, 0, 0)), pa);</text:p>
      <text:p text:style-name="P28"><text:tab/>nt.add(std::shared_ptr&lt;Figure&gt;(new Triangle(1, 1, 1)), pa);</text:p>
      <text:p text:style-name="P28"><text:tab/>nt.add(std::shared_ptr&lt;Figure&gt;(new Triangle(2, 2, 2)), pa);</text:p>
      <text:p text:style-name="P28"><text:tab/>nt.add(std::shared_ptr&lt;Figure&gt;(new Triangle(4, 5, 6)), pb);</text:p>
      <text:p text:style-name="P28"><text:tab/>nt.add(std::shared_ptr&lt;Figure&gt;(new Square <text:s/>(2)), <text:s text:c="6"/>pa);</text:p>
      <text:p text:style-name="P28"><text:tab/>nt.add(std::shared_ptr&lt;Figure&gt;(new Square <text:s/>(3)), <text:s text:c="6"/>pa);</text:p>
      <text:p text:style-name="P28"><text:tab/>nt.print(std::cout);</text:p>
      <text:p text:style-name="P28"><text:tab/></text:p>
      <text:p text:style-name="P28"><text:tab/>for (auto t: nt)</text:p>
      <text:p text:style-name="P28"><text:tab/><text:tab/>if (t) {</text:p>
      <text:p text:style-name="P28"><text:tab/><text:tab/><text:tab/>t-&gt;print(std::cout);</text:p>
      <text:p text:style-name="P28"><text:tab/><text:tab/><text:tab/>std::cout &lt;&lt; "\n";</text:p>
      <text:p text:style-name="P28"><text:tab/><text:tab/>}</text:p>
      <text:p text:style-name="P28"><text:tab/></text:p>
      <text:p text:style-name="P28"><text:tab/>return 0;</text:p>
      <text:p text:style-name="P28"><text:soft-page-break/>}</text:p>
      <text:p text:style-name="P17"/>
      <text:p text:style-name="P17"/>
      <text:p text:style-name="P17">Результат работы:</text:p>
      <text:p text:style-name="P15">5 Triangle: 9 9 9</text:p>
      <text:p text:style-name="P15"><text:s/>0 Triangle: 0 0 0</text:p>
      <text:p text:style-name="P15"><text:s/>0 Triangle: 1 1 1</text:p>
      <text:p text:style-name="P15"><text:s/>1 Triangle: 2 2 2</text:p>
      <text:p text:style-name="P15"><text:s text:c="2"/>0 Triangle: 4 5 6</text:p>
      <text:p text:style-name="P15"><text:s/>0 Square: 2</text:p>
      <text:p text:style-name="P15"><text:s/>0 Square: 3</text:p>
      <text:p text:style-name="P15">Triangle: 9 9 9</text:p>
      <text:p text:style-name="P15">Triangle: 0 0 0</text:p>
      <text:p text:style-name="P15">Triangle: 1 1 1</text:p>
      <text:p text:style-name="P15">Triangle: 2 2 2</text:p>
      <text:p text:style-name="P15">Triangle: 4 5 6</text:p>
      <text:p text:style-name="P15">Square: 2</text:p>
      <text:p text:style-name="P15">Square: 3</text:p>
      <text:p text:style-name="P16"/>
      <text:p text:style-name="P16">Лабораторная работа №6</text:p>
      <text:p text:style-name="P16"/>
      <text:p text:style-name="P16">Задача:<text:span text:style-name="T2"> Используя структуры данных, разработанные для предыдущей лабораторной работы (ЛР №5) спроектировать и разработать аллокатор памяти для динамической структуры данных.</text:span></text:p>
      <text:p text:style-name="P13"/>
      <text:p text:style-name="P16"><text:span text:style-name="T2">Цель построения аллокатора – минимизация вызова операции malloc. Аллокатор должен выделять большие блоки памяти для хранения фигур и при создании новых</text:span><text:span text:style-name="T2"> </text:span><text:span text:style-name="T2">фигур-объектов выделять место под объекты в этой памяти.</text:span></text:p>
      <text:p text:style-name="P16"><text:span text:style-name="T2">Аллокатор должен хранить списки использованных/свободных блоков. Для хранения списка свободных блоков нужно применять динамическую структуру данных</text:span><text:span text:style-name="T2"> </text:span><text:span text:style-name="T2">(контейнер 2-ого уровня, согласно варианту задания).</text:span></text:p>
      <text:p text:style-name="P13">Для вызова аллокатора должны быть переопределены операторы new и delete у</text:p>
      <text:p text:style-name="P13">классов-фигур.</text:p>
      <text:p text:style-name="P13"/>
      <text:p text:style-name="P19">Нельзя использовать:</text:p>
      <text:list xml:id="list35423401" text:continue-list="list6134010636392080753" text:style-name="WWNum15">
        <text:list-item>
          <text:p text:style-name="P44">Стандартные контейнеры std.</text:p>
        </text:list-item>
      </text:list>
      <text:p text:style-name="P19"/>
      <text:p text:style-name="P6">Программа должна позволять:</text:p>
      <text:list xml:id="list35416919" text:continue-list="list5003979808285435383" text:style-name="WWNum16">
        <text:list-item>
          <text:p text:style-name="P46">Вводить произвольное количество фигур и добавлять их в контейнер.</text:p>
        </text:list-item>
        <text:list-item>
          <text:p text:style-name="P46">Распечатывать содержимое контейнера.</text:p>
        </text:list-item>
        <text:list-item>
          <text:p text:style-name="P46">Удалять фигуры из контейнера.</text:p>
        </text:list-item>
      </text:list>
      <text:p text:style-name="P21"/>
      <text:p text:style-name="P13"/>
      <text:p text:style-name="P13">Фигуры: трапеция, ромб, 5-угольник.</text:p>
      <text:p text:style-name="P16"><text:span text:style-name="T2">Контейнер</text:span><text:span text:style-name="T2"> 1-го уровня</text:span><text:span text:style-name="T2">: N-дерево.</text:span></text:p>
      <text:p text:style-name="P17"><text:span text:style-name="T2">Контейнер 2-ого уровня: </text:span><text:span text:style-name="T2">связный список.</text:span></text:p>
      <text:p text:style-name="P15"/>
      <text:p text:style-name="P17">Исходный код:</text:p>
      <text:p text:style-name="P12">alloc.h</text:p>
      <text:p text:style-name="P15">#ifndef TALLOCATIONBLOCK_H</text:p>
      <text:p text:style-name="P15">#define<text:tab/>TALLOCATIONBLOCK_H</text:p>
      <text:p text:style-name="P15"/>
      <text:p text:style-name="P15">#include &lt;cstdlib&gt;</text:p>
      <text:p text:style-name="P15">#include "list.h"</text:p>
      <text:p text:style-name="P15"/>
      <text:p text:style-name="P15"><text:soft-page-break/>class TAllocationBlock {</text:p>
      <text:p text:style-name="P15">public:</text:p>
      <text:p text:style-name="P15"><text:s text:c="4"/>TAllocationBlock(size_t size,size_t count);</text:p>
      <text:p text:style-name="P15"><text:s text:c="4"/>void *allocate();</text:p>
      <text:p text:style-name="P15"><text:s text:c="4"/>void deallocate(void *pointer);</text:p>
      <text:p text:style-name="P15"><text:s text:c="4"/>bool has_free_blocks();</text:p>
      <text:p text:style-name="P15"><text:s text:c="4"/></text:p>
      <text:p text:style-name="P15"><text:s text:c="4"/>virtual ~TAllocationBlock();</text:p>
      <text:p text:style-name="P15"><text:s text:c="4"/></text:p>
      <text:p text:style-name="P15">private:</text:p>
      <text:p text:style-name="P15"><text:s text:c="4"/>size_t _size;</text:p>
      <text:p text:style-name="P15"><text:s text:c="4"/>size_t _count;</text:p>
      <text:p text:style-name="P15"><text:s text:c="4"/></text:p>
      <text:p text:style-name="P15"><text:s text:c="4"/>size_t _free_count;</text:p>
      <text:p text:style-name="P15"><text:s text:c="4"/></text:p>
      <text:p text:style-name="P15"><text:tab/>TList&lt;void *&gt; *blcks;</text:p>
      <text:p text:style-name="P15">};</text:p>
      <text:p text:style-name="P15"/>
      <text:p text:style-name="P15">#endif<text:tab/>/* TALLOCATIONBLOCK_H */</text:p>
      <text:p text:style-name="P15"/>
      <text:p text:style-name="P12">alloc.cpp</text:p>
      <text:p text:style-name="P15">#include "alloc.h"</text:p>
      <text:p text:style-name="P15">#include &lt;iostream&gt;</text:p>
      <text:p text:style-name="P15">#include "list.h"</text:p>
      <text:p text:style-name="P15"/>
      <text:p text:style-name="P15">TAllocationBlock::TAllocationBlock(size_t size,size_t count): _size(size),_count(count) <text:s/>{</text:p>
      <text:p text:style-name="P15"><text:tab/>blcks = new TList&lt;void *&gt;();</text:p>
      <text:p text:style-name="P15"><text:tab/></text:p>
      <text:p text:style-name="P15"><text:tab/>_free_count = _count;</text:p>
      <text:p text:style-name="P15"><text:tab/></text:p>
      <text:p text:style-name="P15"><text:s text:c="4"/>for (size_t i = 0; i &lt; _count; ++i) {</text:p>
      <text:p text:style-name="P15"><text:tab/><text:tab/>void *ptr = malloc(_size);</text:p>
      <text:p text:style-name="P15"><text:tab/><text:tab/>std::shared_ptr&lt;void *&gt; sp((void **)ptr);</text:p>
      <text:p text:style-name="P15"/>
      <text:p text:style-name="P15"><text:tab/><text:tab/>blcks-&gt;addRight(sp);</text:p>
      <text:p text:style-name="P15"><text:tab/>}</text:p>
      <text:p text:style-name="P15">}</text:p>
      <text:p text:style-name="P15"/>
      <text:p text:style-name="P15">void *get_ptr(TList&lt;void *&gt; *ls) {</text:p>
      <text:p text:style-name="P15"><text:tab/>void *r = nullptr;</text:p>
      <text:p text:style-name="P15"><text:tab/></text:p>
      <text:p text:style-name="P15"><text:tab/>if (ls) {</text:p>
      <text:p text:style-name="P15"><text:tab/><text:tab/>r = ls-&gt;getValue().get();</text:p>
      <text:p text:style-name="P15"><text:tab/>}</text:p>
      <text:p text:style-name="P15"><text:tab/></text:p>
      <text:p text:style-name="P15"><text:tab/>return r;</text:p>
      <text:p text:style-name="P15">}</text:p>
      <text:p text:style-name="P15"/>
      <text:p text:style-name="P15">void *TAllocationBlock::allocate() {</text:p>
      <text:p text:style-name="P15"><text:s text:c="4"/>void *result = nullptr;</text:p>
      <text:p text:style-name="P15"><text:s text:c="4"/></text:p>
      <text:p text:style-name="P15"><text:tab/>if (_free_count &gt; 0) {</text:p>
      <text:p text:style-name="P15"><text:s text:c="8"/>result = blcks-&gt;getValue().get();</text:p>
      <text:p text:style-name="P15"><text:s text:c="8"/>blcks-&gt;goRight();</text:p>
      <text:p text:style-name="P15"><text:s text:c="8"/>_free_count--;</text:p>
      <text:p text:style-name="P15"><text:soft-page-break/><text:s text:c="8"/>std::cout &lt;&lt; "TAllocationBlock: Allocate " &lt;&lt; (_count - _free_count) &lt;&lt; " of " &lt;&lt; _count &lt;&lt; std::endl;</text:p>
      <text:p text:style-name="P15"><text:s text:c="4"/>} else </text:p>
      <text:p text:style-name="P15"><text:tab/><text:tab/>std::cout &lt;&lt; "TAllocationBlock: № memory exception :-)" &lt;&lt; std::endl;</text:p>
      <text:p text:style-name="P15"><text:s text:c="4"/></text:p>
      <text:p text:style-name="P15"><text:s text:c="4"/>return result;</text:p>
      <text:p text:style-name="P15">}</text:p>
      <text:p text:style-name="P15"/>
      <text:p text:style-name="P15">void TAllocationBlock::deallocate(void *pointer) {</text:p>
      <text:p text:style-name="P15"><text:tab/>std::cout &lt;&lt; "TAllocationBlock: Deallocate block " &lt;&lt; pointer &lt;&lt; std::endl;</text:p>
      <text:p text:style-name="P15"><text:tab/></text:p>
      <text:p text:style-name="P15"><text:tab/>blcks-&gt;goLeft();</text:p>
      <text:p text:style-name="P15"><text:tab/>_free_count++;</text:p>
      <text:p text:style-name="P15">}</text:p>
      <text:p text:style-name="P15"/>
      <text:p text:style-name="P15">bool TAllocationBlock::has_free_blocks() {</text:p>
      <text:p text:style-name="P15"><text:s text:c="4"/>return _free_count &gt; 0;</text:p>
      <text:p text:style-name="P15">}</text:p>
      <text:p text:style-name="P15"/>
      <text:p text:style-name="P15">TAllocationBlock::~TAllocationBlock() {</text:p>
      <text:p text:style-name="P15"><text:s text:c="4"/>if (_free_count &lt; _count)</text:p>
      <text:p text:style-name="P15"><text:tab/><text:tab/>std::cout &lt;&lt; "TAllocationBlock: Memory leak?" &lt;&lt; std::endl;</text:p>
      <text:p text:style-name="P15"><text:tab/>else</text:p>
      <text:p text:style-name="P15"><text:tab/><text:tab/>std::cout &lt;&lt; "TAllocationBlock: Memory freed" &lt;&lt; std::endl;</text:p>
      <text:p text:style-name="P15"><text:tab/><text:tab/></text:p>
      <text:p text:style-name="P15"><text:tab/>delete blcks;</text:p>
      <text:p text:style-name="P15"><text:tab/></text:p>
      <text:p text:style-name="P15"><text:tab/>blcks = nullptr;</text:p>
      <text:p text:style-name="P15">}</text:p>
      <text:p text:style-name="P15"/>
      <text:p text:style-name="P12">list.h</text:p>
      <text:p text:style-name="P15">#ifndef TLIST_H</text:p>
      <text:p text:style-name="P15">#define<text:tab/>TLIST_H</text:p>
      <text:p text:style-name="P15"/>
      <text:p text:style-name="P15">#include "listitem.h"</text:p>
      <text:p text:style-name="P15">#include "figure.h"</text:p>
      <text:p text:style-name="P15"/>
      <text:p text:style-name="P15">#include &lt;memory&gt;</text:p>
      <text:p text:style-name="P15"/>
      <text:p text:style-name="P15">template &lt;class T&gt; class TList {</text:p>
      <text:p text:style-name="P15"><text:tab/>public:</text:p>
      <text:p text:style-name="P15"><text:tab/><text:tab/>TList();</text:p>
      <text:p text:style-name="P15"><text:tab/><text:tab/></text:p>
      <text:p text:style-name="P15"><text:tab/><text:tab/>void addRight(std::shared_ptr&lt;T&gt; <text:s/>&amp;item);</text:p>
      <text:p text:style-name="P15"><text:tab/><text:tab/>void addRight(std::shared_ptr&lt;T&gt; &amp;&amp;item);</text:p>
      <text:p text:style-name="P15"><text:tab/><text:tab/>bool empty();</text:p>
      <text:p text:style-name="P15"><text:tab/><text:tab/>std::shared_ptr&lt;T&gt; getValue();</text:p>
      <text:p text:style-name="P15"><text:tab/><text:tab/>void del();</text:p>
      <text:p text:style-name="P15"><text:tab/><text:tab/></text:p>
      <text:p text:style-name="P15"><text:tab/><text:tab/>template &lt;class A&gt; friend std::ostream&amp; operator&lt;&lt;(std::ostream&amp; os,const TList&lt;A&gt;&amp; LIST);</text:p>
      <text:p text:style-name="P15"><text:tab/><text:tab/>virtual ~TList();</text:p>
      <text:p text:style-name="P15"><text:tab/><text:tab/></text:p>
      <text:p text:style-name="P15"><text:tab/><text:tab/>void goRight();</text:p>
      <text:p text:style-name="P15"><text:soft-page-break/><text:tab/><text:tab/>void goLeft ();</text:p>
      <text:p text:style-name="P15"><text:tab/><text:tab/></text:p>
      <text:p text:style-name="P15"><text:tab/>private:</text:p>
      <text:p text:style-name="P15"><text:tab/><text:tab/>std::shared_ptr&lt;TListItem&lt;T&gt;&gt; head;</text:p>
      <text:p text:style-name="P15"><text:tab/><text:tab/>std::shared_ptr&lt;TListItem&lt;T&gt;&gt; current;</text:p>
      <text:p text:style-name="P15">};</text:p>
      <text:p text:style-name="P15"/>
      <text:p text:style-name="P15">#endif<text:tab/>/* TLIST_H */</text:p>
      <text:p text:style-name="P15"/>
      <text:p text:style-name="P12">list.cpp</text:p>
      <text:p text:style-name="P15">#include "list.h"</text:p>
      <text:p text:style-name="P15"/>
      <text:p text:style-name="P15">template &lt;class T&gt; TList&lt;T&gt;::TList() : head(nullptr) {</text:p>
      <text:p text:style-name="P15"><text:tab/>current = head;</text:p>
      <text:p text:style-name="P15">}</text:p>
      <text:p text:style-name="P15"/>
      <text:p text:style-name="P15">template &lt;class T&gt; std::shared_ptr&lt;T&gt; TList&lt;T&gt;::getValue() {</text:p>
      <text:p text:style-name="P15"><text:tab/>return current ? current-&gt;getValue() : nullptr;</text:p>
      <text:p text:style-name="P15">}</text:p>
      <text:p text:style-name="P15"/>
      <text:p text:style-name="P15">template &lt;class T&gt; void TList&lt;T&gt;::goRight() {</text:p>
      <text:p text:style-name="P15"><text:tab/>if (current &amp;&amp; <text:s/>current-&gt;getNext())</text:p>
      <text:p text:style-name="P15"><text:tab/><text:tab/>current = current-&gt;getNext();</text:p>
      <text:p text:style-name="P15">}</text:p>
      <text:p text:style-name="P15"/>
      <text:p text:style-name="P15">template &lt;class T&gt; void TList&lt;T&gt;::goLeft () {</text:p>
      <text:p text:style-name="P15"><text:tab/>if (current &amp;&amp; current-&gt;getPrev())</text:p>
      <text:p text:style-name="P15"><text:tab/><text:tab/>current = current-&gt;getPrev();</text:p>
      <text:p text:style-name="P15">}</text:p>
      <text:p text:style-name="P15"/>
      <text:p text:style-name="P15">template &lt;class T&gt; void TList&lt;T&gt;::del() {</text:p>
      <text:p text:style-name="P15"><text:tab/>if (current) {</text:p>
      <text:p text:style-name="P15"><text:tab/><text:tab/>std::shared_ptr&lt;TListItem&lt;T&gt;&gt; next = current-&gt;getNext();</text:p>
      <text:p text:style-name="P15"><text:tab/><text:tab/>std::shared_ptr&lt;TListItem&lt;T&gt;&gt; prev = current-&gt;getPrev();</text:p>
      <text:p text:style-name="P15"><text:tab/><text:tab/>std::shared_ptr&lt;TListItem&lt;T&gt;&gt; item = next; </text:p>
      <text:p text:style-name="P15"><text:tab/><text:tab/></text:p>
      <text:p text:style-name="P15"><text:tab/><text:tab/>if (!item)</text:p>
      <text:p text:style-name="P15"><text:tab/><text:tab/><text:tab/>item = prev;</text:p>
      <text:p text:style-name="P15"><text:tab/><text:tab/></text:p>
      <text:p text:style-name="P15"><text:tab/><text:tab/>if (prev)</text:p>
      <text:p text:style-name="P15"><text:tab/><text:tab/><text:tab/>prev-&gt;setNext(next);</text:p>
      <text:p text:style-name="P15"><text:tab/><text:tab/><text:tab/></text:p>
      <text:p text:style-name="P15"><text:tab/><text:tab/>if (next)</text:p>
      <text:p text:style-name="P15"><text:tab/><text:tab/><text:tab/>next-&gt;setPrev(prev);</text:p>
      <text:p text:style-name="P15"><text:tab/></text:p>
      <text:p text:style-name="P15"><text:tab/><text:tab/>if (current == head)</text:p>
      <text:p text:style-name="P15"><text:tab/><text:tab/><text:tab/>head = item;</text:p>
      <text:p text:style-name="P15"><text:tab/><text:tab/><text:tab/></text:p>
      <text:p text:style-name="P15"><text:tab/><text:tab/>next.reset();</text:p>
      <text:p text:style-name="P15"><text:tab/><text:tab/>prev.reset();</text:p>
      <text:p text:style-name="P15"><text:tab/><text:tab/></text:p>
      <text:p text:style-name="P15"><text:tab/><text:tab/>std::cout &lt;&lt; current.unique() &lt;&lt; "\n";</text:p>
      <text:p text:style-name="P15"><text:tab/><text:tab/></text:p>
      <text:p text:style-name="P15"><text:tab/><text:tab/>current = item;</text:p>
      <text:p text:style-name="P15"><text:tab/>}</text:p>
      <text:p text:style-name="P15">}</text:p>
      <text:p text:style-name="P15"><text:soft-page-break/></text:p>
      <text:p text:style-name="P15">template &lt;class T&gt; std::ostream&amp; operator&lt;&lt;(std::ostream&amp; os, const TList&lt;T&gt;&amp; stack) {</text:p>
      <text:p text:style-name="P15"><text:tab/>std::shared_ptr&lt;TListItem&lt;T&gt;&gt; item = stack.head;</text:p>
      <text:p text:style-name="P15"/>
      <text:p text:style-name="P15"><text:tab/>while(item != nullptr) {</text:p>
      <text:p text:style-name="P15"><text:tab/><text:tab/>os &lt;&lt; *item;</text:p>
      <text:p text:style-name="P15"><text:tab/><text:tab/>item = item-&gt;getNext();</text:p>
      <text:p text:style-name="P15"><text:tab/>}</text:p>
      <text:p text:style-name="P15"/>
      <text:p text:style-name="P15"><text:tab/>return os;</text:p>
      <text:p text:style-name="P15">}</text:p>
      <text:p text:style-name="P15"/>
      <text:p text:style-name="P15">template &lt;class T&gt; void TList&lt;T&gt;::addRight(std::shared_ptr&lt;T&gt; &amp;item) {</text:p>
      <text:p text:style-name="P15"><text:tab/>std::shared_ptr&lt;TListItem&lt;T&gt;&gt; other(new TListItem&lt;T&gt;(item));</text:p>
      <text:p text:style-name="P15"/>
      <text:p text:style-name="P15"><text:tab/>if (current) {</text:p>
      <text:p text:style-name="P15"><text:tab/><text:tab/>std::shared_ptr&lt;TListItem&lt;T&gt;&gt; next = current-&gt;getNext();</text:p>
      <text:p text:style-name="P15"><text:tab/><text:tab/>current-&gt;setNext(other);</text:p>
      <text:p text:style-name="P15"><text:tab/><text:tab/>other-&gt;setNext(next);</text:p>
      <text:p text:style-name="P15"><text:tab/><text:tab/>other-&gt;setPrev(current);</text:p>
      <text:p text:style-name="P15"><text:tab/>}</text:p>
      <text:p text:style-name="P15"><text:tab/>else {</text:p>
      <text:p text:style-name="P15"><text:tab/><text:tab/>current = other;</text:p>
      <text:p text:style-name="P15"><text:tab/><text:tab/>head <text:s text:c="3"/>= other;</text:p>
      <text:p text:style-name="P15"><text:tab/>}</text:p>
      <text:p text:style-name="P15">}</text:p>
      <text:p text:style-name="P15"/>
      <text:p text:style-name="P15">template &lt;class T&gt; void TList&lt;T&gt;::addRight(std::shared_ptr&lt;T&gt; &amp;&amp;item) {</text:p>
      <text:p text:style-name="P15"><text:tab/>std::shared_ptr&lt;TListItem&lt;T&gt;&gt; other(new TListItem&lt;T&gt;(item));</text:p>
      <text:p text:style-name="P15"/>
      <text:p text:style-name="P15"><text:tab/>if (current) {</text:p>
      <text:p text:style-name="P15"><text:tab/><text:tab/>std::shared_ptr&lt;TListItem&lt;T&gt;&gt; next = current-&gt;getNext();</text:p>
      <text:p text:style-name="P15"><text:tab/><text:tab/>current-&gt;setNext(other);</text:p>
      <text:p text:style-name="P15"><text:tab/><text:tab/>other-&gt;setNext(next);</text:p>
      <text:p text:style-name="P15"><text:tab/><text:tab/>other-&gt;setPrev(current);</text:p>
      <text:p text:style-name="P15"><text:tab/>}</text:p>
      <text:p text:style-name="P15"><text:tab/>else {</text:p>
      <text:p text:style-name="P15"><text:tab/><text:tab/>current = other;</text:p>
      <text:p text:style-name="P15"><text:tab/><text:tab/>head <text:s text:c="3"/>= other;</text:p>
      <text:p text:style-name="P15"><text:tab/>}</text:p>
      <text:p text:style-name="P15">}</text:p>
      <text:p text:style-name="P15"/>
      <text:p text:style-name="P15">template &lt;class T&gt; bool TList&lt;T&gt;::empty() {</text:p>
      <text:p text:style-name="P15"><text:s text:c="4"/>return head == nullptr;</text:p>
      <text:p text:style-name="P15">}</text:p>
      <text:p text:style-name="P15"/>
      <text:p text:style-name="P15">template &lt;class T&gt; TList&lt;T&gt;::~TList() {</text:p>
      <text:p text:style-name="P15"><text:tab/>std::cout &lt;&lt; "Deleting List\n";</text:p>
      <text:p text:style-name="P15"><text:tab/></text:p>
      <text:p text:style-name="P15"><text:tab/>for (std::shared_ptr&lt;TListItem&lt;T&gt;&gt; item = head; item; item = item-&gt;getNext())</text:p>
      <text:p text:style-name="P15"><text:tab/><text:tab/>item-&gt;resetPtrs();</text:p>
      <text:p text:style-name="P15">}</text:p>
      <text:p text:style-name="P15"/>
      <text:p text:style-name="P15">#include "figure.h"</text:p>
      <text:p text:style-name="P15"><text:soft-page-break/>template class TList&lt;Figure&gt;;</text:p>
      <text:p text:style-name="P15">template class TList&lt;void *&gt;;</text:p>
      <text:p text:style-name="P15">template std::ostream&amp; operator&lt;&lt;(std::ostream&amp; os, const TList&lt;Figure&gt;&amp; stack);</text:p>
      <text:p text:style-name="P15"/>
      <text:p text:style-name="P12">listitem.h</text:p>
      <text:p text:style-name="P15">#ifndef TLISTITEM_H</text:p>
      <text:p text:style-name="P15">#define<text:tab/>TLISTITEM_H</text:p>
      <text:p text:style-name="P15"/>
      <text:p text:style-name="P15">#include &lt;memory&gt;</text:p>
      <text:p text:style-name="P15">#include "figure.h"</text:p>
      <text:p text:style-name="P15"/>
      <text:p text:style-name="P15">template&lt;class T&gt; class TListItem {</text:p>
      <text:p text:style-name="P15">public:</text:p>
      <text:p text:style-name="P15"><text:s text:c="4"/>TListItem(const std::shared_ptr&lt;T&gt;&amp; triangle);</text:p>
      <text:p text:style-name="P15"><text:s text:c="4"/>template&lt;class A&gt; friend std::ostream&amp; operator&lt;&lt;(std::ostream&amp; os, const TListItem&lt;A&gt;&amp; obj);</text:p>
      <text:p text:style-name="P15"><text:s text:c="4"/></text:p>
      <text:p text:style-name="P15"><text:s text:c="4"/>std::shared_ptr&lt;TListItem&lt;T&gt;&gt; setNext(std::shared_ptr&lt;TListItem&gt; &amp;next);</text:p>
      <text:p text:style-name="P15"><text:s text:c="4"/>std::shared_ptr&lt;TListItem&lt;T&gt;&gt; getNext();</text:p>
      <text:p text:style-name="P15"><text:s text:c="4"/>std::shared_ptr&lt;TListItem&lt;T&gt;&gt; setPrev(std::shared_ptr&lt;TListItem&gt; &amp;next);</text:p>
      <text:p text:style-name="P15"><text:s text:c="4"/>std::shared_ptr&lt;TListItem&lt;T&gt;&gt; getPrev();</text:p>
      <text:p text:style-name="P15"><text:s text:c="4"/>std::shared_ptr&lt;T&gt; getValue() const;</text:p>
      <text:p text:style-name="P15"><text:s text:c="4"/></text:p>
      <text:p text:style-name="P15"><text:s text:c="4"/>virtual ~TListItem();</text:p>
      <text:p text:style-name="P15"><text:s text:c="4"/>void resetPtrs() { if (prev) prev.reset(); }</text:p>
      <text:p text:style-name="P15">private:</text:p>
      <text:p text:style-name="P15"><text:s text:c="4"/>std::shared_ptr&lt;T&gt; item;</text:p>
      <text:p text:style-name="P15"><text:s text:c="4"/>std::shared_ptr&lt;TListItem&lt;T&gt;&gt; next;</text:p>
      <text:p text:style-name="P15"><text:s text:c="4"/>std::shared_ptr&lt;TListItem&lt;T&gt;&gt; prev;</text:p>
      <text:p text:style-name="P15">};</text:p>
      <text:p text:style-name="P15"/>
      <text:p text:style-name="P15">#endif<text:tab/>/* TLISTITEM_H */</text:p>
      <text:p text:style-name="P15"/>
      <text:p text:style-name="P12">listitem.cpp</text:p>
      <text:p text:style-name="P15">#include "listitem.h"</text:p>
      <text:p text:style-name="P15">#include &lt;iostream&gt;</text:p>
      <text:p text:style-name="P15"/>
      <text:p text:style-name="P15">template &lt;class T&gt; TListItem&lt;T&gt;::TListItem(const std::shared_ptr&lt;T&gt;&amp; item) {</text:p>
      <text:p text:style-name="P15"><text:tab/>this-&gt;item = item;</text:p>
      <text:p text:style-name="P15"><text:tab/>this-&gt;next = nullptr;</text:p>
      <text:p text:style-name="P15"><text:tab/>this-&gt;prev = nullptr;</text:p>
      <text:p text:style-name="P15"><text:tab/>//std::cout &lt;&lt; "List item: created" &lt;&lt; std::endl;</text:p>
      <text:p text:style-name="P15">}</text:p>
      <text:p text:style-name="P15"/>
      <text:p text:style-name="P15">template &lt;class T&gt; std::shared_ptr&lt;TListItem&lt;T&gt;&gt; TListItem&lt;T&gt;::setNext(std::shared_ptr&lt;TListItem&lt;T&gt;&gt; &amp;next) {</text:p>
      <text:p text:style-name="P15"><text:s text:c="4"/>std::shared_ptr&lt;TListItem &lt;T&gt;&gt; old = this-&gt;next;</text:p>
      <text:p text:style-name="P15"><text:s text:c="4"/>this-&gt;next = next;</text:p>
      <text:p text:style-name="P15"><text:s text:c="4"/>return old;</text:p>
      <text:p text:style-name="P15">}</text:p>
      <text:p text:style-name="P15"/>
      <text:p text:style-name="P15"><text:soft-page-break/>template &lt;class T&gt; std::shared_ptr&lt;TListItem&lt;T&gt;&gt; TListItem&lt;T&gt;::setPrev(std::shared_ptr&lt;TListItem&lt;T&gt;&gt; &amp;prev) {</text:p>
      <text:p text:style-name="P15"><text:tab/>std::shared_ptr&lt;TListItem &lt;T&gt;&gt; old = this-&gt;prev;</text:p>
      <text:p text:style-name="P15"><text:tab/>this-&gt;prev = prev;</text:p>
      <text:p text:style-name="P15"><text:tab/>return old;</text:p>
      <text:p text:style-name="P15">}</text:p>
      <text:p text:style-name="P15"/>
      <text:p text:style-name="P15">template &lt;class T&gt; std::shared_ptr&lt;T&gt; TListItem&lt;T&gt;::getValue() const {</text:p>
      <text:p text:style-name="P15"><text:s text:c="4"/>return this-&gt;item;</text:p>
      <text:p text:style-name="P15">}</text:p>
      <text:p text:style-name="P15"/>
      <text:p text:style-name="P15">template &lt;class T&gt; std::shared_ptr&lt;TListItem&lt;T&gt;&gt; TListItem&lt;T&gt;::getNext() {</text:p>
      <text:p text:style-name="P15"><text:s text:c="4"/>return this-&gt;next;</text:p>
      <text:p text:style-name="P15">}</text:p>
      <text:p text:style-name="P15"/>
      <text:p text:style-name="P15">template &lt;class T&gt; std::shared_ptr&lt;TListItem&lt;T&gt;&gt; TListItem&lt;T&gt;::getPrev() {</text:p>
      <text:p text:style-name="P15"><text:s text:c="4"/>return this-&gt;prev;</text:p>
      <text:p text:style-name="P15">}</text:p>
      <text:p text:style-name="P15"/>
      <text:p text:style-name="P15">template &lt;class T&gt; TListItem&lt;T&gt;::~TListItem() {</text:p>
      <text:p text:style-name="P15">}</text:p>
      <text:p text:style-name="P15"/>
      <text:p text:style-name="P15">template &lt;class A&gt; std::ostream&amp; operator&lt;&lt;(std::ostream&amp; os, const TListItem&lt;A&gt;&amp; obj) {</text:p>
      <text:p text:style-name="P15"><text:s text:c="4"/>os &lt;&lt; "[" &lt;&lt; *obj.item &lt;&lt; "]" &lt;&lt; std::endl;</text:p>
      <text:p text:style-name="P15"><text:s text:c="4"/>return os;</text:p>
      <text:p text:style-name="P15">}</text:p>
      <text:p text:style-name="P15"/>
      <text:p text:style-name="P15">#include "triangle.h"</text:p>
      <text:p text:style-name="P15">template class TListItem&lt;Figure&gt;;</text:p>
      <text:p text:style-name="P15">template class TListItem&lt;void *&gt;;</text:p>
      <text:p text:style-name="P15">template std::ostream&amp; operator&lt;&lt;(std::ostream&amp; os, const TListItem&lt;Figure&gt;&amp; obj);</text:p>
      <text:p text:style-name="P15"/>
      <text:p text:style-name="P12">main.cpp</text:p>
      <text:p text:style-name="P15">#include "triangle.h"</text:p>
      <text:p text:style-name="P15">#include "square.h"</text:p>
      <text:p text:style-name="P15">#include "trap.h"</text:p>
      <text:p text:style-name="P15">#include "tree_cont.h"</text:p>
      <text:p text:style-name="P15">#include "debug.h"</text:p>
      <text:p text:style-name="P15"/>
      <text:p text:style-name="P15">void TestAllocationBlock() {</text:p>
      <text:p text:style-name="P15"><text:s text:c="3"/>TAllocationBlock allocator(sizeof(int),10); <text:s text:c="2"/></text:p>
      <text:p text:style-name="P15"><text:s text:c="3"/></text:p>
      <text:p text:style-name="P15"><text:s text:c="3"/>int *a1 = nullptr;</text:p>
      <text:p text:style-name="P15"><text:s text:c="3"/>int *a2 = nullptr;</text:p>
      <text:p text:style-name="P15"><text:s text:c="3"/>int *a3 = nullptr;</text:p>
      <text:p text:style-name="P15"><text:s text:c="3"/>int *a4 = nullptr;</text:p>
      <text:p text:style-name="P15"><text:s text:c="3"/>int *a5 = nullptr;</text:p>
      <text:p text:style-name="P15"><text:s text:c="3"/></text:p>
      <text:p text:style-name="P15"><text:s text:c="3"/>a1 = (int*)allocator.allocate();*a1 = 1; std::cout &lt;&lt; "a1 pointer value:" &lt;&lt; *a1 &lt;&lt; std::endl;</text:p>
      <text:p text:style-name="P15"><text:s text:c="3"/>a2 = (int*)allocator.allocate();*a2 = 2; std::cout &lt;&lt; "a2 pointer value:" &lt;&lt; *a2 &lt;&lt; std::endl;</text:p>
      <text:p text:style-name="P15"><text:soft-page-break/><text:s text:c="3"/>a3 = (int*)allocator.allocate();*a3 = 3; std::cout &lt;&lt; "a3 pointer value:" &lt;&lt; *a3 &lt;&lt; std::endl;</text:p>
      <text:p text:style-name="P15"><text:s text:c="3"/></text:p>
      <text:p text:style-name="P15"><text:s text:c="3"/>allocator.deallocate(a1);</text:p>
      <text:p text:style-name="P15"><text:s text:c="3"/>allocator.deallocate(a3);</text:p>
      <text:p text:style-name="P15"/>
      <text:p text:style-name="P15"><text:s text:c="3"/>a4 = (int*)allocator.allocate();*a4 = 4; std::cout &lt;&lt; "a4 pointer value:" &lt;&lt; *a4 &lt;&lt; std::endl;</text:p>
      <text:p text:style-name="P15"><text:s text:c="3"/>a5 = (int*)allocator.allocate();*a5 = 5; std::cout &lt;&lt; "a5 pointer value:" &lt;&lt; *a5 &lt;&lt; std::endl;</text:p>
      <text:p text:style-name="P15"><text:s text:c="3"/>std::cout &lt;&lt; "a1 pointer value:" &lt;&lt; *a1 &lt;&lt; std::endl;</text:p>
      <text:p text:style-name="P15"><text:s text:c="3"/>std::cout &lt;&lt; "a2 pointer value:" &lt;&lt; *a2 &lt;&lt; std::endl;</text:p>
      <text:p text:style-name="P15"><text:s text:c="3"/>std::cout &lt;&lt; "a3 pointer value:" &lt;&lt; *a3 &lt;&lt; std::endl;</text:p>
      <text:p text:style-name="P15"/>
      <text:p text:style-name="P15"><text:s text:c="3"/>allocator.deallocate(a2);</text:p>
      <text:p text:style-name="P15"><text:s text:c="3"/>allocator.deallocate(a4);</text:p>
      <text:p text:style-name="P15"><text:s text:c="3"/>allocator.deallocate(a5); <text:s text:c="2"/></text:p>
      <text:p text:style-name="P15">}</text:p>
      <text:p text:style-name="P15"/>
      <text:p text:style-name="P15">int main(void) {</text:p>
      <text:p text:style-name="P15"><text:tab/>TestAllocationBlock();</text:p>
      <text:p text:style-name="P15"/>
      <text:p text:style-name="P15"><text:tab/>TreeCont&lt;Figure&gt; nt(std::shared_ptr&lt;Figure&gt;(new Triangle(9, 9, 9)));</text:p>
      <text:p text:style-name="P15"><text:tab/>int pa[] = {-1};</text:p>
      <text:p text:style-name="P15"><text:tab/>int pb[] = {2, -1};</text:p>
      <text:p text:style-name="P15"><text:tab/>int pd[] = {1, -1};</text:p>
      <text:p text:style-name="P15"><text:tab/></text:p>
      <text:p text:style-name="P15"><text:tab/>nt.add(std::shared_ptr&lt;Figure&gt;(new Triangle(0, 0, 0)), pa);</text:p>
      <text:p text:style-name="P15"><text:tab/>nt.add(std::shared_ptr&lt;Figure&gt;(new Triangle(1, 1, 1)), pa);</text:p>
      <text:p text:style-name="P15"><text:tab/>nt.add(std::shared_ptr&lt;Figure&gt;(new Triangle(2, 2, 2)), pa);</text:p>
      <text:p text:style-name="P15"><text:tab/>nt.add(std::shared_ptr&lt;Figure&gt;(new Triangle(4, 5, 6)), pb);</text:p>
      <text:p text:style-name="P15"><text:tab/>nt.add(std::shared_ptr&lt;Figure&gt;(new Square <text:s/>(2)), <text:s text:c="6"/>pa);</text:p>
      <text:p text:style-name="P15"><text:tab/>nt.add(std::shared_ptr&lt;Figure&gt;(new Square <text:s/>(3)), <text:s text:c="6"/>pa);</text:p>
      <text:p text:style-name="P15"><text:tab/></text:p>
      <text:p text:style-name="P15"><text:tab/>nt.print(std::cout);</text:p>
      <text:p text:style-name="P15"><text:tab/></text:p>
      <text:p text:style-name="P15"><text:tab/>for (auto t: nt)</text:p>
      <text:p text:style-name="P15"><text:tab/><text:tab/>if (t) {</text:p>
      <text:p text:style-name="P15"><text:tab/><text:tab/><text:tab/>t-&gt;print(std::cout);</text:p>
      <text:p text:style-name="P15"><text:tab/><text:tab/><text:tab/>std::cout &lt;&lt; "\n";</text:p>
      <text:p text:style-name="P15"><text:tab/><text:tab/>}</text:p>
      <text:p text:style-name="P15"><text:tab/></text:p>
      <text:p text:style-name="P15"><text:tab/>return 0;</text:p>
      <text:p text:style-name="P15">}</text:p>
      <text:p text:style-name="P17"/>
      <text:p text:style-name="P17">Результат работы:</text:p>
      <text:p text:style-name="P15">lab06 $ ./bin/main</text:p>
      <text:p text:style-name="P15">TAllocationBlock: Allocate 1 of 10</text:p>
      <text:p text:style-name="P15">a1 pointer value:1</text:p>
      <text:p text:style-name="P15">TAllocationBlock: Allocate 2 of 10</text:p>
      <text:p text:style-name="P15">a2 pointer value:2</text:p>
      <text:p text:style-name="P15">TAllocationBlock: Allocate 3 of 10</text:p>
      <text:p text:style-name="P15">a3 pointer value:3</text:p>
      <text:p text:style-name="P15">TAllocationBlock: Deallocate block 0x13d3a10</text:p>
      <text:p text:style-name="P15">TAllocationBlock: Deallocate block 0x13d3f10</text:p>
      <text:p text:style-name="P15"><text:soft-page-break/>TAllocationBlock: Allocate 2 of 10</text:p>
      <text:p text:style-name="P15">a4 pointer value:4</text:p>
      <text:p text:style-name="P15">TAllocationBlock: Allocate 3 of 10</text:p>
      <text:p text:style-name="P15">a5 pointer value:5</text:p>
      <text:p text:style-name="P15">a1 pointer value:4</text:p>
      <text:p text:style-name="P15">a2 pointer value:5</text:p>
      <text:p text:style-name="P15">a3 pointer value:3</text:p>
      <text:p text:style-name="P15">TAllocationBlock: Deallocate block 0x13d3fb0</text:p>
      <text:p text:style-name="P15">TAllocationBlock: Deallocate block 0x13d3a10</text:p>
      <text:p text:style-name="P15">TAllocationBlock: Deallocate block 0x13d3fb0</text:p>
      <text:p text:style-name="P15">TAllocationBlock: Memory freed</text:p>
      <text:p text:style-name="P15">Deleting List</text:p>
      <text:p text:style-name="P15">TAllocationBlock: Allocate 1 of 15</text:p>
      <text:p text:style-name="P15">TAllocationBlock: Allocate 2 of 15</text:p>
      <text:p text:style-name="P15">TAllocationBlock: Allocate 3 of 15</text:p>
      <text:p text:style-name="P15">TAllocationBlock: Allocate 4 of 15</text:p>
      <text:p text:style-name="P15">TAllocationBlock: Allocate 5 of 15</text:p>
      <text:p text:style-name="P15">TAllocationBlock: Allocate 6 of 15</text:p>
      <text:p text:style-name="P15">TAllocationBlock: Allocate 7 of 15</text:p>
      <text:p text:style-name="P15">5 Triangle: 9 9 9</text:p>
      <text:p text:style-name="P15"><text:s/>0 Triangle: 0 0 0</text:p>
      <text:p text:style-name="P15"><text:s/>0 Triangle: 1 1 1</text:p>
      <text:p text:style-name="P15"><text:s/>1 Triangle: 2 2 2</text:p>
      <text:p text:style-name="P15"><text:s text:c="2"/>0 Triangle: 4 5 6</text:p>
      <text:p text:style-name="P15"><text:s/>0 Square: 2</text:p>
      <text:p text:style-name="P15"><text:s/>0 Square: 3</text:p>
      <text:p text:style-name="P15">Triangle: 9 9 9</text:p>
      <text:p text:style-name="P15">Triangle: 0 0 0</text:p>
      <text:p text:style-name="P15">Triangle: 1 1 1</text:p>
      <text:p text:style-name="P15">Triangle: 2 2 2</text:p>
      <text:p text:style-name="P15">Triangle: 4 5 6</text:p>
      <text:p text:style-name="P15">Square: 2</text:p>
      <text:p text:style-name="P15">Square: 3</text:p>
      <text:p text:style-name="P15">DEBUG: Destructor called at ~TreeCont() on line 51</text:p>
      <text:p text:style-name="P15">TAllocationBlock: Deallocate block 0x13d3920</text:p>
      <text:p text:style-name="P15">TAllocationBlock: Deallocate block 0x13d3860</text:p>
      <text:p text:style-name="P15">TAllocationBlock: Deallocate block 0x13d36e0</text:p>
      <text:p text:style-name="P15">TAllocationBlock: Deallocate block 0x13d37a0</text:p>
      <text:p text:style-name="P15">TAllocationBlock: Deallocate block 0x13d3620</text:p>
      <text:p text:style-name="P15">TAllocationBlock: Deallocate block 0x13d3560</text:p>
      <text:p text:style-name="P15">TAllocationBlock: Deallocate block 0x13d2ea0</text:p>
      <text:p text:style-name="P15">TAllocationBlock: Memory freed</text:p>
      <text:p text:style-name="P15">Deleting List</text:p>
      <text:p text:style-name="P17"/>
      <text:p text:style-name="P15"><text:span text:style-name="T1">Лабораторная работа №</text:span><text:span text:style-name="T1">7</text:span></text:p>
      <text:p text:style-name="P16"/>
      <text:p text:style-name="P15"><text:span text:style-name="T1">Задача: </text:span>Необходимо реализовать динамическую структуру данных – "Хранилище объектов"и алгоритм работы с ней. "Хранилище объектов"представляет собой контейнер список. Каждым элементом контейнера является динамическая структура двоичное дерево. Таким образом, у нас получается контейнер в контейнере. Элементов второго</text:p>
      <text:p text:style-name="P15">контейнера является объект-фигура, определенная вариантом задания.</text:p>
      <text:p text:style-name="P15">При этом должно выполняться правило, что количество объектов в контейнере второго уровня не больше 5. Т.е. если нужно хранить больше 5 объектов, то создается еще один контейнер второго уровня.</text:p>
      <text:p text:style-name="P15"><text:soft-page-break/>Объекты в контейнерах второго уровня должны быть отсортированы по возрастанию площади объекта. При удалении объектов должно выполняться правило, что контейнер второго уровня не должен быть пустым. Т.е. если он становится пустым,</text:p>
      <text:p text:style-name="P15">то он должен удалиться.</text:p>
      <text:p text:style-name="P15"/>
      <text:p text:style-name="P15">Фигуры: трапеция, ромб, 5-угольник.</text:p>
      <text:p text:style-name="P15">Контейнер 1-го уровня: N-дерево.</text:p>
      <text:p text:style-name="P15">Контейнер 2-ого уровня: связный список.</text:p>
      <text:p text:style-name="P31">Исходный код:</text:p>
      <text:p text:style-name="P12">cri.h</text:p>
      <text:p text:style-name="P15">#ifndef IREMOVECRITERIA_H</text:p>
      <text:p text:style-name="P15">#define<text:tab/>IREMOVECRITERIA_H</text:p>
      <text:p text:style-name="P15"/>
      <text:p text:style-name="P15">template &lt;class T&gt; class IRemoveCriteria {</text:p>
      <text:p text:style-name="P15"><text:tab/>public:</text:p>
      <text:p text:style-name="P15"><text:tab/><text:tab/>virtual bool isIt(T* value) = 0;</text:p>
      <text:p text:style-name="P15"><text:tab/>private:</text:p>
      <text:p text:style-name="P15"/>
      <text:p text:style-name="P15">};</text:p>
      <text:p text:style-name="P15"/>
      <text:p text:style-name="P15">#endif</text:p>
      <text:p text:style-name="P15"/>
      <text:p text:style-name="P12">cri_all.h</text:p>
      <text:p text:style-name="P15">#ifndef IREMOVECRITERIAALL_H</text:p>
      <text:p text:style-name="P15">#define<text:tab/>IREMOVECRITERIAALL_H</text:p>
      <text:p text:style-name="P15"/>
      <text:p text:style-name="P15">#include "cri.h"</text:p>
      <text:p text:style-name="P15"/>
      <text:p text:style-name="P15">template &lt;class T&gt; class IRemoveCriteriaAll : public IRemoveCriteria&lt;T&gt;{</text:p>
      <text:p text:style-name="P15"><text:tab/>public:</text:p>
      <text:p text:style-name="P15"><text:tab/><text:tab/>IRemoveCriteriaAll() {};</text:p>
      <text:p text:style-name="P15"><text:tab/><text:tab/>bool isIt(T* value) override{</text:p>
      <text:p text:style-name="P15"><text:tab/><text:tab/><text:tab/>return true;</text:p>
      <text:p text:style-name="P15"><text:tab/><text:tab/>}</text:p>
      <text:p text:style-name="P15"><text:tab/>private:</text:p>
      <text:p text:style-name="P15"/>
      <text:p text:style-name="P15">};</text:p>
      <text:p text:style-name="P15"/>
      <text:p text:style-name="P15">#endif</text:p>
      <text:p text:style-name="P15"/>
      <text:p text:style-name="P12">cri_val.h</text:p>
      <text:p text:style-name="P15">#ifndef IREMOVECRITERIABYVALUE_H</text:p>
      <text:p text:style-name="P15">#define<text:tab/>IREMOVECRITERIABYVALUE_H</text:p>
      <text:p text:style-name="P15">#include "cri.h"</text:p>
      <text:p text:style-name="P15"/>
      <text:p text:style-name="P15">template &lt;class T&gt; class IRemoveCriteriaByValue : public IRemoveCriteria&lt;T&gt;{</text:p>
      <text:p text:style-name="P15">public:</text:p>
      <text:p text:style-name="P15"><text:s text:c="4"/>IRemoveCriteriaByValue(T&amp;&amp; value) : _value(value) {};</text:p>
      <text:p text:style-name="P15"><text:s text:c="4"/>bool isIt(T* value) override{</text:p>
      <text:p text:style-name="P15"><text:s text:c="8"/>return _value == *value;</text:p>
      <text:p text:style-name="P15"><text:s text:c="4"/>}</text:p>
      <text:p text:style-name="P15"/>
      <text:p text:style-name="P15">private:</text:p>
      <text:p text:style-name="P15"><text:s text:c="4"/>T _value;</text:p>
      <text:p text:style-name="P15">};</text:p>
      <text:p text:style-name="P15"/>
      <text:p text:style-name="P15">#endif</text:p>
      <text:p text:style-name="P12"/>
      <text:p text:style-name="P12">list_alloc.h</text:p>
      <text:p text:style-name="P15">#ifndef TLIST_H</text:p>
      <text:p text:style-name="P15">#define<text:tab/>TLIST_H</text:p>
      <text:p text:style-name="P15"/>
      <text:p text:style-name="P15">#include "list_item_alloc.h"</text:p>
      <text:p text:style-name="P15"><text:soft-page-break/>#include "figure.h"</text:p>
      <text:p text:style-name="P15"/>
      <text:p text:style-name="P15">#include &lt;memory&gt;</text:p>
      <text:p text:style-name="P15"/>
      <text:p text:style-name="P15">template &lt;class T&gt; class TList_alloc {</text:p>
      <text:p text:style-name="P15"><text:tab/>public:</text:p>
      <text:p text:style-name="P15"><text:tab/><text:tab/>TList_alloc();</text:p>
      <text:p text:style-name="P15"><text:tab/><text:tab/></text:p>
      <text:p text:style-name="P15"><text:tab/><text:tab/>void addRight(std::shared_ptr&lt;T&gt; <text:s/>&amp;item);</text:p>
      <text:p text:style-name="P15"><text:tab/><text:tab/>void addRight(std::shared_ptr&lt;T&gt; &amp;&amp;item);</text:p>
      <text:p text:style-name="P15"><text:tab/><text:tab/>bool empty();</text:p>
      <text:p text:style-name="P15"><text:tab/><text:tab/>std::shared_ptr&lt;T&gt; getValue();</text:p>
      <text:p text:style-name="P15"><text:tab/><text:tab/>void del();</text:p>
      <text:p text:style-name="P15"><text:tab/><text:tab/></text:p>
      <text:p text:style-name="P15"><text:tab/><text:tab/>template &lt;class A&gt; friend std::ostream&amp; operator&lt;&lt;(std::ostream&amp; os,const TList_alloc&lt;A&gt;&amp; LIST);</text:p>
      <text:p text:style-name="P15"><text:tab/><text:tab/>virtual ~TList_alloc();</text:p>
      <text:p text:style-name="P15"><text:tab/><text:tab/></text:p>
      <text:p text:style-name="P15"><text:tab/><text:tab/>void goRight();</text:p>
      <text:p text:style-name="P15"><text:tab/><text:tab/>void goLeft ();</text:p>
      <text:p text:style-name="P15"><text:tab/><text:tab/></text:p>
      <text:p text:style-name="P15"><text:tab/>private:</text:p>
      <text:p text:style-name="P15"><text:tab/><text:tab/>std::shared_ptr&lt;TListItem_alloc&lt;T&gt;&gt; head;</text:p>
      <text:p text:style-name="P15"><text:tab/><text:tab/>std::shared_ptr&lt;TListItem_alloc&lt;T&gt;&gt; current;</text:p>
      <text:p text:style-name="P15">};</text:p>
      <text:p text:style-name="P15"/>
      <text:p text:style-name="P15">#endif<text:tab/>/* TLIST_H */</text:p>
      <text:p text:style-name="P15"/>
      <text:p text:style-name="P12">list_alloc.cpp</text:p>
      <text:p text:style-name="P15">#include "list_alloc.h"</text:p>
      <text:p text:style-name="P15"/>
      <text:p text:style-name="P15">template &lt;class T&gt; TList_alloc&lt;T&gt;::TList_alloc() : head(nullptr) {</text:p>
      <text:p text:style-name="P15"><text:tab/>current = head;</text:p>
      <text:p text:style-name="P15">}</text:p>
      <text:p text:style-name="P15"/>
      <text:p text:style-name="P15">template &lt;class T&gt; std::shared_ptr&lt;T&gt; TList_alloc&lt;T&gt;::getValue() {</text:p>
      <text:p text:style-name="P15"><text:tab/>return current ? current-&gt;getValue() : nullptr;</text:p>
      <text:p text:style-name="P15">}</text:p>
      <text:p text:style-name="P15"/>
      <text:p text:style-name="P15">template &lt;class T&gt; void TList_alloc&lt;T&gt;::goRight() {</text:p>
      <text:p text:style-name="P15"><text:tab/>if (current &amp;&amp; <text:s/>current-&gt;getNext())</text:p>
      <text:p text:style-name="P15"><text:tab/><text:tab/>current = current-&gt;getNext();</text:p>
      <text:p text:style-name="P15">}</text:p>
      <text:p text:style-name="P15"/>
      <text:p text:style-name="P15">template &lt;class T&gt; void TList_alloc&lt;T&gt;::goLeft () {</text:p>
      <text:p text:style-name="P15"><text:tab/>if (current &amp;&amp; current-&gt;getPrev())</text:p>
      <text:p text:style-name="P15"><text:tab/><text:tab/>current = current-&gt;getPrev();</text:p>
      <text:p text:style-name="P15">}</text:p>
      <text:p text:style-name="P15"/>
      <text:p text:style-name="P15">template &lt;class T&gt; void TList_alloc&lt;T&gt;::del() {</text:p>
      <text:p text:style-name="P15"><text:tab/>if (current) {</text:p>
      <text:p text:style-name="P15"><text:tab/><text:tab/>std::shared_ptr&lt;TListItem_alloc&lt;T&gt;&gt; next = current-&gt;getNext();</text:p>
      <text:p text:style-name="P15"><text:tab/><text:tab/>std::shared_ptr&lt;TListItem_alloc&lt;T&gt;&gt; prev = current-&gt;getPrev();</text:p>
      <text:p text:style-name="P15"><text:tab/><text:tab/>std::shared_ptr&lt;TListItem_alloc&lt;T&gt;&gt; item = next; </text:p>
      <text:p text:style-name="P15"><text:tab/><text:tab/></text:p>
      <text:p text:style-name="P15"><text:tab/><text:tab/>if (!item)</text:p>
      <text:p text:style-name="P15"><text:soft-page-break/><text:tab/><text:tab/><text:tab/>item = prev;</text:p>
      <text:p text:style-name="P15"><text:tab/><text:tab/></text:p>
      <text:p text:style-name="P15"><text:tab/><text:tab/>if (prev)</text:p>
      <text:p text:style-name="P15"><text:tab/><text:tab/><text:tab/>prev-&gt;setNext(next);</text:p>
      <text:p text:style-name="P15"><text:tab/><text:tab/><text:tab/></text:p>
      <text:p text:style-name="P15"><text:tab/><text:tab/>if (next)</text:p>
      <text:p text:style-name="P15"><text:tab/><text:tab/><text:tab/>next-&gt;setPrev(prev);</text:p>
      <text:p text:style-name="P15"><text:tab/><text:tab/></text:p>
      <text:p text:style-name="P15"><text:tab/><text:tab/>if (current == head)</text:p>
      <text:p text:style-name="P15"><text:tab/><text:tab/><text:tab/>head = item;</text:p>
      <text:p text:style-name="P15"><text:tab/><text:tab/><text:tab/></text:p>
      <text:p text:style-name="P15"><text:tab/><text:tab/>next.reset();</text:p>
      <text:p text:style-name="P15"><text:tab/><text:tab/>prev.reset();</text:p>
      <text:p text:style-name="P15"><text:tab/><text:tab/></text:p>
      <text:p text:style-name="P15"><text:tab/><text:tab/>std::cout &lt;&lt; current.unique() &lt;&lt; "\n";</text:p>
      <text:p text:style-name="P15"><text:tab/><text:tab/></text:p>
      <text:p text:style-name="P15"><text:tab/><text:tab/>current = item;</text:p>
      <text:p text:style-name="P15"><text:tab/>}</text:p>
      <text:p text:style-name="P15">}</text:p>
      <text:p text:style-name="P15"/>
      <text:p text:style-name="P15">template &lt;class T&gt; std::ostream&amp; operator&lt;&lt;(std::ostream&amp; os, const TList_alloc&lt;T&gt;&amp; stack) {</text:p>
      <text:p text:style-name="P15"><text:tab/>std::shared_ptr&lt;TListItem_alloc&lt;T&gt;&gt; item = stack.head;</text:p>
      <text:p text:style-name="P15"/>
      <text:p text:style-name="P15"><text:tab/>while(item != nullptr) {</text:p>
      <text:p text:style-name="P15"><text:tab/><text:tab/>os &lt;&lt; *item;</text:p>
      <text:p text:style-name="P15"><text:tab/><text:tab/>item = item-&gt;getNext();</text:p>
      <text:p text:style-name="P15"><text:tab/>}</text:p>
      <text:p text:style-name="P15"/>
      <text:p text:style-name="P15"><text:tab/>return os;</text:p>
      <text:p text:style-name="P15">}</text:p>
      <text:p text:style-name="P15"/>
      <text:p text:style-name="P15">template &lt;class T&gt; void TList_alloc&lt;T&gt;::addRight(std::shared_ptr&lt;T&gt; &amp;item) {</text:p>
      <text:p text:style-name="P15"><text:tab/>std::shared_ptr&lt;TListItem_alloc&lt;T&gt;&gt; other(new TListItem_alloc&lt;T&gt;(item));</text:p>
      <text:p text:style-name="P15"/>
      <text:p text:style-name="P15"><text:tab/>if (current) {</text:p>
      <text:p text:style-name="P15"><text:tab/><text:tab/>std::shared_ptr&lt;TListItem_alloc&lt;T&gt;&gt; next = current-&gt;getNext();</text:p>
      <text:p text:style-name="P15"><text:tab/><text:tab/>current-&gt;setNext(other);</text:p>
      <text:p text:style-name="P15"><text:tab/><text:tab/>other-&gt;setNext(next);</text:p>
      <text:p text:style-name="P15"><text:tab/><text:tab/>other-&gt;setPrev(current);</text:p>
      <text:p text:style-name="P15"><text:tab/>}</text:p>
      <text:p text:style-name="P15"><text:tab/>else {</text:p>
      <text:p text:style-name="P15"><text:tab/><text:tab/>current = other;</text:p>
      <text:p text:style-name="P15"><text:tab/><text:tab/>head <text:s text:c="3"/>= other;</text:p>
      <text:p text:style-name="P15"><text:tab/>}</text:p>
      <text:p text:style-name="P15">}</text:p>
      <text:p text:style-name="P15"/>
      <text:p text:style-name="P15">template &lt;class T&gt; void TList_alloc&lt;T&gt;::addRight(std::shared_ptr&lt;T&gt; &amp;&amp;item) {</text:p>
      <text:p text:style-name="P15"><text:tab/>std::shared_ptr&lt;TListItem_alloc&lt;T&gt;&gt; other(new TListItem_alloc&lt;T&gt;(item));</text:p>
      <text:p text:style-name="P15"/>
      <text:p text:style-name="P15"><text:tab/>if (current) {</text:p>
      <text:p text:style-name="P15"><text:tab/><text:tab/>std::shared_ptr&lt;TListItem_alloc&lt;T&gt;&gt; next = current-&gt;getNext();</text:p>
      <text:p text:style-name="P15"><text:soft-page-break/><text:tab/><text:tab/>current-&gt;setNext(other);</text:p>
      <text:p text:style-name="P15"><text:tab/><text:tab/>other-&gt;setNext(next);</text:p>
      <text:p text:style-name="P15"><text:tab/><text:tab/>other-&gt;setPrev(current);</text:p>
      <text:p text:style-name="P15"><text:tab/>}</text:p>
      <text:p text:style-name="P15"><text:tab/>else {</text:p>
      <text:p text:style-name="P15"><text:tab/><text:tab/>current = other;</text:p>
      <text:p text:style-name="P15"><text:tab/><text:tab/>head <text:s text:c="3"/>= other;</text:p>
      <text:p text:style-name="P15"><text:tab/>}</text:p>
      <text:p text:style-name="P15">}</text:p>
      <text:p text:style-name="P15"/>
      <text:p text:style-name="P15">template &lt;class T&gt; bool TList_alloc&lt;T&gt;::empty() {</text:p>
      <text:p text:style-name="P15"><text:s text:c="4"/>return head == nullptr;</text:p>
      <text:p text:style-name="P15">}</text:p>
      <text:p text:style-name="P15"/>
      <text:p text:style-name="P15">template &lt;class T&gt; TList_alloc&lt;T&gt;::~TList_alloc() {</text:p>
      <text:p text:style-name="P15"><text:tab/>std::cout &lt;&lt; "Deleting List\n";</text:p>
      <text:p text:style-name="P15"><text:tab/></text:p>
      <text:p text:style-name="P15"><text:tab/>for (std::shared_ptr&lt;TListItem_alloc&lt;T&gt;&gt; item = head; item; item = item-&gt;getNext())</text:p>
      <text:p text:style-name="P15"><text:tab/><text:tab/>item-&gt;resetPtrs();</text:p>
      <text:p text:style-name="P15">}</text:p>
      <text:p text:style-name="P15"/>
      <text:p text:style-name="P15">#include "figure.h"</text:p>
      <text:p text:style-name="P15">template class TList_alloc&lt;Figure&gt;;</text:p>
      <text:p text:style-name="P15">template class TList_alloc&lt;void *&gt;;</text:p>
      <text:p text:style-name="P15">template std::ostream&amp; operator&lt;&lt;(std::ostream&amp; os, const TList_alloc&lt;Figure&gt;&amp; stack);</text:p>
      <text:p text:style-name="P15"/>
      <text:p text:style-name="P12">list_item_alloc.h</text:p>
      <text:p text:style-name="P15">#ifndef TLISTITEM_H</text:p>
      <text:p text:style-name="P15">#define<text:tab/>TLISTITEM_H</text:p>
      <text:p text:style-name="P15">#include &lt;memory&gt;</text:p>
      <text:p text:style-name="P15"/>
      <text:p text:style-name="P15">template &lt;class T&gt; class TListItem {</text:p>
      <text:p text:style-name="P15">public:</text:p>
      <text:p text:style-name="P15"><text:s text:c="4"/>TListItem(T* value);</text:p>
      <text:p text:style-name="P15"><text:s text:c="4"/>TListItem(const std::shared_ptr&lt;T&gt;&amp; value);</text:p>
      <text:p text:style-name="P15"><text:s text:c="4"/></text:p>
      <text:p text:style-name="P15"><text:s text:c="4"/>std::shared_ptr&lt;T&gt; getValue();</text:p>
      <text:p text:style-name="P15"><text:s text:c="4"/>std::shared_ptr&lt;TListItem&lt;T&gt;&gt; getNext();</text:p>
      <text:p text:style-name="P15"><text:s text:c="4"/>void setNext(std::shared_ptr&lt;TListItem&lt;T&gt;&gt; next);</text:p>
      <text:p text:style-name="P15"><text:s text:c="4"/>void PushBack(std::shared_ptr&lt;TListItem&lt;T&gt;&gt; next);</text:p>
      <text:p text:style-name="P15"><text:s text:c="4"/></text:p>
      <text:p text:style-name="P15"><text:s text:c="4"/>virtual ~TListItem();</text:p>
      <text:p text:style-name="P15">private:</text:p>
      <text:p text:style-name="P15"><text:s text:c="4"/>std::shared_ptr&lt;T&gt; _value;</text:p>
      <text:p text:style-name="P15"><text:s text:c="4"/>std::shared_ptr&lt;TListItem&gt; _next;</text:p>
      <text:p text:style-name="P15"/>
      <text:p text:style-name="P15">};</text:p>
      <text:p text:style-name="P15"/>
      <text:p text:style-name="P15">#endif</text:p>
      <text:p text:style-name="P15"/>
      <text:p text:style-name="P12">list_item_alloc.cpp</text:p>
      <text:p text:style-name="P15">#include "list_item.h"</text:p>
      <text:p text:style-name="P15"/>
      <text:p text:style-name="P15">template &lt;class T&gt; TListItem&lt;T&gt;::TListItem(T* value) {</text:p>
      <text:p text:style-name="P15"><text:soft-page-break/><text:s text:c="4"/>_value = std::shared_ptr&lt;T&gt; (value);</text:p>
      <text:p text:style-name="P15"><text:s text:c="4"/>_next = nullptr;</text:p>
      <text:p text:style-name="P15">}</text:p>
      <text:p text:style-name="P15"/>
      <text:p text:style-name="P15">template &lt;class T&gt; std::shared_ptr&lt;T&gt; TListItem&lt;T&gt;::getValue() {</text:p>
      <text:p text:style-name="P15"><text:s text:c="4"/>return _value;</text:p>
      <text:p text:style-name="P15">}</text:p>
      <text:p text:style-name="P15"/>
      <text:p text:style-name="P15">template &lt;class T&gt; std::shared_ptr&lt;TListItem&lt;T&gt;&gt; TListItem&lt;T&gt;::getNext() {</text:p>
      <text:p text:style-name="P15"><text:s text:c="4"/>return _next;</text:p>
      <text:p text:style-name="P15">}</text:p>
      <text:p text:style-name="P15"/>
      <text:p text:style-name="P15">template &lt;class T&gt; void TListItem&lt;T&gt;::setNext(std::shared_ptr&lt;TListItem&gt; next) {</text:p>
      <text:p text:style-name="P15"><text:s text:c="4"/>_next = next;</text:p>
      <text:p text:style-name="P15">}</text:p>
      <text:p text:style-name="P15"/>
      <text:p text:style-name="P15">template &lt;class T&gt; void TListItem&lt;T&gt;::PushBack(std::shared_ptr&lt;TListItem&gt; next) {</text:p>
      <text:p text:style-name="P15"><text:s text:c="4"/>if (_next != nullptr) {</text:p>
      <text:p text:style-name="P15"><text:s text:c="8"/>_next-&gt;PushBack(next);</text:p>
      <text:p text:style-name="P15"><text:s text:c="4"/>} else {</text:p>
      <text:p text:style-name="P15"><text:s text:c="8"/>_next = next;</text:p>
      <text:p text:style-name="P15"><text:s text:c="4"/>}</text:p>
      <text:p text:style-name="P15">}</text:p>
      <text:p text:style-name="P15"/>
      <text:p text:style-name="P15">template &lt;class T&gt; TListItem&lt;T&gt;::~TListItem() {</text:p>
      <text:p text:style-name="P15">}</text:p>
      <text:p text:style-name="P15"/>
      <text:p text:style-name="P15">#include "ttree.h"</text:p>
      <text:p text:style-name="P15">#include "triangle.h"</text:p>
      <text:p text:style-name="P15">template class TListItem&lt;TTree&lt;Triangle&gt;&gt;;</text:p>
      <text:p text:style-name="P15">template class TListItem&lt;Triangle&gt;;</text:p>
      <text:p text:style-name="P15"/>
      <text:p text:style-name="P12">main.cpp</text:p>
      <text:p text:style-name="P15">#include &lt;cstdlib&gt;</text:p>
      <text:p text:style-name="P15">#include &lt;iostream&gt;</text:p>
      <text:p text:style-name="P15">#include &lt;memory&gt;</text:p>
      <text:p text:style-name="P15"/>
      <text:p text:style-name="P15">#include "triangle.h"</text:p>
      <text:p text:style-name="P15">#include "ttree.h"</text:p>
      <text:p text:style-name="P15">#include "list.h"</text:p>
      <text:p text:style-name="P15">#include "cri_val.h"</text:p>
      <text:p text:style-name="P15">#include "cri_all.h"</text:p>
      <text:p text:style-name="P15"/>
      <text:p text:style-name="P15">int main(int argc, char** argv) {</text:p>
      <text:p text:style-name="P15"><text:s text:c="4"/>TList&lt;TTree&lt;Triangle&gt;,Triangle&gt; list;</text:p>
      <text:p text:style-name="P15"><text:s text:c="4"/></text:p>
      <text:p text:style-name="P15"><text:s text:c="4"/>list.InsertSubitem(new Triangle(1, 1, 1));</text:p>
      <text:p text:style-name="P15"><text:s text:c="4"/>list.InsertSubitem(new Triangle(2, 1, 1));</text:p>
      <text:p text:style-name="P15"><text:s text:c="4"/>list.InsertSubitem(new Triangle(3, 1, 1));</text:p>
      <text:p text:style-name="P15"><text:s text:c="4"/>list.InsertSubitem(new Triangle(4, 1, 1));</text:p>
      <text:p text:style-name="P15"><text:s text:c="4"/>list.InsertSubitem(new Triangle(5, 1, 1));</text:p>
      <text:p text:style-name="P15"><text:s text:c="4"/>list.InsertSubitem(new Triangle(6, 1, 1));</text:p>
      <text:p text:style-name="P15"><text:s text:c="4"/>list.InsertSubitem(new Triangle(7, 1, 1));</text:p>
      <text:p text:style-name="P15"><text:soft-page-break/></text:p>
      <text:p text:style-name="P15"><text:s text:c="4"/>std::cout &lt;&lt; list &lt;&lt; std::endl;</text:p>
      <text:p text:style-name="P15"><text:s text:c="4"/></text:p>
      <text:p text:style-name="P15"><text:s text:c="4"/>IRemoveCriteriaByValue&lt;Triangle&gt; criteria(Triangle(5,1,1));</text:p>
      <text:p text:style-name="P15"><text:s text:c="4"/>IRemoveCriteriaAll&lt;Triangle&gt; criteriaAll;</text:p>
      <text:p text:style-name="P15"><text:s text:c="4"/>list.RemoveSubitem(&amp;criteria);</text:p>
      <text:p text:style-name="P15"><text:s text:c="4"/></text:p>
      <text:p text:style-name="P15"><text:s text:c="4"/>std::cout &lt;&lt; list &lt;&lt; std::endl;</text:p>
      <text:p text:style-name="P15"/>
      <text:p text:style-name="P15"><text:s text:c="3"/>return 0;</text:p>
      <text:p text:style-name="P15">}</text:p>
      <text:p text:style-name="P15"/>
      <text:p text:style-name="P17"/>
      <text:p text:style-name="P17"/>
      <text:p text:style-name="P17">Результат работы:</text:p>
      <text:p text:style-name="P15">lab07 $ ./bin/main</text:p>
      <text:p text:style-name="P15">Triangle created: 1, 1, 1</text:p>
      <text:p text:style-name="P15">List: New list element created</text:p>
      <text:p text:style-name="P15">SIZE = 1</text:p>
      <text:p text:style-name="P15">List: Added to list</text:p>
      <text:p text:style-name="P15">Triangle created: 2, 1, 1</text:p>
      <text:p text:style-name="P15">SIZE = 2</text:p>
      <text:p text:style-name="P15">List: Add Element in list:2</text:p>
      <text:p text:style-name="P15">Triangle created: 3, 1, 1</text:p>
      <text:p text:style-name="P15">SIZE = 3</text:p>
      <text:p text:style-name="P15">List: Add Element in list:3</text:p>
      <text:p text:style-name="P15">Triangle created: 4, 1, 1</text:p>
      <text:p text:style-name="P15">SIZE = 4</text:p>
      <text:p text:style-name="P15">List: Add Element in list:4</text:p>
      <text:p text:style-name="P15">Triangle created: 5, 1, 1</text:p>
      <text:p text:style-name="P15">SIZE = 5</text:p>
      <text:p text:style-name="P15">List: Add Element in list:5</text:p>
      <text:p text:style-name="P15">Triangle created: 6, 1, 1</text:p>
      <text:p text:style-name="P15">List: New list element created</text:p>
      <text:p text:style-name="P15">SIZE = 1</text:p>
      <text:p text:style-name="P15">List: Added to list</text:p>
      <text:p text:style-name="P15">Triangle created: 7, 1, 1</text:p>
      <text:p text:style-name="P15">SIZE = 2</text:p>
      <text:p text:style-name="P15">List: Add Element in list:2</text:p>
      <text:p text:style-name="P15">List:</text:p>
      <text:p text:style-name="P15">a=1, b=1, c=1</text:p>
      <text:p text:style-name="P15">|--a=2, b=1, c=1</text:p>
      <text:p text:style-name="P15">|--|--a=3, b=1, c=1</text:p>
      <text:p text:style-name="P15">|--|--|--a=4, b=1, c=1</text:p>
      <text:p text:style-name="P15">|--|--|--|--a=5, b=1, c=1</text:p>
      <text:p text:style-name="P15">a=6, b=1, c=1</text:p>
      <text:p text:style-name="P15">|--a=7, b=1, c=1</text:p>
      <text:p text:style-name="P15"/>
      <text:p text:style-name="P15">Triangle created: 5, 1, 1</text:p>
      <text:p text:style-name="P15">Triangle copy created</text:p>
      <text:p text:style-name="P15">Triangle deleted</text:p>
      <text:p text:style-name="P15">----------------------&gt;</text:p>
      <text:p text:style-name="P15">a=1, b=1, c=1</text:p>
      <text:p text:style-name="P15">Triangle copy created</text:p>
      <text:p text:style-name="P15">SIZE = 1</text:p>
      <text:p text:style-name="P15">Triangle deleted</text:p>
      <text:p text:style-name="P15"><text:soft-page-break/>a=2, b=1, c=1</text:p>
      <text:p text:style-name="P15">Triangle copy created</text:p>
      <text:p text:style-name="P15">SIZE = 2</text:p>
      <text:p text:style-name="P15">Triangle deleted</text:p>
      <text:p text:style-name="P15">a=3, b=1, c=1</text:p>
      <text:p text:style-name="P15">Triangle copy created</text:p>
      <text:p text:style-name="P15">SIZE = 3</text:p>
      <text:p text:style-name="P15">Triangle deleted</text:p>
      <text:p text:style-name="P15">a=4, b=1, c=1</text:p>
      <text:p text:style-name="P15">Triangle copy created</text:p>
      <text:p text:style-name="P15">SIZE = 4</text:p>
      <text:p text:style-name="P15">Triangle deleted</text:p>
      <text:p text:style-name="P15">List: Delete element a=5, b=1, c=1</text:p>
      <text:p text:style-name="P15">Triangle deleted</text:p>
      <text:p text:style-name="P15">Triangle copy created</text:p>
      <text:p text:style-name="P15">SIZE = 1</text:p>
      <text:p text:style-name="P15">Triangle deleted</text:p>
      <text:p text:style-name="P15">Triangle copy created</text:p>
      <text:p text:style-name="P15">SIZE = 2</text:p>
      <text:p text:style-name="P15">Triangle deleted</text:p>
      <text:p text:style-name="P15">Triangle copy created</text:p>
      <text:p text:style-name="P15">SIZE = 3</text:p>
      <text:p text:style-name="P15">Triangle deleted</text:p>
      <text:p text:style-name="P15">Triangle copy created</text:p>
      <text:p text:style-name="P15">SIZE = 4</text:p>
      <text:p text:style-name="P15">Triangle deleted</text:p>
      <text:p text:style-name="P15">a=6, b=1, c=1</text:p>
      <text:p text:style-name="P15">Triangle copy created</text:p>
      <text:p text:style-name="P15">SIZE = 1</text:p>
      <text:p text:style-name="P15">Triangle deleted</text:p>
      <text:p text:style-name="P15">a=7, b=1, c=1</text:p>
      <text:p text:style-name="P15">Triangle copy created</text:p>
      <text:p text:style-name="P15">SIZE = 2</text:p>
      <text:p text:style-name="P15">Triangle deleted</text:p>
      <text:p text:style-name="P15">Triangle copy created</text:p>
      <text:p text:style-name="P15">SIZE = 1</text:p>
      <text:p text:style-name="P15">Triangle deleted</text:p>
      <text:p text:style-name="P15">Triangle copy created</text:p>
      <text:p text:style-name="P15">SIZE = 2</text:p>
      <text:p text:style-name="P15">Triangle deleted</text:p>
      <text:p text:style-name="P15">!!!!!!!!!!!!!!!!!!!!!!!</text:p>
      <text:p text:style-name="P15">List:</text:p>
      <text:p text:style-name="P15">a=1, b=1, c=1</text:p>
      <text:p text:style-name="P15">|--a=2, b=1, c=1</text:p>
      <text:p text:style-name="P15">|--|--a=3, b=1, c=1</text:p>
      <text:p text:style-name="P15">|--|--|--a=4, b=1, c=1</text:p>
      <text:p text:style-name="P15">a=6, b=1, c=1</text:p>
      <text:p text:style-name="P15">|--a=7, b=1, c=1</text:p>
      <text:p text:style-name="P15"/>
      <text:p text:style-name="P15">Triangle deleted</text:p>
      <text:p text:style-name="P15">List: deleted</text:p>
      <text:p text:style-name="P15">Triangle deleted</text:p>
      <text:p text:style-name="P15">Triangle deleted</text:p>
      <text:p text:style-name="P15">Triangle deleted</text:p>
      <text:p text:style-name="P15">Triangle deleted</text:p>
      <text:p text:style-name="P15">Triangle deleted</text:p>
      <text:p text:style-name="P15"><text:soft-page-break/>Triangle deleted</text:p>
      <text:p text:style-name="P29"><text:span text:style-name="T3">Лабораторная работа №</text:span><text:span text:style-name="T3">8</text:span></text:p>
      <text:p text:style-name="P23"/>
      <text:p text:style-name="P15"><text:span text:style-name="T4">Задача:</text:span><text:span text:style-name="T3"> Используя структуры данных, разработанные для лабораторной работы</text:span><text:span text:style-name="T3"> </text:span><text:span text:style-name="T3">№6 (контейнер 1-ого уровня и классы-фигуры) разработать алгоритм быстрой сортировки для класс-контейнера.</text:span></text:p>
      <text:p text:style-name="P22">Необходимо разработать два вида алгоритма:</text:p>
      <text:p text:style-name="P22">1. Обычный, без параллельных вызовов.</text:p>
      <text:p text:style-name="P15"><text:span text:style-name="T3">2. С использованием параллельных вызовов. В этом случае, каждый рекурсивный</text:span><text:span text:style-name="T3"> </text:span><text:span text:style-name="T3">вызов сортировки должен создаваться в отдельном потоке.</text:span></text:p>
      <text:p text:style-name="P22">Для создания потоков ипользовать механизмы:</text:p>
      <text:p text:style-name="P22">• future</text:p>
      <text:p text:style-name="P22">• packaged task/async</text:p>
      <text:p text:style-name="P22">Для обеспечения потокобезопасности структур использовать механизмы:</text:p>
      <text:p text:style-name="P22">• mutex</text:p>
      <text:p text:style-name="P22">• lock quard</text:p>
      <text:p text:style-name="P22"/>
      <text:p text:style-name="P22">Программа должна позволять:</text:p>
      <text:p text:style-name="P22">• Вводить произвольное количество фигур и добавлять их в контейнер.</text:p>
      <text:p text:style-name="P22">• Распечатывать содержимое контейнера.</text:p>
      <text:p text:style-name="P22">• Удалять фигуры из контейнера.</text:p>
      <text:p text:style-name="P22">• Проводить сортировку контейнера.</text:p>
      <text:p text:style-name="P22"/>
      <text:p text:style-name="P22">Фигуры: трапеция, ромб, 5-угольник.</text:p>
      <text:p text:style-name="P22">Контейнер: N-дерево.</text:p>
      <text:p text:style-name="P32">Исходный код:</text:p>
      <text:p text:style-name="P12"><text:span text:style-name="T3">T</text:span><text:span text:style-name="T3">NTree.h</text:span></text:p>
      <text:p text:style-name="P22">#ifndef TNTREE_H</text:p>
      <text:p text:style-name="P22">#define TNTREE_H</text:p>
      <text:p text:style-name="P22"/>
      <text:p text:style-name="P22">#include &lt;iostream&gt;</text:p>
      <text:p text:style-name="P22">#include &lt;string&gt;</text:p>
      <text:p text:style-name="P22">#include &lt;memory&gt;</text:p>
      <text:p text:style-name="P22">#include &lt;future&gt;</text:p>
      <text:p text:style-name="P22">#include &lt;functional&gt;</text:p>
      <text:p text:style-name="P22">#include "TNTreeItem.h"</text:p>
      <text:p text:style-name="P22">#include "TIterator.h"</text:p>
      <text:p text:style-name="P22"/>
      <text:p text:style-name="P22">template &lt;class T&gt;</text:p>
      <text:p text:style-name="P22">class TNTree {</text:p>
      <text:p text:style-name="P22"><text:tab/>public:</text:p>
      <text:p text:style-name="P22"><text:tab/><text:tab/>TNTree();</text:p>
      <text:p text:style-name="P22"><text:tab/><text:tab/>TNTree( TNTree&lt;T&gt;&amp; orig);</text:p>
      <text:p text:style-name="P22"/>
      <text:p text:style-name="P22"><text:tab/><text:tab/>void Insert(std::string parent_id, std::string id, std::shared_ptr&lt;T&gt; &amp;figure);</text:p>
      <text:p text:style-name="P22"><text:tab/><text:tab/>void Remove(std::string id); </text:p>
      <text:p text:style-name="P22"><text:tab/><text:tab/>void PrintTree() ;</text:p>
      <text:p text:style-name="P22"><text:tab/><text:tab/>void PrintItem(std::string id);</text:p>
      <text:p text:style-name="P22"><text:tab/><text:tab/>void SetNull(std::shared_ptr&lt;TNTreeItem&lt;T&gt;&gt; treeItem);</text:p>
      <text:p text:style-name="P22"><text:tab/><text:tab/>void Des();</text:p>
      <text:p text:style-name="P22"/>
      <text:p text:style-name="P22"><text:tab/><text:tab/>std::shared_ptr&lt;TNTreeItem&lt;T&gt;&gt; getHead();</text:p>
      <text:p text:style-name="P22"><text:tab/><text:tab/>bool empty() ;</text:p>
      <text:p text:style-name="P22"><text:tab/><text:tab/>size_t size();</text:p>
      <text:p text:style-name="P22"/>
      <text:p text:style-name="P22"><text:tab/><text:tab/>TIterator&lt;TNTreeItem&lt;T&gt;, T&gt; begin();</text:p>
      <text:p text:style-name="P22"><text:tab/><text:tab/>TIterator&lt;TNTreeItem&lt;T&gt;, T&gt; end();</text:p>
      <text:p text:style-name="P22"/>
      <text:p text:style-name="P22"><text:tab/><text:tab/>virtual ~TNTree() {};</text:p>
      <text:p text:style-name="P22"/>
      <text:p text:style-name="P22"><text:tab/><text:tab/>template&lt;class U&gt;friend std::ostream &amp;operator&lt;&lt;(std::ostream os, <text:s/>TNTree&lt;U&gt; &amp;tree);</text:p>
      <text:p text:style-name="P22"/>
      <text:p text:style-name="P22"><text:tab/><text:tab/>void push(std::shared_ptr&lt;T&gt;&amp; <text:s/>ptr);</text:p>
      <text:p text:style-name="P22"><text:tab/><text:tab/>void push(std::shared_ptr&lt;T&gt;&amp;&amp; ptr);</text:p>
      <text:p text:style-name="P22"><text:tab/><text:tab/>std::shared_ptr&lt;T&gt; pop();</text:p>
      <text:p text:style-name="P22"><text:tab/><text:tab/>std::shared_ptr&lt;T&gt; pop_last();</text:p>
      <text:p text:style-name="P22"/>
      <text:p text:style-name="P22"><text:tab/><text:tab/>void sort();</text:p>
      <text:p text:style-name="P22"><text:tab/><text:tab/>void sort_parallel();</text:p>
      <text:p text:style-name="P22"/>
      <text:p text:style-name="P22"><text:tab/>private:</text:p>
      <text:p text:style-name="P22"><text:tab/><text:tab/>std::shared_ptr&lt;TNTreeItem&lt;T&gt;&gt; head; </text:p>
      <text:p text:style-name="P22"><text:tab/><text:tab/>std::shared_ptr&lt;TNTreeItem&lt;T&gt;&gt; Find№de(std::shared_ptr&lt;TNTreeItem&lt;T&gt;&gt; node, std::string id);</text:p>
      <text:p text:style-name="P22"><text:tab/><text:tab/>std::future&lt;void&gt; sort_in_background(); </text:p>
      <text:p text:style-name="P22"><text:tab/><text:tab/>void print_nodes(std::shared_ptr&lt;TNTreeItem&lt;T&gt;&gt; treeItem, size_t num) ;</text:p>
      <text:p text:style-name="P22"><text:tab/><text:tab/>void node_remove(std::shared_ptr&lt;TNTreeItem&lt;T&gt;&gt; treeItem, std::string id);</text:p>
      <text:p text:style-name="P22"><text:soft-page-break/><text:tab/><text:tab/>size_t sz;</text:p>
      <text:p text:style-name="P22">};</text:p>
      <text:p text:style-name="P22">#endif /* TNTREE_H */</text:p>
      <text:p text:style-name="P22"/>
      <text:p text:style-name="P25">TNTree.cpp</text:p>
      <text:p text:style-name="P22">#include &lt;string&gt;</text:p>
      <text:p text:style-name="P22">#include &lt;memory&gt;</text:p>
      <text:p text:style-name="P22">#include &lt;exception&gt;</text:p>
      <text:p text:style-name="P22"/>
      <text:p text:style-name="P22">#include "TNTree.h"</text:p>
      <text:p text:style-name="P22">#include "TNTreeItem.h"</text:p>
      <text:p text:style-name="P22"/>
      <text:p text:style-name="P22">template &lt;class T&gt;</text:p>
      <text:p text:style-name="P22">void TNTree&lt;T&gt;::push(std::shared_ptr&lt;T&gt; &amp;ptr) {</text:p>
      <text:p text:style-name="P22"><text:tab/>Insert("0", std::to_string(sz), ptr);</text:p>
      <text:p text:style-name="P22">}</text:p>
      <text:p text:style-name="P22"/>
      <text:p text:style-name="P22">template &lt;class T&gt;</text:p>
      <text:p text:style-name="P22">void TNTree&lt;T&gt;::push(std::shared_ptr&lt;T&gt;&amp;&amp; ptr) {</text:p>
      <text:p text:style-name="P22"><text:tab/>Insert("0", std::to_string(sz), ptr);</text:p>
      <text:p text:style-name="P22">}</text:p>
      <text:p text:style-name="P22"/>
      <text:p text:style-name="P22">template &lt;class T&gt; void TNTree&lt;T&gt;::sort() {</text:p>
      <text:p text:style-name="P22"><text:s text:c="4"/>if (size() &gt; 1) {</text:p>
      <text:p text:style-name="P22"><text:s text:c="8"/>std::shared_ptr&lt;T&gt; middle = pop();</text:p>
      <text:p text:style-name="P22"><text:s text:c="8"/>TNTree&lt;T&gt; left, right;</text:p>
      <text:p text:style-name="P22"/>
      <text:p text:style-name="P22"><text:s text:c="8"/>while (!empty()) {</text:p>
      <text:p text:style-name="P22"><text:s text:c="12"/>std::shared_ptr&lt;T&gt; item = pop();</text:p>
      <text:p text:style-name="P22"><text:s text:c="12"/>if (*item &lt; *middle) {</text:p>
      <text:p text:style-name="P22"><text:s text:c="16"/>left.push(item);</text:p>
      <text:p text:style-name="P22"><text:s text:c="12"/>} else {</text:p>
      <text:p text:style-name="P22"><text:s text:c="16"/>right.push(item);</text:p>
      <text:p text:style-name="P22"><text:s text:c="12"/>}</text:p>
      <text:p text:style-name="P22"><text:s text:c="8"/>}</text:p>
      <text:p text:style-name="P22"/>
      <text:p text:style-name="P22"><text:s text:c="8"/>left.sort();</text:p>
      <text:p text:style-name="P22"><text:s text:c="8"/>right.sort();</text:p>
      <text:p text:style-name="P22"/>
      <text:p text:style-name="P22"><text:s text:c="8"/>while (!left.empty())</text:p>
      <text:p text:style-name="P22"><text:tab/><text:tab/><text:tab/>push(left.pop_last());</text:p>
      <text:p text:style-name="P22"><text:s text:c="8"/>push(middle);</text:p>
      <text:p text:style-name="P22"><text:s text:c="8"/>while (!right.empty())</text:p>
      <text:p text:style-name="P22"><text:tab/><text:tab/><text:tab/>push(right.pop_last());</text:p>
      <text:p text:style-name="P22"><text:s text:c="2"/></text:p>
      <text:p text:style-name="P22"><text:s text:c="4"/>}</text:p>
      <text:p text:style-name="P22">}</text:p>
      <text:p text:style-name="P22"/>
      <text:p text:style-name="P22">template&lt;class T &gt; std::future&lt;void&gt; TNTree&lt;T&gt;::sort_in_background() {</text:p>
      <text:p text:style-name="P22"><text:s text:c="4"/>std::packaged_task&lt;void(void) &gt; task(std::bind(std::mem_fn(&amp;TNTree&lt;T&gt;::sort_parallel), this));</text:p>
      <text:p text:style-name="P22"><text:s text:c="4"/>std::future&lt;void&gt; res(task.get_future());</text:p>
      <text:p text:style-name="P22"><text:s text:c="4"/>std::thread th(std::move(task));</text:p>
      <text:p text:style-name="P22"><text:s text:c="4"/>th.detach();</text:p>
      <text:p text:style-name="P22"><text:s text:c="4"/>return res;</text:p>
      <text:p text:style-name="P22">}</text:p>
      <text:p text:style-name="P22"><text:soft-page-break/></text:p>
      <text:p text:style-name="P22">template &lt;class T&gt; void TNTree&lt;T&gt;::sort_parallel() {</text:p>
      <text:p text:style-name="P22"><text:s text:c="4"/>if (size() &gt; 1) {</text:p>
      <text:p text:style-name="P22"><text:s text:c="8"/>std::shared_ptr&lt;T&gt; middle = pop_last();</text:p>
      <text:p text:style-name="P22"><text:s text:c="8"/>TNTree&lt;T&gt; left, right;</text:p>
      <text:p text:style-name="P22"/>
      <text:p text:style-name="P22"><text:s text:c="8"/>while (!empty()) {</text:p>
      <text:p text:style-name="P22"><text:s text:c="12"/>std::shared_ptr&lt;T&gt; item = pop_last();</text:p>
      <text:p text:style-name="P22"><text:s text:c="12"/>if (*item &lt; *middle) {</text:p>
      <text:p text:style-name="P22"><text:s text:c="16"/>left.push(item);</text:p>
      <text:p text:style-name="P22"><text:s text:c="12"/>} else {</text:p>
      <text:p text:style-name="P22"><text:s text:c="16"/>right.push(item);</text:p>
      <text:p text:style-name="P22"><text:s text:c="12"/>}</text:p>
      <text:p text:style-name="P22"><text:s text:c="8"/>}</text:p>
      <text:p text:style-name="P22"/>
      <text:p text:style-name="P22"><text:s text:c="8"/>std::future&lt;void&gt; left_res = left.sort_in_background();</text:p>
      <text:p text:style-name="P22"><text:s text:c="8"/>std::future&lt;void&gt; right_res = right.sort_in_background();</text:p>
      <text:p text:style-name="P22"/>
      <text:p text:style-name="P22"><text:s text:c="8"/>left_res.get();</text:p>
      <text:p text:style-name="P22"/>
      <text:p text:style-name="P22"><text:s text:c="8"/>while (!left.empty())</text:p>
      <text:p text:style-name="P22"><text:tab/><text:tab/><text:tab/>push(left.pop_last());</text:p>
      <text:p text:style-name="P22"><text:s text:c="8"/>push(middle);</text:p>
      <text:p text:style-name="P22"><text:s text:c="8"/></text:p>
      <text:p text:style-name="P22"><text:s text:c="8"/>right_res.get();</text:p>
      <text:p text:style-name="P22"><text:s text:c="8"/>while (!right.empty())</text:p>
      <text:p text:style-name="P22"><text:tab/><text:tab/><text:tab/>push(right.pop_last());</text:p>
      <text:p text:style-name="P22"/>
      <text:p text:style-name="P22"><text:s text:c="4"/>}</text:p>
      <text:p text:style-name="P22">}</text:p>
      <text:p text:style-name="P22"/>
      <text:p text:style-name="P22">template &lt;class T&gt;</text:p>
      <text:p text:style-name="P22">std::shared_ptr&lt;T&gt; TNTree&lt;T&gt;::pop() {</text:p>
      <text:p text:style-name="P22"><text:tab/>std::shared_ptr&lt;T&gt; vp = nullptr;</text:p>
      <text:p text:style-name="P22"><text:tab/></text:p>
      <text:p text:style-name="P22"><text:tab/>if (head &amp;&amp; size()) {</text:p>
      <text:p text:style-name="P22"><text:tab/><text:tab/>std::shared_ptr&lt;TNTreeItem&lt;T&gt;&gt; titem = Find№de(head, std::to_string(size() - 1));</text:p>
      <text:p text:style-name="P22"/>
      <text:p text:style-name="P22"><text:tab/><text:tab/>if (titem) {</text:p>
      <text:p text:style-name="P22"><text:tab/><text:tab/><text:tab/>std::string did = titem-&gt;getID();</text:p>
      <text:p text:style-name="P22"><text:tab/><text:tab/><text:tab/>vp = titem-&gt;getFigure();</text:p>
      <text:p text:style-name="P22"><text:tab/><text:tab/><text:tab/>Remove(did);</text:p>
      <text:p text:style-name="P22"><text:tab/><text:tab/>}</text:p>
      <text:p text:style-name="P22"><text:tab/>}</text:p>
      <text:p text:style-name="P22"/>
      <text:p text:style-name="P22"><text:tab/>return vp;</text:p>
      <text:p text:style-name="P22">}</text:p>
      <text:p text:style-name="P22"/>
      <text:p text:style-name="P22">template &lt;class T&gt;</text:p>
      <text:p text:style-name="P22">std::shared_ptr&lt;T&gt; TNTree&lt;T&gt;::pop_last() {</text:p>
      <text:p text:style-name="P22"><text:tab/>std::shared_ptr&lt;T&gt; vp = nullptr;</text:p>
      <text:p text:style-name="P22"><text:tab/></text:p>
      <text:p text:style-name="P22"><text:tab/>if (head &amp;&amp; size()) {</text:p>
      <text:p text:style-name="P22"><text:tab/><text:tab/>std::string did = head-&gt;getID();</text:p>
      <text:p text:style-name="P22"><text:tab/><text:tab/>vp = head-&gt;getFigure();</text:p>
      <text:p text:style-name="P22"><text:soft-page-break/><text:tab/><text:tab/>Remove(did);</text:p>
      <text:p text:style-name="P22"/>
      <text:p text:style-name="P22"><text:tab/>}</text:p>
      <text:p text:style-name="P22"/>
      <text:p text:style-name="P22"><text:tab/>return vp;</text:p>
      <text:p text:style-name="P22">}</text:p>
      <text:p text:style-name="P22"/>
      <text:p text:style-name="P22">template &lt;class T&gt;</text:p>
      <text:p text:style-name="P22">TNTree&lt;T&gt;::TNTree() {</text:p>
      <text:p text:style-name="P22"><text:tab/>sz = 0;</text:p>
      <text:p text:style-name="P22"><text:s text:c="4"/>head = nullptr;</text:p>
      <text:p text:style-name="P22">}</text:p>
      <text:p text:style-name="P22"/>
      <text:p text:style-name="P22">template &lt;class T&gt;</text:p>
      <text:p text:style-name="P22">TNTree&lt;T&gt;::TNTree( TNTree&lt;T&gt;&amp; orig) {</text:p>
      <text:p text:style-name="P22"><text:tab/>sz = 0;</text:p>
      <text:p text:style-name="P22"><text:s text:c="4"/>head = orig.head;</text:p>
      <text:p text:style-name="P22">}</text:p>
      <text:p text:style-name="P22">template &lt;class T&gt;</text:p>
      <text:p text:style-name="P22">void TNTree&lt;T&gt;::Insert(std::string parent_id, std::string id, std::shared_ptr&lt;T&gt; &amp;figure) {</text:p>
      <text:p text:style-name="P22"><text:tab/>sz++;</text:p>
      <text:p text:style-name="P22"><text:tab/></text:p>
      <text:p text:style-name="P22"><text:s text:c="4"/>if (!this-&gt;head) { </text:p>
      <text:p text:style-name="P22"><text:s text:c="8"/>this-&gt;head = std::make_shared&lt;TNTreeItem&lt;T&gt;&gt;(id, figure); </text:p>
      <text:p text:style-name="P22"><text:s text:c="8"/>return;</text:p>
      <text:p text:style-name="P22"><text:s text:c="4"/>}</text:p>
      <text:p text:style-name="P22"><text:s text:c="4"/>else { </text:p>
      <text:p text:style-name="P22"><text:s text:c="8"/>std::shared_ptr&lt;TNTreeItem&lt;T&gt;&gt; parent_node = Find№de(this-&gt;head, parent_id);</text:p>
      <text:p text:style-name="P22"><text:s text:c="8"/>if (parent_node) { </text:p>
      <text:p text:style-name="P22"><text:s text:c="12"/>if (!parent_node-&gt;GetSon()) { </text:p>
      <text:p text:style-name="P22"><text:s text:c="16"/>parent_node-&gt;SetSon(std::make_shared&lt;TNTreeItem&lt;T&gt;&gt;(id, figure)); </text:p>
      <text:p text:style-name="P22"><text:s text:c="12"/>}</text:p>
      <text:p text:style-name="P22"><text:s text:c="12"/>else { </text:p>
      <text:p text:style-name="P22"><text:s text:c="16"/>std::shared_ptr&lt;TNTreeItem&lt;T&gt;&gt; brother = parent_node-&gt;GetSon();</text:p>
      <text:p text:style-name="P22"><text:s text:c="16"/>while (brother-&gt;Next()) {</text:p>
      <text:p text:style-name="P22"><text:s text:c="20"/>brother = brother-&gt;Next(); </text:p>
      <text:p text:style-name="P22"><text:s text:c="16"/>} </text:p>
      <text:p text:style-name="P22"><text:s text:c="16"/>brother-&gt;SetBrother(std::make_shared&lt;TNTreeItem&lt;T&gt;&gt;(id, figure));</text:p>
      <text:p text:style-name="P22"><text:s text:c="12"/>}</text:p>
      <text:p text:style-name="P22"><text:s text:c="8"/>}</text:p>
      <text:p text:style-name="P22"><text:s text:c="8"/>else { </text:p>
      <text:p text:style-name="P22"><text:tab/><text:tab/><text:tab/>PrintTree();</text:p>
      <text:p text:style-name="P22"><text:s text:c="12"/>std::cout &lt;&lt; "Error: invaild parent_id " &lt;&lt; parent_id &lt;&lt; '\n';</text:p>
      <text:p text:style-name="P22"><text:s text:c="8"/>}</text:p>
      <text:p text:style-name="P22"><text:s text:c="4"/>}</text:p>
      <text:p text:style-name="P22">}</text:p>
      <text:p text:style-name="P22"/>
      <text:p text:style-name="P22">template &lt;class T&gt;</text:p>
      <text:p text:style-name="P22">size_t TNTree&lt;T&gt;::size() {</text:p>
      <text:p text:style-name="P22"><text:tab/>return sz;</text:p>
      <text:p text:style-name="P22"><text:soft-page-break/>}</text:p>
      <text:p text:style-name="P22"/>
      <text:p text:style-name="P22">template &lt;class T&gt;</text:p>
      <text:p text:style-name="P22">std::shared_ptr&lt;TNTreeItem&lt;T&gt;&gt; TNTree&lt;T&gt;::Find№de(std::shared_ptr&lt;TNTreeItem&lt;T&gt;&gt; treeItem, std::string id) { </text:p>
      <text:p text:style-name="P22"><text:s text:c="4"/>if (treeItem-&gt;getID() == id) { </text:p>
      <text:p text:style-name="P22"><text:s text:c="8"/>return treeItem;</text:p>
      <text:p text:style-name="P22"><text:s text:c="4"/>}</text:p>
      <text:p text:style-name="P22"><text:s text:c="4"/>if (treeItem-&gt;GetSon()) { </text:p>
      <text:p text:style-name="P22"><text:s text:c="8"/>std::shared_ptr&lt;TNTreeItem&lt;T&gt;&gt;tr = Find№de(treeItem-&gt;GetSon(), id); //let's take a look at his son as an item</text:p>
      <text:p text:style-name="P22"><text:s text:c="8"/>if (tr != nullptr) { </text:p>
      <text:p text:style-name="P22"><text:s text:c="12"/>return tr;</text:p>
      <text:p text:style-name="P22"><text:s text:c="8"/>}</text:p>
      <text:p text:style-name="P22"><text:s text:c="4"/>}</text:p>
      <text:p text:style-name="P22"><text:s text:c="4"/>if (treeItem-&gt;Next()) { </text:p>
      <text:p text:style-name="P22"><text:s text:c="8"/>std::shared_ptr&lt;TNTreeItem&lt;T&gt;&gt; tr = Find№de(treeItem-&gt;Next(), id);</text:p>
      <text:p text:style-name="P22"><text:s text:c="8"/>if (tr != nullptr) {</text:p>
      <text:p text:style-name="P22"><text:s text:c="12"/>return tr;</text:p>
      <text:p text:style-name="P22"><text:s text:c="8"/>}</text:p>
      <text:p text:style-name="P22"><text:s text:c="4"/>}</text:p>
      <text:p text:style-name="P22"><text:s text:c="4"/>return nullptr;</text:p>
      <text:p text:style-name="P22">}</text:p>
      <text:p text:style-name="P22"/>
      <text:p text:style-name="P22">template &lt;class T&gt;</text:p>
      <text:p text:style-name="P22">void TNTree&lt;T&gt;::SetNull(std::shared_ptr&lt;TNTreeItem&lt;T&gt;&gt; t) {</text:p>
      <text:p text:style-name="P22"><text:s text:c="4"/>t = nullptr;</text:p>
      <text:p text:style-name="P22">}</text:p>
      <text:p text:style-name="P22"/>
      <text:p text:style-name="P22">template &lt;class T&gt;</text:p>
      <text:p text:style-name="P22">bool TNTree&lt;T&gt;::empty() <text:s/>{ </text:p>
      <text:p text:style-name="P22"><text:s text:c="4"/>return !sz;</text:p>
      <text:p text:style-name="P22">}</text:p>
      <text:p text:style-name="P22"/>
      <text:p text:style-name="P22">template &lt;class T&gt;</text:p>
      <text:p text:style-name="P22">void TNTree&lt;T&gt;::Des() {</text:p>
      <text:p text:style-name="P22"><text:tab/>head = head-&gt;GetSon();</text:p>
      <text:p text:style-name="P22"/>
      <text:p text:style-name="P22"><text:tab/>if (head) {</text:p>
      <text:p text:style-name="P22"><text:tab/><text:tab/>std::shared_ptr&lt;TNTreeItem&lt;T&gt;&gt; ptr = head-&gt;GetBrother();</text:p>
      <text:p text:style-name="P22"/>
      <text:p text:style-name="P22"><text:tab/><text:tab/>while (ptr) {</text:p>
      <text:p text:style-name="P22"><text:tab/><text:tab/><text:tab/>std::shared_ptr&lt;T&gt; vp = ptr-&gt;getFigure();</text:p>
      <text:p text:style-name="P22"><text:tab/><text:tab/><text:tab/>std::string id = ptr-&gt;getID();</text:p>
      <text:p text:style-name="P22"><text:tab/><text:tab/><text:tab/></text:p>
      <text:p text:style-name="P22"><text:tab/><text:tab/><text:tab/>node_remove(ptr, id);</text:p>
      <text:p text:style-name="P22"><text:tab/><text:tab/><text:tab/>sz--;</text:p>
      <text:p text:style-name="P22"><text:tab/><text:tab/><text:tab/>Insert(head-&gt;getID(), id, vp);</text:p>
      <text:p text:style-name="P22"><text:tab/><text:tab/><text:tab/></text:p>
      <text:p text:style-name="P22"><text:tab/><text:tab/><text:tab/>ptr = ptr-&gt;GetBrother();</text:p>
      <text:p text:style-name="P22"><text:tab/><text:tab/>}</text:p>
      <text:p text:style-name="P22"><text:tab/>}</text:p>
      <text:p text:style-name="P22">}</text:p>
      <text:p text:style-name="P22"/>
      <text:p text:style-name="P22"><text:soft-page-break/>template &lt;class T&gt;</text:p>
      <text:p text:style-name="P22">void TNTree&lt;T&gt;::node_remove(std::shared_ptr&lt;TNTreeItem&lt;T&gt;&gt; treeItem, std::string id) { //let's deletio our node</text:p>
      <text:p text:style-name="P22"><text:s text:c="4"/>if (treeItem-&gt;GetSon()) { </text:p>
      <text:p text:style-name="P22"><text:s text:c="8"/>if (treeItem-&gt;GetSon()-&gt;getID() == id) {</text:p>
      <text:p text:style-name="P22"><text:s text:c="12"/>std::shared_ptr&lt;TNTreeItem&lt;T&gt;&gt; tr = treeItem-&gt;GetSon();</text:p>
      <text:p text:style-name="P22"><text:s text:c="12"/>treeItem-&gt;SetSon(treeItem-&gt;GetSon()-&gt;Next()); </text:p>
      <text:p text:style-name="P22"><text:s text:c="12"/>SetNull(tr-&gt;Next());</text:p>
      <text:p text:style-name="P22"><text:s text:c="12"/>return;</text:p>
      <text:p text:style-name="P22"><text:s text:c="8"/>}</text:p>
      <text:p text:style-name="P22"><text:s text:c="8"/>else {</text:p>
      <text:p text:style-name="P22"><text:tab/><text:tab/><text:tab/>TNTree&lt;T&gt;::node_remove(treeItem-&gt;GetSon(), id);</text:p>
      <text:p text:style-name="P22"><text:s text:c="8"/>}</text:p>
      <text:p text:style-name="P22"><text:s text:c="4"/>}</text:p>
      <text:p text:style-name="P22"><text:s text:c="4"/>if (treeItem-&gt;GetBrother()) {</text:p>
      <text:p text:style-name="P22"><text:s text:c="8"/>if (treeItem-&gt;GetBrother()-&gt;getID() == id) {</text:p>
      <text:p text:style-name="P22"><text:s text:c="12"/>std::shared_ptr&lt;TNTreeItem&lt;T&gt;&gt; tr = treeItem-&gt;Next();</text:p>
      <text:p text:style-name="P22"><text:s text:c="12"/>treeItem-&gt;SetBrother(treeItem-&gt;Next()-&gt;Next());</text:p>
      <text:p text:style-name="P22"><text:s text:c="12"/>SetNull(tr-&gt;Next());</text:p>
      <text:p text:style-name="P22"><text:s text:c="12"/>return;</text:p>
      <text:p text:style-name="P22"><text:s text:c="8"/>}</text:p>
      <text:p text:style-name="P22"><text:s text:c="8"/>else {</text:p>
      <text:p text:style-name="P22"><text:s text:c="12"/>TNTree&lt;T&gt;::node_remove(treeItem-&gt;Next(), id); </text:p>
      <text:p text:style-name="P22"><text:s text:c="8"/>}</text:p>
      <text:p text:style-name="P22"><text:s text:c="4"/>}</text:p>
      <text:p text:style-name="P22">}</text:p>
      <text:p text:style-name="P22"/>
      <text:p text:style-name="P22">template &lt;class T&gt;</text:p>
      <text:p text:style-name="P22">std::shared_ptr&lt;TNTreeItem&lt;T&gt;&gt; TNTree&lt;T&gt;::getHead() {</text:p>
      <text:p text:style-name="P22"><text:s text:c="4"/>return this-&gt;head;</text:p>
      <text:p text:style-name="P22">}</text:p>
      <text:p text:style-name="P22"/>
      <text:p text:style-name="P22">template &lt;class T&gt;</text:p>
      <text:p text:style-name="P22">void TNTree&lt;T&gt;::Remove(std::string id) { </text:p>
      <text:p text:style-name="P22"><text:tab/>sz--;</text:p>
      <text:p text:style-name="P22"><text:s text:c="4"/>if (head-&gt;getID() == id) {</text:p>
      <text:p text:style-name="P22"><text:s text:c="8"/>TNTree&lt;T&gt;::Des();</text:p>
      <text:p text:style-name="P22"><text:s text:c="4"/>} else {</text:p>
      <text:p text:style-name="P22"><text:s text:c="8"/>TNTree&lt;T&gt;::node_remove(head, id);</text:p>
      <text:p text:style-name="P22"><text:s text:c="3"/>}</text:p>
      <text:p text:style-name="P22">}</text:p>
      <text:p text:style-name="P22"/>
      <text:p text:style-name="P22">template &lt;class T&gt;</text:p>
      <text:p text:style-name="P22">void TNTree&lt;T&gt;::PrintTree() { </text:p>
      <text:p text:style-name="P22"><text:s text:c="4"/>if (this-&gt;head != nullptr) {</text:p>
      <text:p text:style-name="P22"><text:tab/><text:tab/>print_nodes(this-&gt;head, 0);</text:p>
      <text:p text:style-name="P22"><text:tab/>}</text:p>
      <text:p text:style-name="P22">}</text:p>
      <text:p text:style-name="P22"/>
      <text:p text:style-name="P22">template &lt;class T&gt;</text:p>
      <text:p text:style-name="P22">void TNTree&lt;T&gt;::print_nodes(std::shared_ptr&lt;TNTreeItem&lt;T&gt;&gt; treeItem, size_t num) <text:s/>{</text:p>
      <text:p text:style-name="P22"><text:tab/>if (treeItem) {</text:p>
      <text:p text:style-name="P22"><text:s text:c="8"/>for (int i = 0; i &lt; num; ++i)</text:p>
      <text:p text:style-name="P22"><text:s text:c="12"/>printf(" <text:s text:c="2"/>");</text:p>
      <text:p text:style-name="P22"><text:s text:c="8"/></text:p>
      <text:p text:style-name="P22"><text:soft-page-break/><text:s text:c="8"/>std::cout &lt;&lt; *treeItem &lt;&lt; '\n';</text:p>
      <text:p text:style-name="P22"><text:s text:c="8"/></text:p>
      <text:p text:style-name="P22"><text:s text:c="8"/>if (treeItem-&gt;GetSon())</text:p>
      <text:p text:style-name="P22"><text:s text:c="12"/>print_nodes(treeItem-&gt;GetSon(), num + 1);</text:p>
      <text:p text:style-name="P22"><text:s text:c="8"/>if (treeItem-&gt;Next())</text:p>
      <text:p text:style-name="P22"><text:s text:c="12"/>print_nodes(treeItem-&gt;Next(), num);</text:p>
      <text:p text:style-name="P22"><text:s text:c="4"/>}<text:tab/></text:p>
      <text:p text:style-name="P22">}</text:p>
      <text:p text:style-name="P22"/>
      <text:p text:style-name="P22">template &lt;class T&gt;</text:p>
      <text:p text:style-name="P22">void TNTree&lt;T&gt;::PrintItem(std::string id) {</text:p>
      <text:p text:style-name="P22"><text:s text:c="4"/>std::shared_ptr&lt;TNTreeItem&lt;T&gt;&gt; tmp = Find№de(this-&gt;head, id); </text:p>
      <text:p text:style-name="P22"><text:s text:c="4"/>if(tmp) { </text:p>
      <text:p text:style-name="P22"><text:tab/><text:tab/>std::cout &lt;&lt; tmp-&gt;getFigure() &lt;&lt; std::endl;</text:p>
      <text:p text:style-name="P22"><text:s text:c="4"/>}</text:p>
      <text:p text:style-name="P22">}</text:p>
      <text:p text:style-name="P22"/>
      <text:p text:style-name="P22">template &lt;class T&gt;</text:p>
      <text:p text:style-name="P22">TIterator &lt;TNTreeItem&lt;T&gt;, T&gt; TNTree&lt;T&gt;::begin() {</text:p>
      <text:p text:style-name="P22"><text:tab/>if (head) { //if there is a head</text:p>
      <text:p text:style-name="P22"><text:tab/><text:tab/>return TIterator&lt;TNTreeItem&lt;T&gt;, T&gt;(head);</text:p>
      <text:p text:style-name="P22"><text:tab/>}</text:p>
      <text:p text:style-name="P22"><text:tab/>else {</text:p>
      <text:p text:style-name="P22"><text:tab/><text:tab/>return TIterator&lt;TNTreeItem&lt;T&gt;, T&gt;(nullptr);</text:p>
      <text:p text:style-name="P22"><text:tab/>}<text:tab/></text:p>
      <text:p text:style-name="P22">}</text:p>
      <text:p text:style-name="P22"/>
      <text:p text:style-name="P22">template &lt;class T&gt;</text:p>
      <text:p text:style-name="P22">TIterator &lt;TNTreeItem&lt;T&gt;, T&gt; TNTree&lt;T&gt;::end() {</text:p>
      <text:p text:style-name="P22"><text:tab/>return TIterator&lt;TNTreeItem&lt;T&gt;, T&gt;(nullptr);<text:tab/></text:p>
      <text:p text:style-name="P22">}</text:p>
      <text:p text:style-name="P22"/>
      <text:p text:style-name="P22">template&lt;class U&gt;</text:p>
      <text:p text:style-name="P22">std::ostream&amp; operator&lt;&lt;(std::ostream&amp; os, <text:s/>TNTree&lt;U&gt; &amp;obj) {</text:p>
      <text:p text:style-name="P22"><text:tab/>obj.PrintTree();</text:p>
      <text:p text:style-name="P22"><text:tab/>return os;</text:p>
      <text:p text:style-name="P22">}</text:p>
      <text:p text:style-name="P22"/>
      <text:p text:style-name="P22">#include "figure.h"</text:p>
      <text:p text:style-name="P22">template class TNTree&lt;Figure&gt;;</text:p>
      <text:p text:style-name="P22">template std::ostream&amp; operator&lt;&lt;(std::ostream&amp; os, <text:s/>TNTree&lt;Figure&gt; &amp;obj);</text:p>
      <text:p text:style-name="P22"/>
      <text:p text:style-name="P25">TNTreeItem.h</text:p>
      <text:p text:style-name="P22">#ifndef TNTREEITEM_H</text:p>
      <text:p text:style-name="P22">#define TNTREEITEM_H</text:p>
      <text:p text:style-name="P22"/>
      <text:p text:style-name="P22">#include &lt;string&gt;</text:p>
      <text:p text:style-name="P22">#include &lt;memory&gt;</text:p>
      <text:p text:style-name="P22"/>
      <text:p text:style-name="P22">#include "TIterator.h"</text:p>
      <text:p text:style-name="P22"/>
      <text:p text:style-name="P22">template &lt;class T&gt; class TNTree;</text:p>
      <text:p text:style-name="P22"/>
      <text:p text:style-name="P22">template &lt;class T&gt;</text:p>
      <text:p text:style-name="P22">class TNTreeItem : public std::enable_shared_from_this&lt;TNTreeItem&lt;T&gt;&gt; {</text:p>
      <text:p text:style-name="P22"><text:soft-page-break/><text:tab/>public:</text:p>
      <text:p text:style-name="P22"><text:tab/><text:tab/>TNTreeItem();</text:p>
      <text:p text:style-name="P22"><text:tab/><text:tab/>TNTreeItem(std::string id, <text:s/>std::shared_ptr&lt;T&gt; &amp;figure);</text:p>
      <text:p text:style-name="P22"/>
      <text:p text:style-name="P22"><text:tab/><text:tab/>template &lt;class U&gt; friend std::ostream&amp; operator&lt;&lt;(std::ostream&amp; os, <text:s/>TNTreeItem&lt;U&gt;&amp; obj);</text:p>
      <text:p text:style-name="P22"/>
      <text:p text:style-name="P22"><text:tab/><text:tab/></text:p>
      <text:p text:style-name="P22"><text:tab/><text:tab/>void SetSon(std::shared_ptr&lt;TNTreeItem&lt;T&gt;&gt; son);</text:p>
      <text:p text:style-name="P22"><text:tab/><text:tab/>void SetBrother(std::shared_ptr&lt;TNTreeItem&lt;T&gt;&gt; brother); </text:p>
      <text:p text:style-name="P22"><text:tab/><text:tab/></text:p>
      <text:p text:style-name="P22"><text:tab/><text:tab/>std::shared_ptr&lt;TNTreeItem&lt;T&gt;&gt; GetSon();</text:p>
      <text:p text:style-name="P22"><text:tab/><text:tab/>std::shared_ptr&lt;TNTreeItem&lt;T&gt;&gt; GetBrother();</text:p>
      <text:p text:style-name="P22"><text:tab/><text:tab/>std::shared_ptr&lt;T&gt; getFigure() ; </text:p>
      <text:p text:style-name="P22"><text:tab/><text:tab/>std::string getID(); </text:p>
      <text:p text:style-name="P22"><text:tab/><text:tab/>std::shared_ptr&lt;TNTreeItem&lt;T&gt;&gt; Begin();</text:p>
      <text:p text:style-name="P22"><text:tab/><text:tab/>std::shared_ptr&lt;TNTreeItem&lt;T&gt;&gt; Next();</text:p>
      <text:p text:style-name="P22"/>
      <text:p text:style-name="P22"><text:tab/><text:tab/>virtual ~TNTreeItem() {};</text:p>
      <text:p text:style-name="P22"/>
      <text:p text:style-name="P22"><text:tab/>private:</text:p>
      <text:p text:style-name="P22"><text:tab/><text:tab/>std::string id; </text:p>
      <text:p text:style-name="P22"><text:tab/><text:tab/>std::shared_ptr&lt;T&gt; figure;</text:p>
      <text:p text:style-name="P22"/>
      <text:p text:style-name="P22"><text:tab/><text:tab/>std::shared_ptr&lt;TNTreeItem&lt;T&gt;&gt; son;</text:p>
      <text:p text:style-name="P22"><text:tab/><text:tab/>std::shared_ptr&lt;TNTreeItem&lt;T&gt;&gt; brother;</text:p>
      <text:p text:style-name="P22">};</text:p>
      <text:p text:style-name="P22"/>
      <text:p text:style-name="P22">#endif <text:s/>/* TNTREEITEM_H */</text:p>
      <text:p text:style-name="P22"/>
      <text:p text:style-name="P12"><text:span text:style-name="T3">TNTreeItem.</text:span><text:span text:style-name="T3">cpp</text:span></text:p>
      <text:p text:style-name="P22">#include &lt;iostream&gt;</text:p>
      <text:p text:style-name="P22">#include &lt;string&gt;</text:p>
      <text:p text:style-name="P22"/>
      <text:p text:style-name="P22">#include "TNTreeItem.h"</text:p>
      <text:p text:style-name="P22"/>
      <text:p text:style-name="P22"/>
      <text:p text:style-name="P22">template &lt;class T&gt;</text:p>
      <text:p text:style-name="P22">TNTreeItem&lt;T&gt;::TNTreeItem() {</text:p>
      <text:p text:style-name="P22"><text:s text:c="4"/>this-&gt;brother = nullptr;</text:p>
      <text:p text:style-name="P22"><text:s text:c="4"/>this-&gt;son = nullptr;</text:p>
      <text:p text:style-name="P22"><text:s text:c="4"/>this-&gt;id = "";</text:p>
      <text:p text:style-name="P22">}</text:p>
      <text:p text:style-name="P22"/>
      <text:p text:style-name="P22"/>
      <text:p text:style-name="P22">template &lt;class T&gt;</text:p>
      <text:p text:style-name="P22">TNTreeItem&lt;T&gt;::TNTreeItem(std::string id, <text:s/>std::shared_ptr&lt;T&gt; &amp;figure) { </text:p>
      <text:p text:style-name="P22"><text:s text:c="4"/>this-&gt;figure = figure;</text:p>
      <text:p text:style-name="P22"><text:s text:c="4"/>this-&gt;brother = nullptr;</text:p>
      <text:p text:style-name="P22"><text:s text:c="4"/>this-&gt;son = nullptr;</text:p>
      <text:p text:style-name="P22"><text:s text:c="4"/>this-&gt;id = id;</text:p>
      <text:p text:style-name="P22">}</text:p>
      <text:p text:style-name="P22"/>
      <text:p text:style-name="P22">template &lt;class T&gt;</text:p>
      <text:p text:style-name="P22">void TNTreeItem&lt;T&gt;::SetSon(std::shared_ptr&lt;TNTreeItem&lt;T&gt;&gt; son) {</text:p>
      <text:p text:style-name="P22"><text:s text:c="4"/>this-&gt;son = son;</text:p>
      <text:p text:style-name="P22"><text:soft-page-break/>}</text:p>
      <text:p text:style-name="P22"/>
      <text:p text:style-name="P22"/>
      <text:p text:style-name="P22">template &lt;class T&gt;</text:p>
      <text:p text:style-name="P22">void TNTreeItem&lt;T&gt;::SetBrother(std::shared_ptr&lt;TNTreeItem&lt;T&gt;&gt; brother) {</text:p>
      <text:p text:style-name="P22"><text:s text:c="4"/>this-&gt;brother = brother;</text:p>
      <text:p text:style-name="P22">}</text:p>
      <text:p text:style-name="P22"/>
      <text:p text:style-name="P22">template &lt;class T&gt;</text:p>
      <text:p text:style-name="P22">std::shared_ptr&lt;T&gt; TNTreeItem&lt;T&gt;::getFigure() <text:s/>{</text:p>
      <text:p text:style-name="P22"><text:s text:c="4"/>return this-&gt;figure; </text:p>
      <text:p text:style-name="P22">}</text:p>
      <text:p text:style-name="P22"/>
      <text:p text:style-name="P22">template &lt;class T&gt;</text:p>
      <text:p text:style-name="P22">std::shared_ptr&lt;TNTreeItem&lt;T&gt;&gt; TNTreeItem&lt;T&gt;::GetSon() {</text:p>
      <text:p text:style-name="P22"><text:s text:c="4"/>return this-&gt;son; </text:p>
      <text:p text:style-name="P22">}</text:p>
      <text:p text:style-name="P22"/>
      <text:p text:style-name="P22">template &lt;class T&gt;</text:p>
      <text:p text:style-name="P22">std::shared_ptr&lt;TNTreeItem&lt;T&gt;&gt; TNTreeItem&lt;T&gt;::GetBrother() {</text:p>
      <text:p text:style-name="P22"><text:s text:c="4"/>return this-&gt;brother; </text:p>
      <text:p text:style-name="P22">}</text:p>
      <text:p text:style-name="P22"/>
      <text:p text:style-name="P22">template &lt;class T&gt;</text:p>
      <text:p text:style-name="P22">std::string TNTreeItem&lt;T&gt;::getID() {</text:p>
      <text:p text:style-name="P22"><text:s text:c="4"/>return this-&gt;id;</text:p>
      <text:p text:style-name="P22">}</text:p>
      <text:p text:style-name="P22"/>
      <text:p text:style-name="P22">template &lt;class T&gt;</text:p>
      <text:p text:style-name="P22">std::shared_ptr&lt;TNTreeItem&lt;T&gt;&gt; TNTreeItem&lt;T&gt;::Begin() {</text:p>
      <text:p text:style-name="P22"><text:tab/>if (!this-&gt;son) {</text:p>
      <text:p text:style-name="P22"><text:tab/><text:tab/>return this-&gt;shared_from_this();</text:p>
      <text:p text:style-name="P22"><text:tab/>}</text:p>
      <text:p text:style-name="P22"><text:tab/>else {</text:p>
      <text:p text:style-name="P22"><text:s text:c="8"/>auto iter = this-&gt;son;</text:p>
      <text:p text:style-name="P22"><text:s text:c="8"/>while (iter-&gt;son)</text:p>
      <text:p text:style-name="P22"><text:s text:c="12"/>iter = iter-&gt;son;</text:p>
      <text:p text:style-name="P22"><text:s text:c="8"/>return iter;</text:p>
      <text:p text:style-name="P22"><text:s text:c="4"/>}</text:p>
      <text:p text:style-name="P22">}</text:p>
      <text:p text:style-name="P22"/>
      <text:p text:style-name="P22">template &lt;class T&gt;</text:p>
      <text:p text:style-name="P22">std::shared_ptr&lt;TNTreeItem&lt;T&gt;&gt; TNTreeItem&lt;T&gt;::Next() {</text:p>
      <text:p text:style-name="P22"><text:tab/>if (this-&gt;brother)</text:p>
      <text:p text:style-name="P22"><text:tab/><text:tab/>return this-&gt;brother;</text:p>
      <text:p text:style-name="P22"><text:tab/>else</text:p>
      <text:p text:style-name="P22"><text:tab/><text:tab/>return nullptr;</text:p>
      <text:p text:style-name="P22">}</text:p>
      <text:p text:style-name="P22"/>
      <text:p text:style-name="P22">template &lt;class T&gt;</text:p>
      <text:p text:style-name="P22">std::ostream&amp; operator&lt;&lt;(std::ostream&amp; os, <text:s/>TNTreeItem&lt;T&gt;&amp; obj) {</text:p>
      <text:p text:style-name="P22"><text:s text:c="4"/>os &lt;&lt; obj.id &lt;&lt; " " &lt;&lt; *obj.figure;</text:p>
      <text:p text:style-name="P22"><text:s text:c="4"/>return os; </text:p>
      <text:p text:style-name="P22">}</text:p>
      <text:p text:style-name="P22"/>
      <text:p text:style-name="P22">#include "figure.h"</text:p>
      <text:p text:style-name="P22"><text:soft-page-break/>template class TNTreeItem&lt;Figure&gt;;</text:p>
      <text:p text:style-name="P22">template std::ostream&amp; operator&lt;&lt;(std::ostream&amp; os, <text:s/>TNTreeItem&lt;Figure&gt; &amp;obj);</text:p>
      <text:p text:style-name="P24"/>
      <text:p text:style-name="P27"><text:span text:style-name="T3">m</text:span><text:span text:style-name="T3">ain.cpp</text:span></text:p>
      <text:p text:style-name="P26">#include &lt;cstdlib&gt;</text:p>
      <text:p text:style-name="P26">#include &lt;iostream&gt;</text:p>
      <text:p text:style-name="P26">#include "figure.h"</text:p>
      <text:p text:style-name="P26">#include "triangle.h"</text:p>
      <text:p text:style-name="P26">#include "TNTree.h"</text:p>
      <text:p text:style-name="P26">#include &lt;random&gt;</text:p>
      <text:p text:style-name="P26"/>
      <text:p text:style-name="P26">int main(int argc, char** argv) {</text:p>
      <text:p text:style-name="P26"><text:s text:c="4"/>TNTree&lt;Figure&gt; tree;</text:p>
      <text:p text:style-name="P26"><text:s text:c="4"/>std::default_random_engine generator;</text:p>
      <text:p text:style-name="P26"><text:s text:c="4"/>std::uniform_int_distribution&lt;int&gt; distribution(1, 10);</text:p>
      <text:p text:style-name="P26"/>
      <text:p text:style-name="P26"><text:s text:c="4"/>for (int i = 0; i &lt; 10; i++) {</text:p>
      <text:p text:style-name="P26"><text:s text:c="8"/>int side = 10 - i;</text:p>
      <text:p text:style-name="P26"/>
      <text:p text:style-name="P26"><text:s text:c="8"/>tree.push(std::shared_ptr&lt;Figure&gt;(new Triangle(side, side, side)));</text:p>
      <text:p text:style-name="P26"><text:s text:c="4"/>}</text:p>
      <text:p text:style-name="P26"/>
      <text:p text:style-name="P26"><text:s text:c="4"/>std::cout &lt;&lt; "Sort -------------" &lt;&lt; std::endl;</text:p>
      <text:p text:style-name="P26"><text:s text:c="4"/>tree.sort_parallel();</text:p>
      <text:p text:style-name="P26"><text:s text:c="4"/>std::cout &lt;&lt; "Done -------------" &lt;&lt; std::endl;</text:p>
      <text:p text:style-name="P26"/>
      <text:p text:style-name="P26"><text:s text:c="4"/>tree.PrintTree();</text:p>
      <text:p text:style-name="P26"><text:s text:c="4"/>return 0;</text:p>
      <text:p text:style-name="P26">}</text:p>
      <text:p text:style-name="P24"/>
      <text:p text:style-name="P24">Результат работы:</text:p>
      <text:p text:style-name="P22">0 Triangle: 1 1 1</text:p>
      <text:p text:style-name="P22"><text:s text:c="3"/>1 Triangle: 14 14 14</text:p>
      <text:p text:style-name="P22"><text:s text:c="3"/>2 Triangle: 76 76 76</text:p>
      <text:p text:style-name="P22"><text:s text:c="3"/>3 Triangle: 46 46 46</text:p>
      <text:p text:style-name="P22"><text:s text:c="3"/>4 Triangle: 54 54 54</text:p>
      <text:p text:style-name="P22"><text:s text:c="3"/>5 Triangle: 22 22 22</text:p>
      <text:p text:style-name="P22"><text:s text:c="3"/>6 Triangle: 5 5 5</text:p>
      <text:p text:style-name="P22"><text:s text:c="3"/>7 Triangle: 68 68 68</text:p>
      <text:p text:style-name="P22"><text:s text:c="3"/>8 Triangle: 68 68 68</text:p>
      <text:p text:style-name="P22"><text:s text:c="3"/>9 Triangle: 94 94 94</text:p>
      <text:p text:style-name="P22">Sort -------------</text:p>
      <text:p text:style-name="P22">Done -------------</text:p>
      <text:p text:style-name="P22">0 Triangle: 1 1 1</text:p>
      <text:p text:style-name="P22"><text:s text:c="3"/>1 Triangle: 5 5 5</text:p>
      <text:p text:style-name="P22"><text:s text:c="3"/>2 Triangle: 14 14 14</text:p>
      <text:p text:style-name="P22"><text:s text:c="3"/>3 Triangle: 22 22 22</text:p>
      <text:p text:style-name="P22"><text:s text:c="3"/>4 Triangle: 46 46 46</text:p>
      <text:p text:style-name="P22"><text:s text:c="3"/>5 Triangle: 54 54 54</text:p>
      <text:p text:style-name="P22"><text:s text:c="3"/>6 Triangle: 68 68 68</text:p>
      <text:p text:style-name="P22"><text:s text:c="3"/>7 Triangle: 68 68 68</text:p>
      <text:p text:style-name="P22"><text:s text:c="3"/>8 Triangle: 76 76 76</text:p>
      <text:p text:style-name="P22"><text:s text:c="3"/>9 Triangle: 94 94 94</text:p>
      <text:p text:style-name="P24"/>
      <text:p text:style-name="P15"><text:soft-page-break/><text:span text:style-name="T1">Задача</text:span>: Используя структуры данных, разработанные для лабораторной работы 6 (контейнер 1-ого уровня и классы-фигуры) необходимо разработать:</text:p>
      <text:p text:style-name="P15">• Контейнер второго уровня с использованием шаблонов.</text:p>
      <text:p text:style-name="P15">• Реализовать с помощью лямбда-выражений набор команд, совершающих операции над контейнером 1-ого уровня: генерация фигур со случайными значениями параметров, печать контейнера на экран, удаление элементов со значением площади меньше определенного числа.</text:p>
      <text:p text:style-name="P15">• В контейнер второго уровня поместить цепочку команд.</text:p>
      <text:p text:style-name="P15">• Реализовать цикл, который проходит по всем командам в контейнере второго</text:p>
      <text:p text:style-name="P15">уровня и выполняет их, применяя к конейнеру первого уровня.</text:p>
      <text:p text:style-name="P15"/>
      <text:p text:style-name="P15">Для создания потоков ипользовать механизмы:</text:p>
      <text:p text:style-name="P15">• future</text:p>
      <text:p text:style-name="P15">• packaged task/async</text:p>
      <text:p text:style-name="P15"/>
      <text:p text:style-name="P15">Для обеспечения потокобезопасности структур использовать механизмы:</text:p>
      <text:p text:style-name="P15">• mutex</text:p>
      <text:p text:style-name="P15">• lock quard</text:p>
      <text:p text:style-name="P15"/>
      <text:p text:style-name="P22">Фигуры: трапеция, ромб, 5-угольник.</text:p>
      <text:p text:style-name="P22">Контейнер: N-дерево.</text:p>
      <text:p text:style-name="P22"><text:span text:style-name="T1"/></text:p>
      <text:p text:style-name="P22"><text:span text:style-name="T1">Исходный код:</text:span></text:p>
      <text:p text:style-name="P22">Также в методы дерева добавлены синзронизация через std::recursive_mutex</text:p>
      <text:p text:style-name="P22">#include &lt;cstdlib&gt;</text:p>
      <text:p text:style-name="P22">#include &lt;iostream&gt;</text:p>
      <text:p text:style-name="P22">#include "figure.h"</text:p>
      <text:p text:style-name="P22">#include "triangle.h"</text:p>
      <text:p text:style-name="P22">#include "square.h"</text:p>
      <text:p text:style-name="P22">#include "TNTree.h"</text:p>
      <text:p text:style-name="P22">#include &lt;random&gt;</text:p>
      <text:p text:style-name="P22"/>
      <text:p text:style-name="P22">int main(int argc, char** argv) {</text:p>
      <text:p text:style-name="P22"><text:s text:c="4"/>TNTree&lt;Figure&gt; tree_triangle;</text:p>
      <text:p text:style-name="P22"><text:s text:c="4"/>typedef std::function&lt;void (void)&gt; command;</text:p>
      <text:p text:style-name="P22"><text:s text:c="4"/>TNTree&lt;command&gt; tree_cmd;;</text:p>
      <text:p text:style-name="P22"/>
      <text:p text:style-name="P22"><text:tab/>command cmd_insert = [&amp;]() {</text:p>
      <text:p text:style-name="P22"><text:tab/><text:tab/>std::cout &lt;&lt; "Command: Create triangles" &lt;&lt; std::endl;</text:p>
      <text:p text:style-name="P22"><text:tab/><text:tab/>std::default_random_engine generator;</text:p>
      <text:p text:style-name="P22"><text:tab/><text:tab/>std::uniform_int_distribution&lt;int&gt; distribution(1, 10);</text:p>
      <text:p text:style-name="P22"/>
      <text:p text:style-name="P22"><text:tab/><text:tab/>for (int i = 0; i &lt; 10; i++) {</text:p>
      <text:p text:style-name="P22"><text:tab/><text:tab/><text:tab/>int side = 10 - i; //distribution(generator);</text:p>
      <text:p text:style-name="P22"><text:tab/><text:tab/><text:tab/>tree_triangle.push(std::shared_ptr&lt;Figure&gt;(new Square(side)));</text:p>
      <text:p text:style-name="P22"><text:tab/><text:tab/>}</text:p>
      <text:p text:style-name="P22"><text:tab/>};</text:p>
      <text:p text:style-name="P22"/>
      <text:p text:style-name="P22"><text:tab/>command cmd_print = [&amp;]() {</text:p>
      <text:p text:style-name="P22"><text:s text:c="8"/>std::cout &lt;&lt; "Command: Print tree" &lt;&lt; std::endl;</text:p>
      <text:p text:style-name="P22"><text:s text:c="8"/>std::cout &lt;&lt; tree_triangle &lt;&lt; std::endl;</text:p>
      <text:p text:style-name="P22"><text:s text:c="4"/>};</text:p>
      <text:p text:style-name="P22"/>
      <text:p text:style-name="P22"><text:s text:c="4"/>command cmd_reverse = [&amp;]() {</text:p>
      <text:p text:style-name="P22"><text:soft-page-break/><text:s text:c="8"/>std::cout &lt;&lt; "Command: Reverse tree" &lt;&lt; std::endl;</text:p>
      <text:p text:style-name="P22"><text:s text:c="8"/></text:p>
      <text:p text:style-name="P22"><text:s text:c="8"/>TNTree&lt;Figure&gt; tree_tmp;</text:p>
      <text:p text:style-name="P22"><text:s text:c="8"/>while(!tree_triangle.empty())</text:p>
      <text:p text:style-name="P22"><text:tab/><text:tab/><text:tab/>tree_tmp.push(tree_triangle.pop_last());</text:p>
      <text:p text:style-name="P22"><text:s text:c="8"/>while(!tree_tmp.empty())</text:p>
      <text:p text:style-name="P22"><text:tab/><text:tab/><text:tab/>tree_triangle.push(tree_tmp.pop());</text:p>
      <text:p text:style-name="P22"><text:s text:c="4"/>};</text:p>
      <text:p text:style-name="P22"/>
      <text:p text:style-name="P22"><text:s text:c="4"/>tree_cmd.push(std::shared_ptr&lt;command&gt; (&amp;cmd_print, [](command*) {</text:p>
      <text:p text:style-name="P22"><text:s text:c="4"/>})); // using custom deleter</text:p>
      <text:p text:style-name="P22"><text:s text:c="4"/>tree_cmd.push(std::shared_ptr&lt;command&gt; (&amp;cmd_reverse, [](command*) {</text:p>
      <text:p text:style-name="P22"><text:s text:c="4"/>})); // using custom deleter</text:p>
      <text:p text:style-name="P22"><text:s text:c="4"/>tree_cmd.push(std::shared_ptr&lt;command&gt; (&amp;cmd_print, [](command*) {</text:p>
      <text:p text:style-name="P22"><text:s text:c="4"/>})); // using custom deleter</text:p>
      <text:p text:style-name="P22"><text:s text:c="4"/>tree_cmd.push(std::shared_ptr&lt;command&gt; (&amp;cmd_insert, [](command*) {</text:p>
      <text:p text:style-name="P22"><text:s text:c="4"/>})); // using custom deleter</text:p>
      <text:p text:style-name="P22"/>
      <text:p text:style-name="P22"/>
      <text:p text:style-name="P22"><text:s text:c="4"/>while (!tree_cmd.empty()) {</text:p>
      <text:p text:style-name="P22"><text:s text:c="8"/>std::shared_ptr&lt;command&gt; cmd = tree_cmd.pop();</text:p>
      <text:p text:style-name="P22"><text:s text:c="8"/>std::future&lt;void&gt; ft = std::async(*cmd); <text:s text:c="5"/></text:p>
      <text:p text:style-name="P22"><text:s text:c="8"/>ft.get();</text:p>
      <text:p text:style-name="P22"><text:s text:c="8"/>//std::thread(*cmd).detach();</text:p>
      <text:p text:style-name="P22"><text:s text:c="4"/>}</text:p>
      <text:p text:style-name="P22"/>
      <text:p text:style-name="P22"/>
      <text:p text:style-name="P22"><text:s text:c="4"/>return 0;</text:p>
      <text:p text:style-name="P22">}</text:p>
      <text:p text:style-name="P24"/>
      <text:p text:style-name="P24"/>
      <text:p text:style-name="P24"/>
      <text:p text:style-name="P24">Результат работы:</text:p>
      <text:p text:style-name="P15">Command: Create triangles</text:p>
      <text:p text:style-name="P15">Command: Print tree</text:p>
      <text:p text:style-name="P15">Square: 10</text:p>
      <text:p text:style-name="P15">Square: 9</text:p>
      <text:p text:style-name="P15">Square: 8</text:p>
      <text:p text:style-name="P15">Square: 7</text:p>
      <text:p text:style-name="P15">Square: 6</text:p>
      <text:p text:style-name="P15">Square: 5</text:p>
      <text:p text:style-name="P15">Square: 4</text:p>
      <text:p text:style-name="P15">Square: 3</text:p>
      <text:p text:style-name="P15">Square: 2</text:p>
      <text:p text:style-name="P15">Square: 1</text:p>
      <text:p text:style-name="P15"/>
      <text:p text:style-name="P15">Command: Reverse tree</text:p>
      <text:p text:style-name="P15">Command: Print tree</text:p>
      <text:p text:style-name="P15">Square: 1</text:p>
      <text:p text:style-name="P15">Square: 2</text:p>
      <text:p text:style-name="P15">Square: 3</text:p>
      <text:p text:style-name="P15">Square: 4</text:p>
      <text:p text:style-name="P15">Square: 5</text:p>
      <text:p text:style-name="P15">Square: 6</text:p>
      <text:p text:style-name="P15">Square: 7</text:p>
      <text:p text:style-name="P15">Square: 8</text:p>
      <text:p text:style-name="P15"><text:soft-page-break/>Square: 9</text:p>
      <text:p text:style-name="P15">Square: 10</text:p>
      <text:p text:style-name="P15"/>
      <text:p text:style-name="P15"/>
      <text:p text:style-name="P17">Вывод</text:p>
      <text:p text:style-name="P15">Язык С++ является одним из самых распространённых на сегодняшний день благодаря своей гибкости, возможности работать как на низком, так и на высоком уровне. Благодаря таким средствам, как ООП, умные указатели, шаблоны можно реализовывать различную расширяемую архитектур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1" svg:font-family="'Courier New'" style:font-adornments="Обычный" style:font-family-generic="modern" style:font-pitch="fixed"/>
    <style:font-face style:name="FreeMono" svg:font-family="FreeMono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List_20_Paragraph" style:display-name="List Paragraph" style:family="paragraph" style:parent-style-name="Standard" style:default-outline-level="">
      <style:paragraph-properties loext:contextual-spacing="true" fo:margin="100%" fo:margin-left="1.27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42" style:display-name="ListLabel 142" style:family="text">
      <style:text-properties style:font-name-complex="Symbol1"/>
    </style:style>
    <style:style style:name="ListLabel_20_143" style:display-name="ListLabel 143" style:family="text">
      <style:text-properties style:font-name-complex="Courier New2"/>
    </style:style>
    <style:style style:name="ListLabel_20_144" style:display-name="ListLabel 144" style:family="text">
      <style:text-properties style:font-name-complex="Wingdings1"/>
    </style:style>
    <style:style style:name="ListLabel_20_145" style:display-name="ListLabel 145" style:family="text">
      <style:text-properties style:font-name-complex="Symbol1"/>
    </style:style>
    <style:style style:name="ListLabel_20_146" style:display-name="ListLabel 146" style:family="text">
      <style:text-properties style:font-name-complex="Courier New2"/>
    </style:style>
    <style:style style:name="ListLabel_20_147" style:display-name="ListLabel 147" style:family="text">
      <style:text-properties style:font-name-complex="Wingdings1"/>
    </style:style>
    <style:style style:name="ListLabel_20_148" style:display-name="ListLabel 148" style:family="text">
      <style:text-properties style:font-name-complex="Symbol1"/>
    </style:style>
    <style:style style:name="ListLabel_20_149" style:display-name="ListLabel 149" style:family="text">
      <style:text-properties style:font-name-complex="Courier New2"/>
    </style:style>
    <style:style style:name="ListLabel_20_150" style:display-name="ListLabel 150" style:family="text">
      <style:text-properties style:font-name-complex="Wingdings1"/>
    </style:style>
    <style:style style:name="ListLabel_20_133" style:display-name="ListLabel 133" style:family="text">
      <style:text-properties style:font-name="Courier New" style:font-name-complex="Symbol1"/>
    </style:style>
    <style:style style:name="ListLabel_20_134" style:display-name="ListLabel 134" style:family="text">
      <style:text-properties style:font-name-complex="Courier New2"/>
    </style:style>
    <style:style style:name="ListLabel_20_135" style:display-name="ListLabel 135" style:family="text">
      <style:text-properties style:font-name-complex="Wingdings1"/>
    </style:style>
    <style:style style:name="ListLabel_20_136" style:display-name="ListLabel 136" style:family="text">
      <style:text-properties style:font-name-complex="Symbol1"/>
    </style:style>
    <style:style style:name="ListLabel_20_137" style:display-name="ListLabel 137" style:family="text">
      <style:text-properties style:font-name-complex="Courier New2"/>
    </style:style>
    <style:style style:name="ListLabel_20_138" style:display-name="ListLabel 138" style:family="text">
      <style:text-properties style:font-name-complex="Wingdings1"/>
    </style:style>
    <style:style style:name="ListLabel_20_139" style:display-name="ListLabel 139" style:family="text">
      <style:text-properties style:font-name-complex="Symbol1"/>
    </style:style>
    <style:style style:name="ListLabel_20_140" style:display-name="ListLabel 140" style:family="text">
      <style:text-properties style:font-name-complex="Courier New2"/>
    </style:style>
    <style:style style:name="ListLabel_20_141" style:display-name="ListLabel 141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4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3:47:36.075603036</meta:creation-date>
    <dc:date>2019-01-09T15:20:20.71</dc:date>
    <meta:editing-duration>PT45M4S</meta:editing-duration>
    <meta:editing-cycles>34</meta:editing-cycles>
    <meta:generator>OpenOffice/4.0.1$Win32 OpenOffice.org_project/401m5$Build-9714</meta:generator>
    <meta:document-statistic meta:table-count="1" meta:image-count="0" meta:object-count="0" meta:page-count="53" meta:paragraph-count="2155" meta:word-count="6834" meta:character-count="54506"/>
    <dc:creator>А </dc:creator>
  </office:meta>
</office:document-meta>
</file>